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580000041DDC015388C4F08DD7.png" manifest:media-type="image/png"/>
  <manifest:file-entry manifest:full-path="Pictures/10000201000007FF000007FFB1861E86CC754A9D.png" manifest:media-type="image/png"/>
  <manifest:file-entry manifest:full-path="Pictures/10000201000007580000041D8E2415279543409C.png" manifest:media-type="image/png"/>
  <manifest:file-entry manifest:full-path="Pictures/10000201000007FF000007FFAB90AB9F9A5ECF71.png" manifest:media-type="image/png"/>
  <manifest:file-entry manifest:full-path="Pictures/10000201000007FF000007FF69AD42B04F1CB1F9.png" manifest:media-type="image/png"/>
  <manifest:file-entry manifest:full-path="Pictures/10000201000007FF000007FF62ECCA3EA3D2D016.png" manifest:media-type="image/png"/>
  <manifest:file-entry manifest:full-path="Pictures/10000201000007FF000007FFFC5D914E9526E390.png" manifest:media-type="image/png"/>
  <manifest:file-entry manifest:full-path="Pictures/10000201000007FF000007FFFCC3CBCB7B1B3C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Helvetica" svg:font-family="Helvetica"/>
    <style:font-face style:name="Symbol" svg:font-family="Symbol"/>
    <style:font-face style:name="Arial" svg:font-family="Arial" style:font-pitch="variable"/>
    <style:font-face style:name="Helvetica1" svg:font-family="Helvetica" style:font-pitch="variable"/>
    <style:font-face style:name="Liberation Sans" svg:font-family="'Liberation Sans'" style:font-pitch="variable"/>
    <style:font-face style:name="Lohit Devanagari1" svg:font-family="'Lohit Devanagari'" style:font-pitch="variable"/>
    <style:font-face style:name="Symbol1" svg:font-family="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opacity="100%" fo:min-height="0.637cm"/>
      <style:paragraph-properties style:writing-mode="lr-tb"/>
    </style:style>
    <style:style style:name="gr2" style:family="graphic" style:parent-style-name="standard">
      <style:graphic-properties draw:stroke="none" svg:stroke-width="0.018cm" draw:marker-start-width="0.227cm" draw:marker-end-width="0.227cm" draw:fill="solid" draw:fill-color="#ffffff"/>
    </style:style>
    <style:style style:name="gr3" style:family="graphic" style:parent-style-name="standard">
      <style:graphic-properties draw:stroke="solid" svg:stroke-width="0.018cm" svg:stroke-color="#000000" draw:marker-start-width="0.181cm" draw:marker-end-width="0.181cm" svg:stroke-opacity="70%" draw:stroke-linejoin="miter" svg:stroke-linecap="butt" draw:fill="none" fo:padding-top="0.009cm" fo:padding-bottom="0.009cm" fo:padding-left="0.009cm" fo:padding-right="0.009cm"/>
    </style:style>
    <style:style style:name="gr4" style:family="graphic" style:parent-style-name="standard">
      <style:graphic-properties draw:stroke="solid" svg:stroke-width="0.018cm" svg:stroke-color="#000000" draw:marker-start-width="0.204cm" draw:marker-end-width="0.204cm" svg:stroke-opacity="50%" draw:stroke-linejoin="miter" svg:stroke-linecap="butt" draw:fill="none" fo:padding-top="0.008cm" fo:padding-bottom="0.008cm" fo:padding-left="0.008cm" fo:padding-right="0.008cm"/>
    </style:style>
    <style:style style:name="gr5" style:family="graphic" style:parent-style-name="standard">
      <style:graphic-properties draw:stroke="solid" svg:stroke-width="0.018cm" svg:stroke-color="#000000" draw:marker-start-width="0.204cm" draw:marker-end-width="0.204cm" svg:stroke-opacity="50%" draw:stroke-linejoin="miter" svg:stroke-linecap="butt" draw:fill="solid" draw:fill-color="#000000" draw:opacity="50%" fo:padding-top="0.008cm" fo:padding-bottom="0.008cm" fo:padding-left="0.008cm" fo:padding-right="0.008cm"/>
    </style:style>
    <style:style style:name="gr6" style:family="graphic" style:parent-style-name="standard">
      <style:graphic-properties draw:stroke="none" svg:stroke-width="0.018cm" draw:marker-start-width="0.227cm" draw:marker-end-width="0.227cm" draw:fill="solid" draw:fill-color="#000000" draw:opacity="50%"/>
    </style:style>
    <style:style style:name="gr7" style:family="graphic" style:parent-style-name="standard">
      <style:graphic-properties draw:stroke="solid" svg:stroke-width="0.018cm" svg:stroke-color="#000000" draw:marker-start-width="0.181cm" draw:marker-end-width="0.181cm" draw:stroke-linejoin="miter" svg:stroke-linecap="butt" draw:fill="none" fo:padding-top="0.009cm" fo:padding-bottom="0.009cm" fo:padding-left="0.009cm" fo:padding-right="0.009cm"/>
    </style:style>
    <style:style style:name="gr8" style:family="graphic" style:parent-style-name="standard">
      <style:graphic-properties draw:stroke="solid" svg:stroke-width="0.018cm" svg:stroke-color="#000000" draw:marker-start-width="0.157cm" draw:marker-end-width="0.157cm" svg:stroke-opacity="0%" draw:stroke-linejoin="miter" svg:stroke-linecap="butt" draw:fill="none" fo:padding-top="0.009cm" fo:padding-bottom="0.009cm" fo:padding-left="0.009cm" fo:padding-right="0.009cm"/>
    </style:style>
    <style:style style:name="gr9" style:family="graphic" style:parent-style-name="standard">
      <style:graphic-properties draw:stroke="solid" svg:stroke-width="0.018cm" svg:stroke-color="#333333" draw:marker-start-width="0.181cm" draw:marker-end-width="0.181cm" svg:stroke-opacity="25%" draw:stroke-linejoin="miter" svg:stroke-linecap="butt" draw:fill="none" fo:padding-top="0.009cm" fo:padding-bottom="0.009cm" fo:padding-left="0.009cm" fo:padding-right="0.009cm"/>
    </style:style>
    <style:style style:name="gr1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452cm" fo:padding-top="0cm" fo:padding-bottom="0cm" fo:padding-left="0cm" fo:padding-right="0cm"/>
      <style:paragraph-properties style:writing-mode="lr-tb"/>
    </style:style>
    <style:style style:name="gr11"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77cm" fo:padding-top="0cm" fo:padding-bottom="0cm" fo:padding-left="0cm" fo:padding-right="0cm"/>
      <style:paragraph-properties style:writing-mode="lr-tb"/>
    </style:style>
    <style:style style:name="gr12"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46cm" fo:padding-top="0cm" fo:padding-bottom="0cm" fo:padding-left="0cm" fo:padding-right="0cm"/>
      <style:paragraph-properties style:writing-mode="lr-tb"/>
    </style:style>
    <style:style style:name="gr1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0.778cm" fo:padding-top="0cm" fo:padding-bottom="0cm" fo:padding-left="0cm" fo:padding-right="0cm"/>
      <style:paragraph-properties style:writing-mode="lr-tb"/>
    </style:style>
    <style:style style:name="gr14"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514cm" fo:padding-top="0cm" fo:padding-bottom="0cm" fo:padding-left="0cm" fo:padding-right="0cm"/>
      <style:paragraph-properties style:writing-mode="lr-tb"/>
    </style:style>
    <style:style style:name="gr15"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3cm" fo:min-width="0.296cm" fo:padding-top="0cm" fo:padding-bottom="0cm" fo:padding-left="0cm" fo:padding-right="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637cm" fo:min-width="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8" style:family="graphic" style:parent-style-name="standard">
      <style:graphic-properties draw:stroke="solid" svg:stroke-width="0.018cm" svg:stroke-color="#363636" draw:marker-start-width="0.164cm" draw:marker-end-width="0.164cm" draw:stroke-linejoin="round" svg:stroke-linecap="square" draw:fill="none" fo:padding-top="0.009cm" fo:padding-bottom="0.009cm" fo:padding-left="0.009cm" fo:padding-right="0.009cm"/>
    </style:style>
    <style:style style:name="gr19"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72cm" fo:min-width="1.795cm" fo:padding-top="0cm" fo:padding-bottom="0cm" fo:padding-left="0cm" fo:padding-right="0cm"/>
      <style:paragraph-properties style:writing-mode="lr-tb"/>
    </style:style>
    <style:style style:name="gr2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42cm" fo:min-width="0.14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272cm" fo:min-width="0.2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71cm" fo:min-width="0.2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272cm" fo:min-width="0.406cm" fo:padding-top="0cm" fo:padding-bottom="0cm" fo:padding-left="0cm" fo:padding-right="0cm"/>
      <style:paragraph-properties style:writing-mode="lr-tb"/>
    </style:style>
    <style:style style:name="gr27" style:family="graphic" style:parent-style-name="standard">
      <style:graphic-properties draw:stroke="solid" svg:stroke-width="0.018cm" svg:stroke-color="#0000ff" draw:marker-start-width="0.164cm" draw:marker-end-width="0.164cm" draw:stroke-linejoin="round" svg:stroke-linecap="butt" draw:fill="none" fo:padding-top="0.009cm" fo:padding-bottom="0.009cm" fo:padding-left="0.009cm" fo:padding-right="0.009cm"/>
    </style:style>
    <style:style style:name="gr28" style:family="graphic" style:parent-style-name="standard">
      <style:graphic-properties draw:stroke="solid" svg:stroke-width="0.018cm" svg:stroke-color="#0000ff" draw:marker-start-width="0.164cm" draw:marker-end-width="0.164cm" draw:stroke-linejoin="miter" svg:stroke-linecap="butt" draw:fill="solid" draw:fill-color="#0000ff" fo:padding-top="0.009cm" fo:padding-bottom="0.009cm" fo:padding-left="0.009cm" fo:padding-right="0.009cm"/>
    </style:style>
    <style:style style:name="gr29" style:family="graphic" style:parent-style-name="standard">
      <style:graphic-properties draw:stroke="none" svg:stroke-width="0.018cm" draw:marker-start-width="0.227cm" draw:marker-end-width="0.227cm" draw:fill="solid" draw:fill-color="#0000ff"/>
    </style:style>
    <style:style style:name="gr30" style:family="graphic" style:parent-style-name="standard">
      <style:graphic-properties draw:stroke="solid" svg:stroke-width="0.018cm" svg:stroke-color="#0000ff" draw:marker-start-width="0.164cm" draw:marker-end-width="0.164cm" draw:stroke-linejoin="miter" svg:stroke-linecap="butt" draw:fill="none" fo:padding-top="0.009cm" fo:padding-bottom="0.009cm" fo:padding-left="0.009cm" fo:padding-right="0.009cm"/>
    </style:style>
    <style:style style:name="gr31" style:family="graphic" style:parent-style-name="standard">
      <style:graphic-properties draw:stroke="solid" svg:stroke-width="0.018cm" svg:stroke-color="#ff0000" draw:marker-start-width="0.164cm" draw:marker-end-width="0.164cm" draw:stroke-linejoin="round" svg:stroke-linecap="butt" draw:fill="none" fo:padding-top="0.009cm" fo:padding-bottom="0.009cm" fo:padding-left="0.009cm" fo:padding-right="0.009cm"/>
    </style:style>
    <style:style style:name="gr32" style:family="graphic" style:parent-style-name="standard">
      <style:graphic-properties draw:stroke="solid" svg:stroke-width="0.018cm" svg:stroke-color="#ff0000" draw:marker-start-width="0.164cm" draw:marker-end-width="0.164cm" draw:stroke-linejoin="miter" svg:stroke-linecap="butt" draw:fill="solid" draw:fill-color="#ff0000" fo:padding-top="0.009cm" fo:padding-bottom="0.009cm" fo:padding-left="0.009cm" fo:padding-right="0.009cm"/>
    </style:style>
    <style:style style:name="gr33" style:family="graphic" style:parent-style-name="standard">
      <style:graphic-properties draw:stroke="solid" svg:stroke-width="0.018cm" svg:stroke-color="#000000" draw:marker-start-width="0.164cm" draw:marker-end-width="0.164cm" draw:stroke-linejoin="miter" svg:stroke-linecap="butt" draw:fill="none" fo:padding-top="0.009cm" fo:padding-bottom="0.009cm" fo:padding-left="0.009cm" fo:padding-right="0.009cm"/>
    </style:style>
    <style:style style:name="gr34" style:family="graphic" style:parent-style-name="standard">
      <style:graphic-properties draw:stroke="none" draw:fill="none" draw:textarea-horizontal-align="left" draw:textarea-vertical-align="top" draw:auto-grow-height="true" draw:auto-grow-width="true" fo:min-height="0.242cm" fo:min-width="0.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271cm" fo:min-width="0.337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272cm" fo:min-width="0.47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271cm" fo:min-width="0.472cm" fo:padding-top="0cm" fo:padding-bottom="0cm" fo:padding-left="0cm" fo:padding-right="0cm"/>
      <style:paragraph-properties style:writing-mode="lr-tb"/>
    </style:style>
    <style:style style:name="gr39" style:family="graphic" style:parent-style-name="standard">
      <style:graphic-properties draw:stroke="none" svg:stroke-width="0.018cm" svg:stroke-color="#000000" draw:marker-start-width="0.227cm" draw:marker-end-width="0.227cm" draw:fill="none" draw:fill-color="#ffffff" draw:textarea-horizontal-align="left" draw:auto-grow-height="true" draw:auto-grow-width="false" fo:min-height="0.848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319cm" fo:min-width="2.457cm"/>
      <style:paragraph-properties style:writing-mode="lr-tb"/>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913cm, 16.825cm, 12.285cm, 17.288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true" fo:min-height="0.319cm" fo:min-width="2cm"/>
      <style:paragraph-properties style:writing-mode="lr-tb"/>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16.625cm, 8.296cm, 26.812cm)" draw:image-opacity="100%" style:mirror="none"/>
    </style:style>
    <style:style style:name="gr44" style:family="graphic" style:parent-style-name="standard">
      <style:graphic-properties draw:stroke="none" draw:fill="none" fo:min-height="0.955cm"/>
      <style:paragraph-properties style:writing-mode="lr-tb"/>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8.584cm, 8.296cm, 34.543cm)" draw:image-opacity="100%" style:mirror="none"/>
    </style:style>
    <style:style style:name="gr46" style:family="graphic" style:parent-style-name="standard">
      <style:graphic-properties draw:stroke="none" draw:fill="none" fo:min-height="0.637cm"/>
      <style:paragraph-properties style:writing-mode="lr-tb"/>
    </style:style>
    <style:style style:name="P1" style:family="paragraph">
      <style:paragraph-properties fo:text-align="center"/>
    </style:style>
    <style:style style:name="P2" style:family="paragraph">
      <loext:graphic-properties draw:fill="none" draw:opacity="100%"/>
      <style:paragraph-properties fo:text-align="center" style:writing-mode="lr-tb"/>
      <style:text-properties fo:font-weight="bold" style:font-weight-asian="bold" style:font-weight-complex="bold"/>
    </style:style>
    <style:style style:name="P3" style:family="paragraph">
      <loext:graphic-properties draw:fill="solid" draw:fill-color="#ffffff"/>
      <style:text-properties fo:font-size="6pt"/>
    </style:style>
    <style:style style:name="P4" style:family="paragraph">
      <loext:graphic-properties draw:fill="none"/>
      <style:text-properties fo:font-size="6pt"/>
    </style:style>
    <style:style style:name="P5" style:family="paragraph">
      <loext:graphic-properties draw:fill="solid" draw:fill-color="#000000" draw:opacity="50%"/>
      <style:text-properties fo:font-size="6pt"/>
    </style:style>
    <style:style style:name="P6" style:family="paragraph">
      <style:paragraph-properties fo:text-align="start" style:writing-mode="lr-tb"/>
    </style:style>
    <style:style style:name="P7" style:family="paragraph">
      <loext:graphic-properties draw:fill="none"/>
      <style:paragraph-properties fo:text-align="start" style:writing-mode="lr-tb"/>
      <style:text-properties fo:font-size="6pt" style:font-size-asian="6pt" style:font-size-complex="6pt"/>
    </style:style>
    <style:style style:name="P8" style:family="paragraph">
      <loext:graphic-properties draw:fill="none"/>
      <style:paragraph-properties fo:text-align="start" style:writing-mode="lr-tb"/>
      <style:text-properties fo:font-size="6pt" fo:text-shadow="1pt 1pt" style:font-size-asian="6pt" style:font-size-complex="6pt"/>
    </style:style>
    <style:style style:name="P9" style:family="paragraph">
      <loext:graphic-properties draw:fill="none"/>
      <style:paragraph-properties fo:text-align="start" style:writing-mode="lr-tb"/>
      <style:text-properties fo:font-size="5pt" fo:text-shadow="1pt 1pt" style:font-size-asian="5pt" style:font-size-complex="5pt"/>
    </style:style>
    <style:style style:name="P10" style:family="paragraph">
      <loext:graphic-properties draw:fill="none" draw:fill-color="#ffffff"/>
      <style:paragraph-properties style:writing-mode="lr-tb"/>
      <style:text-properties fo:font-size="8pt" style:font-size-asian="8pt" style:font-size-complex="8pt"/>
    </style:style>
    <style:style style:name="P11" style:family="paragraph">
      <loext:graphic-properties draw:fill="none"/>
    </style:style>
    <style:style style:name="P12" style:family="paragraph">
      <loext:graphic-properties draw:fill="none"/>
      <style:text-properties fo:font-size="5pt"/>
    </style:style>
    <style:style style:name="P13" style:family="paragraph">
      <loext:graphic-properties draw:fill="none"/>
      <style:paragraph-properties fo:text-align="start" style:writing-mode="lr-tb"/>
      <style:text-properties fo:font-size="6pt" style:font-size-asian="14.6999998092651pt" style:font-size-complex="14.6999998092651pt"/>
    </style:style>
    <style:style style:name="P14" style:family="paragraph">
      <loext:graphic-properties draw:fill="solid" draw:fill-color="#0000ff"/>
      <style:text-properties fo:font-size="6pt"/>
    </style:style>
    <style:style style:name="P15" style:family="paragraph">
      <loext:graphic-properties draw:fill="solid" draw:fill-color="#0000ff"/>
    </style:style>
    <style:style style:name="P16" style:family="paragraph">
      <loext:graphic-properties draw:fill="solid" draw:fill-color="#0000ff"/>
      <style:text-properties fo:font-size="5pt"/>
    </style:style>
    <style:style style:name="P17" style:family="paragraph">
      <loext:graphic-properties draw:fill="solid" draw:fill-color="#ff0000"/>
      <style:text-properties fo:font-size="6pt"/>
    </style:style>
    <style:style style:name="P18" style:family="paragraph">
      <loext:graphic-properties draw:fill="solid" draw:fill-color="#ff0000"/>
    </style:style>
    <style:style style:name="P19" style:family="paragraph">
      <loext:graphic-properties draw:fill="solid" draw:fill-color="#ff0000"/>
      <style:text-properties fo:font-size="5pt"/>
    </style:style>
    <style:style style:name="P20" style:family="paragraph">
      <loext:graphic-properties draw:fill="none"/>
      <style:paragraph-properties fo:text-align="start" style:writing-mode="lr-tb"/>
      <style:text-properties fo:font-size="5pt" style:font-size-asian="14.6999998092651pt" style:font-size-complex="14.6999998092651pt"/>
    </style:style>
    <style:style style:name="P21" style:family="paragraph">
      <loext:graphic-properties draw:fill="none" draw:fill-color="#ffffff"/>
      <style:paragraph-properties style:writing-mode="lr-tb"/>
      <style:text-properties fo:font-size="6pt" fo:font-weight="bold"/>
    </style:style>
    <style:style style:name="P22" style:family="paragraph">
      <loext:graphic-properties draw:fill="none" draw:fill-color="#ffffff"/>
      <style:paragraph-properties style:writing-mode="lr-tb"/>
      <style:text-properties fo:font-size="6pt" fo:font-weight="normal" style:font-weight-asian="normal" style:font-weight-complex="normal"/>
    </style:style>
    <style:style style:name="P23" style:family="paragraph">
      <loext:graphic-properties draw:fill="none" draw:fill-color="#ffffff"/>
      <style:paragraph-properties style:writing-mode="lr-tb"/>
      <style:text-properties fo:font-size="8pt" fo:font-weight="bold" style:font-size-asian="8pt" style:font-weight-asian="bold" style:font-size-complex="8pt" style:font-weight-complex="bold"/>
    </style:style>
    <style:style style:name="P24" style:family="paragraph">
      <loext:graphic-properties draw:fill="none"/>
      <style:paragraph-properties fo:text-align="center"/>
    </style:style>
    <style:style style:name="P25" style:family="paragraph">
      <loext:graphic-properties draw:fill="none"/>
      <style:paragraph-properties style:writing-mode="lr-tb"/>
    </style:style>
    <style:style style:name="T1" style:family="text">
      <style:text-properties fo:font-size="8pt" fo:font-weight="bold" style:font-weight-asian="bold" style:font-weight-complex="bold"/>
    </style:style>
    <style:style style:name="T2" style:family="text">
      <style:text-properties fo:color="#000000" style:font-name="Helvetica" fo:font-size="6pt" style:font-size-asian="6pt" style:font-name-complex="Helvetica" style:font-size-complex="6pt"/>
    </style:style>
    <style:style style:name="T3" style:family="text">
      <style:text-properties fo:color="#000000" style:font-name="Helvetica" fo:font-size="6pt" fo:text-shadow="1pt 1pt" style:font-size-asian="6pt" style:font-name-complex="Helvetica" style:font-size-complex="6pt"/>
    </style:style>
    <style:style style:name="T4" style:family="text">
      <style:text-properties fo:color="#000000" style:font-name="Helvetica" fo:font-size="5pt" fo:text-shadow="1pt 1pt" style:font-size-asian="5pt" style:font-name-complex="Helvetica" style:font-size-complex="5pt"/>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style:font-size-asian="8pt" style:font-size-complex="8pt"/>
    </style:style>
    <style:style style:name="T7" style:family="text">
      <style:text-properties fo:color="#363636" style:font-name="Arial1" fo:font-size="6pt" style:font-size-asian="14.6999998092651pt" style:font-name-complex="Arial1" style:font-size-complex="14.6999998092651pt"/>
    </style:style>
    <style:style style:name="T8" style:family="text">
      <style:text-properties fo:color="#363636" style:font-name="Arial1" fo:font-size="6pt" style:font-size-asian="6pt" style:font-name-complex="Arial1" style:font-size-complex="6pt"/>
    </style:style>
    <style:style style:name="T9" style:family="text">
      <style:text-properties fo:color="#000000" style:font-name="Symbol" fo:font-size="6pt" style:font-size-asian="14.6999998092651pt" style:font-name-complex="Symbol" style:font-size-complex="14.6999998092651pt"/>
    </style:style>
    <style:style style:name="T10" style:family="text">
      <style:text-properties fo:color="#000000" style:font-name="Symbol" fo:font-size="5pt" style:font-size-asian="14.6999998092651pt" style:font-name-complex="Symbol" style:font-size-complex="14.6999998092651pt"/>
    </style:style>
    <style:style style:name="T11" style:family="text">
      <style:text-properties fo:color="#000000" style:font-name="Arial1" fo:font-size="5pt" style:font-size-asian="14.6999998092651pt" style:font-name-complex="Arial1" style:font-size-complex="14.6999998092651pt"/>
    </style:style>
    <style:style style:name="T12" style:family="text">
      <style:text-properties fo:font-size="6pt" fo:font-weight="bold"/>
    </style:style>
    <style:style style:name="T13" style:family="text">
      <style:text-properties fo:font-size="6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2.192cm" svg:height="0.887cm" svg:x="0cm" svg:y="0cm">
          <draw:text-box>
            <text:p text:style-name="P1"><text:span text:style-name="T1">Spike-by-Spike Neural Network</text:span></text:p>
          </draw:text-box>
        </draw:frame>
        <draw:path draw:style-name="gr2" draw:text-style-name="P3" draw:layer="layout" svg:width="0.356cm" svg:height="0.226cm" svg:x="1.683cm" svg:y="2.61cm" svg:viewBox="0 0 357 227" svg:d="M322 0c20 0 35 52 35 114s-15 113-35 113h-287c-18 0-35-51-35-113s17-114 35-114z">
          <text:p/>
        </draw:path>
        <draw:path draw:style-name="gr3" draw:text-style-name="P4" draw:layer="layout" svg:width="0.356cm" svg:height="0.226cm" svg:x="1.683cm" svg:y="2.61cm" svg:viewBox="0 0 357 227" svg:d="M322 0c20 0 35 52 35 114s-15 113-35 113h-287c-18 0-35-51-35-113s17-114 35-114z">
          <text:p/>
        </draw:path>
        <draw:path draw:style-name="gr3" draw:text-style-name="P4" draw:layer="layout" svg:width="0.035cm" svg:height="0.226cm" svg:x="1.968cm" svg:y="2.61cm" svg:viewBox="0 0 36 227" svg:d="M36 227c-20 0-36-51-36-113s16-114 36-114">
          <text:p/>
        </draw:path>
        <draw:path draw:style-name="gr2" draw:text-style-name="P3" draw:layer="layout" svg:width="0.356cm" svg:height="0.225cm" svg:x="1.683cm" svg:y="2.836cm" svg:viewBox="0 0 357 226" svg:d="M322 0c20 0 35 51 35 113 0 63-15 113-35 113h-287c-18 0-35-50-35-113 0-62 17-113 35-113z">
          <text:p/>
        </draw:path>
        <draw:path draw:style-name="gr3" draw:text-style-name="P4" draw:layer="layout" svg:width="0.356cm" svg:height="0.225cm" svg:x="1.683cm" svg:y="2.836cm" svg:viewBox="0 0 357 226" svg:d="M322 0c20 0 35 51 35 113 0 63-15 113-35 113h-287c-18 0-35-50-35-113 0-62 17-113 35-113z">
          <text:p/>
        </draw:path>
        <draw:path draw:style-name="gr3" draw:text-style-name="P4" draw:layer="layout" svg:width="0.035cm" svg:height="0.225cm" svg:x="1.968cm" svg:y="2.836cm" svg:viewBox="0 0 36 226" svg:d="M36 226c-20 0-36-50-36-113 0-62 16-113 36-113">
          <text:p/>
        </draw:path>
        <draw:path draw:style-name="gr2" draw:text-style-name="P3" draw:layer="layout" svg:width="0.356cm" svg:height="0.226cm" svg:x="1.683cm" svg:y="2.158cm" svg:viewBox="0 0 357 227" svg:d="M322 0c20 0 35 52 35 114s-15 113-35 113h-287c-18 0-35-51-35-113s17-114 35-114z">
          <text:p/>
        </draw:path>
        <draw:path draw:style-name="gr3" draw:text-style-name="P4" draw:layer="layout" svg:width="0.356cm" svg:height="0.226cm" svg:x="1.683cm" svg:y="2.158cm" svg:viewBox="0 0 357 227" svg:d="M322 0c20 0 35 52 35 114s-15 113-35 113h-287c-18 0-35-51-35-113s17-114 35-114z">
          <text:p/>
        </draw:path>
        <draw:path draw:style-name="gr3" draw:text-style-name="P4" draw:layer="layout" svg:width="0.035cm" svg:height="0.226cm" svg:x="1.968cm" svg:y="2.158cm" svg:viewBox="0 0 36 227" svg:d="M36 227c-20 0-36-51-36-113s16-114 36-114">
          <text:p/>
        </draw:path>
        <draw:path draw:style-name="gr2" draw:text-style-name="P3" draw:layer="layout" svg:width="0.356cm" svg:height="0.225cm" svg:x="1.683cm" svg:y="2.384cm" svg:viewBox="0 0 357 226" svg:d="M322 0c20 0 35 51 35 113 0 63-15 113-35 113h-287c-18 0-35-50-35-113 0-62 17-113 35-113z">
          <text:p/>
        </draw:path>
        <draw:path draw:style-name="gr3" draw:text-style-name="P4" draw:layer="layout" svg:width="0.356cm" svg:height="0.225cm" svg:x="1.683cm" svg:y="2.384cm" svg:viewBox="0 0 357 226" svg:d="M322 0c20 0 35 51 35 113 0 63-15 113-35 113h-287c-18 0-35-50-35-113 0-62 17-113 35-113z">
          <text:p/>
        </draw:path>
        <draw:path draw:style-name="gr3" draw:text-style-name="P4" draw:layer="layout" svg:width="0.035cm" svg:height="0.225cm" svg:x="1.968cm" svg:y="2.384cm" svg:viewBox="0 0 36 226" svg:d="M36 226c-20 0-36-50-36-113 0-62 16-113 36-113">
          <text:p/>
        </draw:path>
        <draw:path draw:style-name="gr2" draw:text-style-name="P3" draw:layer="layout" svg:width="0.356cm" svg:height="0.226cm" svg:x="1.683cm" svg:y="1.707cm" svg:viewBox="0 0 357 227" svg:d="M322 0c20 0 35 52 35 114s-15 113-35 113h-287c-18 0-35-51-35-113s17-114 35-114z">
          <text:p/>
        </draw:path>
        <draw:path draw:style-name="gr3" draw:text-style-name="P4" draw:layer="layout" svg:width="0.356cm" svg:height="0.226cm" svg:x="1.683cm" svg:y="1.707cm" svg:viewBox="0 0 357 227" svg:d="M322 0c20 0 35 52 35 114s-15 113-35 113h-287c-18 0-35-51-35-113s17-114 35-114z">
          <text:p/>
        </draw:path>
        <draw:path draw:style-name="gr3" draw:text-style-name="P4" draw:layer="layout" svg:width="0.035cm" svg:height="0.226cm" svg:x="1.968cm" svg:y="1.707cm" svg:viewBox="0 0 36 227" svg:d="M36 227c-20 0-36-51-36-113s16-114 36-114">
          <text:p/>
        </draw:path>
        <draw:path draw:style-name="gr2" draw:text-style-name="P3" draw:layer="layout" svg:width="0.356cm" svg:height="0.225cm" svg:x="1.683cm" svg:y="1.933cm" svg:viewBox="0 0 357 226" svg:d="M322 0c20 0 35 51 35 113 0 63-15 113-35 113h-287c-18 0-35-50-35-113 0-62 17-113 35-113z">
          <text:p/>
        </draw:path>
        <draw:path draw:style-name="gr3" draw:text-style-name="P4" draw:layer="layout" svg:width="0.356cm" svg:height="0.225cm" svg:x="1.683cm" svg:y="1.933cm" svg:viewBox="0 0 357 226" svg:d="M322 0c20 0 35 51 35 113 0 63-15 113-35 113h-287c-18 0-35-50-35-113 0-62 17-113 35-113z">
          <text:p/>
        </draw:path>
        <draw:path draw:style-name="gr3" draw:text-style-name="P4" draw:layer="layout" svg:width="0.035cm" svg:height="0.225cm" svg:x="1.968cm" svg:y="1.933cm" svg:viewBox="0 0 36 226" svg:d="M36 226c-20 0-36-50-36-113 0-62 16-113 36-113">
          <text:p/>
        </draw:path>
        <draw:path draw:style-name="gr2" draw:text-style-name="P3" draw:layer="layout" svg:width="0.356cm" svg:height="0.226cm" svg:x="1.683cm" svg:y="1.255cm" svg:viewBox="0 0 357 227" svg:d="M322 0c20 0 35 52 35 114s-15 113-35 113h-287c-18 0-35-51-35-113s17-114 35-114z">
          <text:p/>
        </draw:path>
        <draw:path draw:style-name="gr3" draw:text-style-name="P4" draw:layer="layout" svg:width="0.356cm" svg:height="0.226cm" svg:x="1.683cm" svg:y="1.255cm" svg:viewBox="0 0 357 227" svg:d="M322 0c20 0 35 52 35 114s-15 113-35 113h-287c-18 0-35-51-35-113s17-114 35-114z">
          <text:p/>
        </draw:path>
        <draw:path draw:style-name="gr3" draw:text-style-name="P4" draw:layer="layout" svg:width="0.035cm" svg:height="0.226cm" svg:x="1.968cm" svg:y="1.255cm" svg:viewBox="0 0 36 227" svg:d="M36 227c-20 0-36-51-36-113s16-114 36-114">
          <text:p/>
        </draw:path>
        <draw:path draw:style-name="gr2" draw:text-style-name="P3" draw:layer="layout" svg:width="0.356cm" svg:height="0.225cm" svg:x="1.683cm" svg:y="1.481cm" svg:viewBox="0 0 357 226" svg:d="M322 0c20 0 35 51 35 113 0 63-15 113-35 113h-287c-18 0-35-50-35-113 0-62 17-113 35-113z">
          <text:p/>
        </draw:path>
        <draw:path draw:style-name="gr3" draw:text-style-name="P4" draw:layer="layout" svg:width="0.356cm" svg:height="0.225cm" svg:x="1.683cm" svg:y="1.481cm" svg:viewBox="0 0 357 226" svg:d="M322 0c20 0 35 51 35 113 0 63-15 113-35 113h-287c-18 0-35-50-35-113 0-62 17-113 35-113z">
          <text:p/>
        </draw:path>
        <draw:path draw:style-name="gr3" draw:text-style-name="P4" draw:layer="layout" svg:width="0.035cm" svg:height="0.225cm" svg:x="1.968cm" svg:y="1.481cm" svg:viewBox="0 0 36 226" svg:d="M36 226c-20 0-36-50-36-113 0-62 16-113 36-113">
          <text:p/>
        </draw:path>
        <draw:path draw:style-name="gr2" draw:text-style-name="P3" draw:layer="layout" svg:width="0.356cm" svg:height="0.225cm" svg:x="1.614cm" svg:y="2.734cm" svg:viewBox="0 0 357 226" svg:d="M322 0c20 0 35 50 35 113s-15 113-35 113h-287c-18 0-35-50-35-113s17-113 35-113z">
          <text:p/>
        </draw:path>
        <draw:path draw:style-name="gr3" draw:text-style-name="P4" draw:layer="layout" svg:width="0.356cm" svg:height="0.225cm" svg:x="1.614cm" svg:y="2.734cm" svg:viewBox="0 0 357 226" svg:d="M322 0c20 0 35 50 35 113s-15 113-35 113h-287c-18 0-35-50-35-113s17-113 35-113z">
          <text:p/>
        </draw:path>
        <draw:path draw:style-name="gr3" draw:text-style-name="P4" draw:layer="layout" svg:width="0.035cm" svg:height="0.225cm" svg:x="1.9cm" svg:y="2.734cm" svg:viewBox="0 0 36 226" svg:d="M36 226c-20 0-36-50-36-113s16-113 36-113">
          <text:p/>
        </draw:path>
        <draw:path draw:style-name="gr2" draw:text-style-name="P3" draw:layer="layout" svg:width="0.356cm" svg:height="0.226cm" svg:x="1.614cm" svg:y="2.96cm" svg:viewBox="0 0 357 227" svg:d="M322 0c20 0 35 51 35 113 0 63-15 114-35 114h-287c-18 0-35-51-35-114 0-62 17-113 35-113z">
          <text:p/>
        </draw:path>
        <draw:path draw:style-name="gr3" draw:text-style-name="P4" draw:layer="layout" svg:width="0.356cm" svg:height="0.226cm" svg:x="1.614cm" svg:y="2.96cm" svg:viewBox="0 0 357 227" svg:d="M322 0c20 0 35 51 35 113 0 63-15 114-35 114h-287c-18 0-35-51-35-114 0-62 17-113 35-113z">
          <text:p/>
        </draw:path>
        <draw:path draw:style-name="gr3" draw:text-style-name="P4" draw:layer="layout" svg:width="0.035cm" svg:height="0.226cm" svg:x="1.9cm" svg:y="2.96cm" svg:viewBox="0 0 36 227" svg:d="M36 227c-20 0-36-51-36-114 0-62 16-113 36-113">
          <text:p/>
        </draw:path>
        <draw:path draw:style-name="gr2" draw:text-style-name="P3" draw:layer="layout" svg:width="0.356cm" svg:height="0.225cm" svg:x="1.614cm" svg:y="2.283cm" svg:viewBox="0 0 357 226" svg:d="M322 0c20 0 35 50 35 113s-15 113-35 113h-287c-18 0-35-50-35-113s17-113 35-113z">
          <text:p/>
        </draw:path>
        <draw:path draw:style-name="gr3" draw:text-style-name="P4" draw:layer="layout" svg:width="0.356cm" svg:height="0.225cm" svg:x="1.614cm" svg:y="2.283cm" svg:viewBox="0 0 357 226" svg:d="M322 0c20 0 35 50 35 113s-15 113-35 113h-287c-18 0-35-50-35-113s17-113 35-113z">
          <text:p/>
        </draw:path>
        <draw:path draw:style-name="gr3" draw:text-style-name="P4" draw:layer="layout" svg:width="0.035cm" svg:height="0.225cm" svg:x="1.9cm" svg:y="2.283cm" svg:viewBox="0 0 36 226" svg:d="M36 226c-20 0-36-50-36-113s16-113 36-113">
          <text:p/>
        </draw:path>
        <draw:path draw:style-name="gr2" draw:text-style-name="P3" draw:layer="layout" svg:width="0.356cm" svg:height="0.226cm" svg:x="1.614cm" svg:y="2.508cm" svg:viewBox="0 0 357 227" svg:d="M322 0c20 0 35 51 35 113 0 63-15 114-35 114h-287c-18 0-35-51-35-114 0-62 17-113 35-113z">
          <text:p/>
        </draw:path>
        <draw:path draw:style-name="gr3" draw:text-style-name="P4" draw:layer="layout" svg:width="0.356cm" svg:height="0.226cm" svg:x="1.614cm" svg:y="2.508cm" svg:viewBox="0 0 357 227" svg:d="M322 0c20 0 35 51 35 113 0 63-15 114-35 114h-287c-18 0-35-51-35-114 0-62 17-113 35-113z">
          <text:p/>
        </draw:path>
        <draw:path draw:style-name="gr3" draw:text-style-name="P4" draw:layer="layout" svg:width="0.035cm" svg:height="0.226cm" svg:x="1.9cm" svg:y="2.508cm" svg:viewBox="0 0 36 227" svg:d="M36 227c-20 0-36-51-36-114 0-62 16-113 36-113">
          <text:p/>
        </draw:path>
        <draw:path draw:style-name="gr2" draw:text-style-name="P3" draw:layer="layout" svg:width="0.356cm" svg:height="0.225cm" svg:x="1.614cm" svg:y="1.831cm" svg:viewBox="0 0 357 226" svg:d="M322 0c20 0 35 50 35 113s-15 113-35 113h-287c-18 0-35-50-35-113s17-113 35-113z">
          <text:p/>
        </draw:path>
        <draw:path draw:style-name="gr3" draw:text-style-name="P4" draw:layer="layout" svg:width="0.356cm" svg:height="0.225cm" svg:x="1.614cm" svg:y="1.831cm" svg:viewBox="0 0 357 226" svg:d="M322 0c20 0 35 50 35 113s-15 113-35 113h-287c-18 0-35-50-35-113s17-113 35-113z">
          <text:p/>
        </draw:path>
        <draw:path draw:style-name="gr3" draw:text-style-name="P4" draw:layer="layout" svg:width="0.035cm" svg:height="0.225cm" svg:x="1.9cm" svg:y="1.831cm" svg:viewBox="0 0 36 226" svg:d="M36 226c-20 0-36-50-36-113s16-113 36-113">
          <text:p/>
        </draw:path>
        <draw:path draw:style-name="gr2" draw:text-style-name="P3" draw:layer="layout" svg:width="0.356cm" svg:height="0.226cm" svg:x="1.614cm" svg:y="2.056cm" svg:viewBox="0 0 357 227" svg:d="M322 0c20 0 35 51 35 113 0 63-15 114-35 114h-287c-18 0-35-51-35-114 0-62 17-113 35-113z">
          <text:p/>
        </draw:path>
        <draw:path draw:style-name="gr3" draw:text-style-name="P4" draw:layer="layout" svg:width="0.356cm" svg:height="0.226cm" svg:x="1.614cm" svg:y="2.056cm" svg:viewBox="0 0 357 227" svg:d="M322 0c20 0 35 51 35 113 0 63-15 114-35 114h-287c-18 0-35-51-35-114 0-62 17-113 35-113z">
          <text:p/>
        </draw:path>
        <draw:path draw:style-name="gr3" draw:text-style-name="P4" draw:layer="layout" svg:width="0.035cm" svg:height="0.226cm" svg:x="1.9cm" svg:y="2.056cm" svg:viewBox="0 0 36 227" svg:d="M36 227c-20 0-36-51-36-114 0-62 16-113 36-113">
          <text:p/>
        </draw:path>
        <draw:path draw:style-name="gr2" draw:text-style-name="P3" draw:layer="layout" svg:width="0.356cm" svg:height="0.225cm" svg:x="1.614cm" svg:y="1.379cm" svg:viewBox="0 0 357 226" svg:d="M322 0c20 0 35 50 35 113s-15 113-35 113h-287c-18 0-35-50-35-113s17-113 35-113z">
          <text:p/>
        </draw:path>
        <draw:path draw:style-name="gr3" draw:text-style-name="P4" draw:layer="layout" svg:width="0.356cm" svg:height="0.225cm" svg:x="1.614cm" svg:y="1.379cm" svg:viewBox="0 0 357 226" svg:d="M322 0c20 0 35 50 35 113s-15 113-35 113h-287c-18 0-35-50-35-113s17-113 35-113z">
          <text:p/>
        </draw:path>
        <draw:path draw:style-name="gr3" draw:text-style-name="P4" draw:layer="layout" svg:width="0.035cm" svg:height="0.225cm" svg:x="1.9cm" svg:y="1.379cm" svg:viewBox="0 0 36 226" svg:d="M36 226c-20 0-36-50-36-113s16-113 36-113">
          <text:p/>
        </draw:path>
        <draw:path draw:style-name="gr2" draw:text-style-name="P3" draw:layer="layout" svg:width="0.356cm" svg:height="0.226cm" svg:x="1.614cm" svg:y="1.605cm" svg:viewBox="0 0 357 227" svg:d="M322 0c20 0 35 51 35 113 0 63-15 114-35 114h-287c-18 0-35-51-35-114 0-62 17-113 35-113z">
          <text:p/>
        </draw:path>
        <draw:path draw:style-name="gr3" draw:text-style-name="P4" draw:layer="layout" svg:width="0.356cm" svg:height="0.226cm" svg:x="1.614cm" svg:y="1.605cm" svg:viewBox="0 0 357 227" svg:d="M322 0c20 0 35 51 35 113 0 63-15 114-35 114h-287c-18 0-35-51-35-114 0-62 17-113 35-113z">
          <text:p/>
        </draw:path>
        <draw:path draw:style-name="gr3" draw:text-style-name="P4" draw:layer="layout" svg:width="0.035cm" svg:height="0.226cm" svg:x="1.9cm" svg:y="1.605cm" svg:viewBox="0 0 36 227" svg:d="M36 227c-20 0-36-51-36-114 0-62 16-113 36-113">
          <text:p/>
        </draw:path>
        <draw:path draw:style-name="gr2" draw:text-style-name="P3" draw:layer="layout" svg:width="0.356cm" svg:height="0.225cm" svg:x="1.537cm" svg:y="2.847cm" svg:viewBox="0 0 357 226" svg:d="M322 0c19 0 35 51 35 113 0 63-16 113-35 113h-287c-19 0-35-50-35-113 0-62 16-113 35-113z">
          <text:p/>
        </draw:path>
        <draw:path draw:style-name="gr3" draw:text-style-name="P4" draw:layer="layout" svg:width="0.356cm" svg:height="0.225cm" svg:x="1.537cm" svg:y="2.847cm" svg:viewBox="0 0 357 226" svg:d="M322 0c19 0 35 51 35 113 0 63-16 113-35 113h-287c-19 0-35-50-35-113 0-62 16-113 35-113z">
          <text:p/>
        </draw:path>
        <draw:path draw:style-name="gr3" draw:text-style-name="P4" draw:layer="layout" svg:width="0.035cm" svg:height="0.225cm" svg:x="1.823cm" svg:y="2.847cm" svg:viewBox="0 0 36 226" svg:d="M36 226c-20 0-36-50-36-113 0-62 16-113 36-113">
          <text:p/>
        </draw:path>
        <draw:path draw:style-name="gr2" draw:text-style-name="P3" draw:layer="layout" svg:width="0.356cm" svg:height="0.226cm" svg:x="1.537cm" svg:y="3.073cm" svg:viewBox="0 0 357 227" svg:d="M322 0c19 0 35 51 35 114 0 62-16 113-35 113h-287c-19 0-35-51-35-113 0-63 16-114 35-114z">
          <text:p/>
        </draw:path>
        <draw:path draw:style-name="gr3" draw:text-style-name="P4" draw:layer="layout" svg:width="0.356cm" svg:height="0.226cm" svg:x="1.537cm" svg:y="3.073cm" svg:viewBox="0 0 357 227" svg:d="M322 0c19 0 35 51 35 114 0 62-16 113-35 113h-287c-19 0-35-51-35-113 0-63 16-114 35-114z">
          <text:p/>
        </draw:path>
        <draw:path draw:style-name="gr3" draw:text-style-name="P4" draw:layer="layout" svg:width="0.035cm" svg:height="0.226cm" svg:x="1.823cm" svg:y="3.073cm" svg:viewBox="0 0 36 227" svg:d="M36 227c-20 0-36-51-36-113 0-63 16-114 36-114">
          <text:p/>
        </draw:path>
        <draw:path draw:style-name="gr2" draw:text-style-name="P3" draw:layer="layout" svg:width="0.356cm" svg:height="0.225cm" svg:x="1.537cm" svg:y="2.396cm" svg:viewBox="0 0 357 226" svg:d="M322 0c19 0 35 51 35 113 0 63-16 113-35 113h-287c-19 0-35-50-35-113 0-62 16-113 35-113z">
          <text:p/>
        </draw:path>
        <draw:path draw:style-name="gr3" draw:text-style-name="P4" draw:layer="layout" svg:width="0.356cm" svg:height="0.225cm" svg:x="1.537cm" svg:y="2.396cm" svg:viewBox="0 0 357 226" svg:d="M322 0c19 0 35 51 35 113 0 63-16 113-35 113h-287c-19 0-35-50-35-113 0-62 16-113 35-113z">
          <text:p/>
        </draw:path>
        <draw:path draw:style-name="gr3" draw:text-style-name="P4" draw:layer="layout" svg:width="0.035cm" svg:height="0.225cm" svg:x="1.823cm" svg:y="2.396cm" svg:viewBox="0 0 36 226" svg:d="M36 226c-20 0-36-50-36-113 0-62 16-113 36-113">
          <text:p/>
        </draw:path>
        <draw:path draw:style-name="gr2" draw:text-style-name="P3" draw:layer="layout" svg:width="0.356cm" svg:height="0.226cm" svg:x="1.537cm" svg:y="2.621cm" svg:viewBox="0 0 357 227" svg:d="M322 0c19 0 35 51 35 114 0 62-16 113-35 113h-287c-19 0-35-51-35-113 0-63 16-114 35-114z">
          <text:p/>
        </draw:path>
        <draw:path draw:style-name="gr3" draw:text-style-name="P4" draw:layer="layout" svg:width="0.356cm" svg:height="0.226cm" svg:x="1.537cm" svg:y="2.621cm" svg:viewBox="0 0 357 227" svg:d="M322 0c19 0 35 51 35 114 0 62-16 113-35 113h-287c-19 0-35-51-35-113 0-63 16-114 35-114z">
          <text:p/>
        </draw:path>
        <draw:path draw:style-name="gr3" draw:text-style-name="P4" draw:layer="layout" svg:width="0.035cm" svg:height="0.226cm" svg:x="1.823cm" svg:y="2.621cm" svg:viewBox="0 0 36 227" svg:d="M36 227c-20 0-36-51-36-113 0-63 16-114 36-114">
          <text:p/>
        </draw:path>
        <draw:path draw:style-name="gr2" draw:text-style-name="P3" draw:layer="layout" svg:width="0.356cm" svg:height="0.225cm" svg:x="1.537cm" svg:y="1.944cm" svg:viewBox="0 0 357 226" svg:d="M322 0c19 0 35 51 35 113 0 63-16 113-35 113h-287c-19 0-35-50-35-113 0-62 16-113 35-113z">
          <text:p/>
        </draw:path>
        <draw:path draw:style-name="gr3" draw:text-style-name="P4" draw:layer="layout" svg:width="0.356cm" svg:height="0.225cm" svg:x="1.537cm" svg:y="1.944cm" svg:viewBox="0 0 357 226" svg:d="M322 0c19 0 35 51 35 113 0 63-16 113-35 113h-287c-19 0-35-50-35-113 0-62 16-113 35-113z">
          <text:p/>
        </draw:path>
        <draw:path draw:style-name="gr3" draw:text-style-name="P4" draw:layer="layout" svg:width="0.035cm" svg:height="0.225cm" svg:x="1.823cm" svg:y="1.944cm" svg:viewBox="0 0 36 226" svg:d="M36 226c-20 0-36-50-36-113 0-62 16-113 36-113">
          <text:p/>
        </draw:path>
        <draw:path draw:style-name="gr2" draw:text-style-name="P3" draw:layer="layout" svg:width="0.356cm" svg:height="0.226cm" svg:x="1.537cm" svg:y="2.169cm" svg:viewBox="0 0 357 227" svg:d="M322 0c19 0 35 51 35 114 0 62-16 113-35 113h-287c-19 0-35-51-35-113 0-63 16-114 35-114z">
          <text:p/>
        </draw:path>
        <draw:path draw:style-name="gr3" draw:text-style-name="P4" draw:layer="layout" svg:width="0.356cm" svg:height="0.226cm" svg:x="1.537cm" svg:y="2.169cm" svg:viewBox="0 0 357 227" svg:d="M322 0c19 0 35 51 35 114 0 62-16 113-35 113h-287c-19 0-35-51-35-113 0-63 16-114 35-114z">
          <text:p/>
        </draw:path>
        <draw:path draw:style-name="gr3" draw:text-style-name="P4" draw:layer="layout" svg:width="0.035cm" svg:height="0.226cm" svg:x="1.823cm" svg:y="2.169cm" svg:viewBox="0 0 36 227" svg:d="M36 227c-20 0-36-51-36-113 0-63 16-114 36-114">
          <text:p/>
        </draw:path>
        <draw:path draw:style-name="gr2" draw:text-style-name="P3" draw:layer="layout" svg:width="0.356cm" svg:height="0.225cm" svg:x="1.537cm" svg:y="1.493cm" svg:viewBox="0 0 357 226" svg:d="M322 0c19 0 35 51 35 113 0 63-16 113-35 113h-287c-19 0-35-50-35-113 0-62 16-113 35-113z">
          <text:p/>
        </draw:path>
        <draw:path draw:style-name="gr3" draw:text-style-name="P4" draw:layer="layout" svg:width="0.356cm" svg:height="0.225cm" svg:x="1.537cm" svg:y="1.493cm" svg:viewBox="0 0 357 226" svg:d="M322 0c19 0 35 51 35 113 0 63-16 113-35 113h-287c-19 0-35-50-35-113 0-62 16-113 35-113z">
          <text:p/>
        </draw:path>
        <draw:path draw:style-name="gr3" draw:text-style-name="P4" draw:layer="layout" svg:width="0.035cm" svg:height="0.225cm" svg:x="1.823cm" svg:y="1.493cm" svg:viewBox="0 0 36 226" svg:d="M36 226c-20 0-36-50-36-113 0-62 16-113 36-113">
          <text:p/>
        </draw:path>
        <draw:path draw:style-name="gr2" draw:text-style-name="P3" draw:layer="layout" svg:width="0.356cm" svg:height="0.226cm" svg:x="1.537cm" svg:y="1.718cm" svg:viewBox="0 0 357 227" svg:d="M322 0c19 0 35 51 35 114 0 62-16 113-35 113h-287c-19 0-35-51-35-113 0-63 16-114 35-114z">
          <text:p/>
        </draw:path>
        <draw:path draw:style-name="gr3" draw:text-style-name="P4" draw:layer="layout" svg:width="0.356cm" svg:height="0.226cm" svg:x="1.537cm" svg:y="1.718cm" svg:viewBox="0 0 357 227" svg:d="M322 0c19 0 35 51 35 114 0 62-16 113-35 113h-287c-19 0-35-51-35-113 0-63 16-114 35-114z">
          <text:p/>
        </draw:path>
        <draw:path draw:style-name="gr3" draw:text-style-name="P4" draw:layer="layout" svg:width="0.035cm" svg:height="0.226cm" svg:x="1.823cm" svg:y="1.718cm" svg:viewBox="0 0 36 227" svg:d="M36 227c-20 0-36-51-36-113 0-63 16-114 36-114">
          <text:p/>
        </draw:path>
        <draw:path draw:style-name="gr2" draw:text-style-name="P3" draw:layer="layout" svg:width="0.356cm" svg:height="0.226cm" svg:x="1.468cm" svg:y="2.971cm" svg:viewBox="0 0 357 227" svg:d="M322 0c19 0 35 51 35 113 0 63-16 114-35 114h-286c-19 0-36-51-36-114 0-62 17-113 36-113z">
          <text:p/>
        </draw:path>
        <draw:path draw:style-name="gr3" draw:text-style-name="P4" draw:layer="layout" svg:width="0.356cm" svg:height="0.226cm" svg:x="1.468cm" svg:y="2.971cm" svg:viewBox="0 0 357 227" svg:d="M322 0c19 0 35 51 35 113 0 63-16 114-35 114h-286c-19 0-36-51-36-114 0-62 17-113 36-113z">
          <text:p/>
        </draw:path>
        <draw:path draw:style-name="gr3" draw:text-style-name="P4" draw:layer="layout" svg:width="0.035cm" svg:height="0.226cm" svg:x="1.754cm" svg:y="2.971cm" svg:viewBox="0 0 36 227" svg:d="M36 227c-20 0-36-51-36-114 0-62 16-113 36-113">
          <text:p/>
        </draw:path>
        <draw:path draw:style-name="gr2" draw:text-style-name="P3" draw:layer="layout" svg:width="0.356cm" svg:height="0.225cm" svg:x="1.468cm" svg:y="3.197cm" svg:viewBox="0 0 357 226" svg:d="M322 0c19 0 35 50 35 112 0 64-16 114-35 114h-286c-19 0-36-50-36-114 0-62 17-112 36-112z">
          <text:p/>
        </draw:path>
        <draw:path draw:style-name="gr3" draw:text-style-name="P4" draw:layer="layout" svg:width="0.356cm" svg:height="0.225cm" svg:x="1.468cm" svg:y="3.197cm" svg:viewBox="0 0 357 226" svg:d="M322 0c19 0 35 50 35 112 0 64-16 114-35 114h-286c-19 0-36-50-36-114 0-62 17-112 36-112z">
          <text:p/>
        </draw:path>
        <draw:path draw:style-name="gr3" draw:text-style-name="P4" draw:layer="layout" svg:width="0.035cm" svg:height="0.225cm" svg:x="1.754cm" svg:y="3.197cm" svg:viewBox="0 0 36 226" svg:d="M36 226c-20 0-36-50-36-114 0-62 16-112 36-112">
          <text:p/>
        </draw:path>
        <draw:path draw:style-name="gr2" draw:text-style-name="P3" draw:layer="layout" svg:width="0.356cm" svg:height="0.226cm" svg:x="1.468cm" svg:y="2.519cm" svg:viewBox="0 0 357 227" svg:d="M322 0c19 0 35 51 35 113 0 63-16 114-35 114h-286c-19 0-36-51-36-114 0-62 17-113 36-113z">
          <text:p/>
        </draw:path>
        <draw:path draw:style-name="gr3" draw:text-style-name="P4" draw:layer="layout" svg:width="0.356cm" svg:height="0.226cm" svg:x="1.468cm" svg:y="2.519cm" svg:viewBox="0 0 357 227" svg:d="M322 0c19 0 35 51 35 113 0 63-16 114-35 114h-286c-19 0-36-51-36-114 0-62 17-113 36-113z">
          <text:p/>
        </draw:path>
        <draw:path draw:style-name="gr3" draw:text-style-name="P4" draw:layer="layout" svg:width="0.035cm" svg:height="0.226cm" svg:x="1.754cm" svg:y="2.519cm" svg:viewBox="0 0 36 227" svg:d="M36 227c-20 0-36-51-36-114 0-62 16-113 36-113">
          <text:p/>
        </draw:path>
        <draw:path draw:style-name="gr2" draw:text-style-name="P3" draw:layer="layout" svg:width="0.356cm" svg:height="0.225cm" svg:x="1.468cm" svg:y="2.746cm" svg:viewBox="0 0 357 226" svg:d="M322 0c19 0 35 50 35 112 0 64-16 114-35 114h-286c-19 0-36-50-36-114 0-62 17-112 36-112z">
          <text:p/>
        </draw:path>
        <draw:path draw:style-name="gr3" draw:text-style-name="P4" draw:layer="layout" svg:width="0.356cm" svg:height="0.225cm" svg:x="1.468cm" svg:y="2.746cm" svg:viewBox="0 0 357 226" svg:d="M322 0c19 0 35 50 35 112 0 64-16 114-35 114h-286c-19 0-36-50-36-114 0-62 17-112 36-112z">
          <text:p/>
        </draw:path>
        <draw:path draw:style-name="gr3" draw:text-style-name="P4" draw:layer="layout" svg:width="0.035cm" svg:height="0.225cm" svg:x="1.754cm" svg:y="2.746cm" svg:viewBox="0 0 36 226" svg:d="M36 226c-20 0-36-50-36-114 0-62 16-112 36-112">
          <text:p/>
        </draw:path>
        <draw:path draw:style-name="gr2" draw:text-style-name="P3" draw:layer="layout" svg:width="0.356cm" svg:height="0.226cm" svg:x="1.468cm" svg:y="2.068cm" svg:viewBox="0 0 357 227" svg:d="M322 0c19 0 35 51 35 113 0 63-16 114-35 114h-286c-19 0-36-51-36-114 0-62 17-113 36-113z">
          <text:p/>
        </draw:path>
        <draw:path draw:style-name="gr3" draw:text-style-name="P4" draw:layer="layout" svg:width="0.356cm" svg:height="0.226cm" svg:x="1.468cm" svg:y="2.068cm" svg:viewBox="0 0 357 227" svg:d="M322 0c19 0 35 51 35 113 0 63-16 114-35 114h-286c-19 0-36-51-36-114 0-62 17-113 36-113z">
          <text:p/>
        </draw:path>
        <draw:path draw:style-name="gr3" draw:text-style-name="P4" draw:layer="layout" svg:width="0.035cm" svg:height="0.226cm" svg:x="1.754cm" svg:y="2.068cm" svg:viewBox="0 0 36 227" svg:d="M36 227c-20 0-36-51-36-114 0-62 16-113 36-113">
          <text:p/>
        </draw:path>
        <draw:path draw:style-name="gr2" draw:text-style-name="P3" draw:layer="layout" svg:width="0.356cm" svg:height="0.225cm" svg:x="1.468cm" svg:y="2.294cm" svg:viewBox="0 0 357 226" svg:d="M322 0c19 0 35 50 35 112 0 64-16 114-35 114h-286c-19 0-36-50-36-114 0-62 17-112 36-112z">
          <text:p/>
        </draw:path>
        <draw:path draw:style-name="gr3" draw:text-style-name="P4" draw:layer="layout" svg:width="0.356cm" svg:height="0.225cm" svg:x="1.468cm" svg:y="2.294cm" svg:viewBox="0 0 357 226" svg:d="M322 0c19 0 35 50 35 112 0 64-16 114-35 114h-286c-19 0-36-50-36-114 0-62 17-112 36-112z">
          <text:p/>
        </draw:path>
        <draw:path draw:style-name="gr3" draw:text-style-name="P4" draw:layer="layout" svg:width="0.035cm" svg:height="0.225cm" svg:x="1.754cm" svg:y="2.294cm" svg:viewBox="0 0 36 226" svg:d="M36 226c-20 0-36-50-36-114 0-62 16-112 36-112">
          <text:p/>
        </draw:path>
        <draw:path draw:style-name="gr2" draw:text-style-name="P3" draw:layer="layout" svg:width="0.356cm" svg:height="0.226cm" svg:x="1.468cm" svg:y="1.616cm" svg:viewBox="0 0 357 227" svg:d="M322 0c19 0 35 51 35 113 0 63-16 114-35 114h-286c-19 0-36-51-36-114 0-62 17-113 36-113z">
          <text:p/>
        </draw:path>
        <draw:path draw:style-name="gr3" draw:text-style-name="P4" draw:layer="layout" svg:width="0.356cm" svg:height="0.226cm" svg:x="1.468cm" svg:y="1.616cm" svg:viewBox="0 0 357 227" svg:d="M322 0c19 0 35 51 35 113 0 63-16 114-35 114h-286c-19 0-36-51-36-114 0-62 17-113 36-113z">
          <text:p/>
        </draw:path>
        <draw:path draw:style-name="gr3" draw:text-style-name="P4" draw:layer="layout" svg:width="0.035cm" svg:height="0.226cm" svg:x="1.754cm" svg:y="1.616cm" svg:viewBox="0 0 36 227" svg:d="M36 227c-20 0-36-51-36-114 0-62 16-113 36-113">
          <text:p/>
        </draw:path>
        <draw:path draw:style-name="gr2" draw:text-style-name="P3" draw:layer="layout" svg:width="0.356cm" svg:height="0.225cm" svg:x="1.468cm" svg:y="1.842cm" svg:viewBox="0 0 357 226" svg:d="M322 0c19 0 35 50 35 112 0 64-16 114-35 114h-286c-19 0-36-50-36-114 0-62 17-112 36-112z">
          <text:p/>
        </draw:path>
        <draw:path draw:style-name="gr3" draw:text-style-name="P4" draw:layer="layout" svg:width="0.356cm" svg:height="0.225cm" svg:x="1.468cm" svg:y="1.842cm" svg:viewBox="0 0 357 226" svg:d="M322 0c19 0 35 50 35 112 0 64-16 114-35 114h-286c-19 0-36-50-36-114 0-62 17-112 36-112z">
          <text:p/>
        </draw:path>
        <draw:path draw:style-name="gr3" draw:text-style-name="P4" draw:layer="layout" svg:width="0.035cm" svg:height="0.225cm" svg:x="1.754cm" svg:y="1.842cm" svg:viewBox="0 0 36 226" svg:d="M36 226c-20 0-36-50-36-114 0-62 16-112 36-112">
          <text:p/>
        </draw:path>
        <draw:path draw:style-name="gr2" draw:text-style-name="P3" draw:layer="layout" svg:width="0.356cm" svg:height="0.225cm" svg:x="1.399cm" svg:y="3.107cm" svg:viewBox="0 0 357 226" svg:d="M322 0c19 0 35 50 35 112 0 63-16 114-35 114h-287c-19 0-35-51-35-114 0-62 16-112 35-112z">
          <text:p/>
        </draw:path>
        <draw:path draw:style-name="gr3" draw:text-style-name="P4" draw:layer="layout" svg:width="0.356cm" svg:height="0.225cm" svg:x="1.399cm" svg:y="3.107cm" svg:viewBox="0 0 357 226" svg:d="M322 0c19 0 35 50 35 112 0 63-16 114-35 114h-287c-19 0-35-51-35-114 0-62 16-112 35-112z">
          <text:p/>
        </draw:path>
        <draw:path draw:style-name="gr3" draw:text-style-name="P4" draw:layer="layout" svg:width="0.035cm" svg:height="0.225cm" svg:x="1.685cm" svg:y="3.107cm" svg:viewBox="0 0 36 226" svg:d="M36 226c-20 0-36-51-36-114 0-62 16-112 36-112">
          <text:p/>
        </draw:path>
        <draw:path draw:style-name="gr2" draw:text-style-name="P3" draw:layer="layout" svg:width="0.356cm" svg:height="0.226cm" svg:x="1.399cm" svg:y="3.332cm" svg:viewBox="0 0 357 227" svg:d="M322 0c19 0 35 51 35 113s-16 114-35 114h-287c-19 0-35-52-35-114s16-113 35-113z">
          <text:p/>
        </draw:path>
        <draw:path draw:style-name="gr3" draw:text-style-name="P4" draw:layer="layout" svg:width="0.356cm" svg:height="0.226cm" svg:x="1.399cm" svg:y="3.332cm" svg:viewBox="0 0 357 227" svg:d="M322 0c19 0 35 51 35 113s-16 114-35 114h-287c-19 0-35-52-35-114s16-113 35-113z">
          <text:p/>
        </draw:path>
        <draw:path draw:style-name="gr3" draw:text-style-name="P4" draw:layer="layout" svg:width="0.035cm" svg:height="0.226cm" svg:x="1.685cm" svg:y="3.332cm" svg:viewBox="0 0 36 227" svg:d="M36 227c-20 0-36-52-36-114s16-113 36-113">
          <text:p/>
        </draw:path>
        <draw:path draw:style-name="gr2" draw:text-style-name="P3" draw:layer="layout" svg:width="0.356cm" svg:height="0.225cm" svg:x="1.399cm" svg:y="2.655cm" svg:viewBox="0 0 357 226" svg:d="M322 0c19 0 35 50 35 112 0 63-16 114-35 114h-287c-19 0-35-51-35-114 0-62 16-112 35-112z">
          <text:p/>
        </draw:path>
        <draw:path draw:style-name="gr3" draw:text-style-name="P4" draw:layer="layout" svg:width="0.356cm" svg:height="0.225cm" svg:x="1.399cm" svg:y="2.655cm" svg:viewBox="0 0 357 226" svg:d="M322 0c19 0 35 50 35 112 0 63-16 114-35 114h-287c-19 0-35-51-35-114 0-62 16-112 35-112z">
          <text:p/>
        </draw:path>
        <draw:path draw:style-name="gr3" draw:text-style-name="P4" draw:layer="layout" svg:width="0.035cm" svg:height="0.225cm" svg:x="1.685cm" svg:y="2.655cm" svg:viewBox="0 0 36 226" svg:d="M36 226c-20 0-36-51-36-114 0-62 16-112 36-112">
          <text:p/>
        </draw:path>
        <draw:path draw:style-name="gr2" draw:text-style-name="P3" draw:layer="layout" svg:width="0.356cm" svg:height="0.226cm" svg:x="1.399cm" svg:y="2.881cm" svg:viewBox="0 0 357 227" svg:d="M322 0c19 0 35 51 35 113s-16 114-35 114h-287c-19 0-35-52-35-114s16-113 35-113z">
          <text:p/>
        </draw:path>
        <draw:path draw:style-name="gr3" draw:text-style-name="P4" draw:layer="layout" svg:width="0.356cm" svg:height="0.226cm" svg:x="1.399cm" svg:y="2.881cm" svg:viewBox="0 0 357 227" svg:d="M322 0c19 0 35 51 35 113s-16 114-35 114h-287c-19 0-35-52-35-114s16-113 35-113z">
          <text:p/>
        </draw:path>
        <draw:path draw:style-name="gr3" draw:text-style-name="P4" draw:layer="layout" svg:width="0.035cm" svg:height="0.226cm" svg:x="1.685cm" svg:y="2.881cm" svg:viewBox="0 0 36 227" svg:d="M36 227c-20 0-36-52-36-114s16-113 36-113">
          <text:p/>
        </draw:path>
        <draw:path draw:style-name="gr2" draw:text-style-name="P3" draw:layer="layout" svg:width="0.356cm" svg:height="0.225cm" svg:x="1.399cm" svg:y="2.204cm" svg:viewBox="0 0 357 226" svg:d="M322 0c19 0 35 50 35 112 0 63-16 114-35 114h-287c-19 0-35-51-35-114 0-62 16-112 35-112z">
          <text:p/>
        </draw:path>
        <draw:path draw:style-name="gr3" draw:text-style-name="P4" draw:layer="layout" svg:width="0.356cm" svg:height="0.225cm" svg:x="1.399cm" svg:y="2.204cm" svg:viewBox="0 0 357 226" svg:d="M322 0c19 0 35 50 35 112 0 63-16 114-35 114h-287c-19 0-35-51-35-114 0-62 16-112 35-112z">
          <text:p/>
        </draw:path>
        <draw:path draw:style-name="gr3" draw:text-style-name="P4" draw:layer="layout" svg:width="0.035cm" svg:height="0.225cm" svg:x="1.685cm" svg:y="2.204cm" svg:viewBox="0 0 36 226" svg:d="M36 226c-20 0-36-51-36-114 0-62 16-112 36-112">
          <text:p/>
        </draw:path>
        <draw:path draw:style-name="gr2" draw:text-style-name="P3" draw:layer="layout" svg:width="0.356cm" svg:height="0.226cm" svg:x="1.399cm" svg:y="2.429cm" svg:viewBox="0 0 357 227" svg:d="M322 0c19 0 35 51 35 113s-16 114-35 114h-287c-19 0-35-52-35-114s16-113 35-113z">
          <text:p/>
        </draw:path>
        <draw:path draw:style-name="gr3" draw:text-style-name="P4" draw:layer="layout" svg:width="0.356cm" svg:height="0.226cm" svg:x="1.399cm" svg:y="2.429cm" svg:viewBox="0 0 357 227" svg:d="M322 0c19 0 35 51 35 113s-16 114-35 114h-287c-19 0-35-52-35-114s16-113 35-113z">
          <text:p/>
        </draw:path>
        <draw:path draw:style-name="gr3" draw:text-style-name="P4" draw:layer="layout" svg:width="0.035cm" svg:height="0.226cm" svg:x="1.685cm" svg:y="2.429cm" svg:viewBox="0 0 36 227" svg:d="M36 227c-20 0-36-52-36-114s16-113 36-113">
          <text:p/>
        </draw:path>
        <draw:path draw:style-name="gr2" draw:text-style-name="P3" draw:layer="layout" svg:width="0.356cm" svg:height="0.225cm" svg:x="1.399cm" svg:y="1.752cm" svg:viewBox="0 0 357 226" svg:d="M322 0c19 0 35 50 35 112 0 63-16 114-35 114h-287c-19 0-35-51-35-114 0-62 16-112 35-112z">
          <text:p/>
        </draw:path>
        <draw:path draw:style-name="gr3" draw:text-style-name="P4" draw:layer="layout" svg:width="0.356cm" svg:height="0.225cm" svg:x="1.399cm" svg:y="1.752cm" svg:viewBox="0 0 357 226" svg:d="M322 0c19 0 35 50 35 112 0 63-16 114-35 114h-287c-19 0-35-51-35-114 0-62 16-112 35-112z">
          <text:p/>
        </draw:path>
        <draw:path draw:style-name="gr3" draw:text-style-name="P4" draw:layer="layout" svg:width="0.035cm" svg:height="0.225cm" svg:x="1.685cm" svg:y="1.752cm" svg:viewBox="0 0 36 226" svg:d="M36 226c-20 0-36-51-36-114 0-62 16-112 36-112">
          <text:p/>
        </draw:path>
        <draw:path draw:style-name="gr2" draw:text-style-name="P3" draw:layer="layout" svg:width="0.356cm" svg:height="0.226cm" svg:x="1.399cm" svg:y="1.977cm" svg:viewBox="0 0 357 227" svg:d="M322 0c19 0 35 51 35 113s-16 114-35 114h-287c-19 0-35-52-35-114s16-113 35-113z">
          <text:p/>
        </draw:path>
        <draw:path draw:style-name="gr3" draw:text-style-name="P4" draw:layer="layout" svg:width="0.356cm" svg:height="0.226cm" svg:x="1.399cm" svg:y="1.977cm" svg:viewBox="0 0 357 227" svg:d="M322 0c19 0 35 51 35 113s-16 114-35 114h-287c-19 0-35-52-35-114s16-113 35-113z">
          <text:p/>
        </draw:path>
        <draw:path draw:style-name="gr3" draw:text-style-name="P4" draw:layer="layout" svg:width="0.035cm" svg:height="0.226cm" svg:x="1.685cm" svg:y="1.977cm" svg:viewBox="0 0 36 227" svg:d="M36 227c-20 0-36-52-36-114s16-113 36-113">
          <text:p/>
        </draw:path>
        <draw:path draw:style-name="gr2" draw:text-style-name="P3" draw:layer="layout" svg:width="0.356cm" svg:height="0.226cm" svg:x="1.33cm" svg:y="3.23cm" svg:viewBox="0 0 357 227" svg:d="M322 0c19 0 35 51 35 114 0 62-16 113-35 113h-287c-19 0-35-51-35-113 0-63 16-114 35-114z">
          <text:p/>
        </draw:path>
        <draw:path draw:style-name="gr3" draw:text-style-name="P4" draw:layer="layout" svg:width="0.356cm" svg:height="0.226cm" svg:x="1.33cm" svg:y="3.23cm" svg:viewBox="0 0 357 227" svg:d="M322 0c19 0 35 51 35 114 0 62-16 113-35 113h-287c-19 0-35-51-35-113 0-63 16-114 35-114z">
          <text:p/>
        </draw:path>
        <draw:path draw:style-name="gr3" draw:text-style-name="P4" draw:layer="layout" svg:width="0.035cm" svg:height="0.226cm" svg:x="1.616cm" svg:y="3.23cm" svg:viewBox="0 0 36 227" svg:d="M36 227c-20 0-36-51-36-113 0-63 16-114 36-114">
          <text:p/>
        </draw:path>
        <draw:path draw:style-name="gr2" draw:text-style-name="P3" draw:layer="layout" svg:width="0.356cm" svg:height="0.225cm" svg:x="1.33cm" svg:y="3.457cm" svg:viewBox="0 0 357 226" svg:d="M322 0c19 0 35 50 35 114 0 62-16 112-35 112h-287c-19 0-35-50-35-112 0-64 16-114 35-114z">
          <text:p/>
        </draw:path>
        <draw:path draw:style-name="gr3" draw:text-style-name="P4" draw:layer="layout" svg:width="0.356cm" svg:height="0.225cm" svg:x="1.33cm" svg:y="3.457cm" svg:viewBox="0 0 357 226" svg:d="M322 0c19 0 35 50 35 114 0 62-16 112-35 112h-287c-19 0-35-50-35-112 0-64 16-114 35-114z">
          <text:p/>
        </draw:path>
        <draw:path draw:style-name="gr3" draw:text-style-name="P4" draw:layer="layout" svg:width="0.035cm" svg:height="0.225cm" svg:x="1.616cm" svg:y="3.457cm" svg:viewBox="0 0 36 226" svg:d="M36 226c-20 0-36-50-36-112 0-64 16-114 36-114">
          <text:p/>
        </draw:path>
        <draw:path draw:style-name="gr2" draw:text-style-name="P3" draw:layer="layout" svg:width="0.356cm" svg:height="0.226cm" svg:x="1.33cm" svg:y="2.779cm" svg:viewBox="0 0 357 227" svg:d="M322 0c19 0 35 51 35 114 0 62-16 113-35 113h-287c-19 0-35-51-35-113 0-63 16-114 35-114z">
          <text:p/>
        </draw:path>
        <draw:path draw:style-name="gr3" draw:text-style-name="P4" draw:layer="layout" svg:width="0.356cm" svg:height="0.226cm" svg:x="1.33cm" svg:y="2.779cm" svg:viewBox="0 0 357 227" svg:d="M322 0c19 0 35 51 35 114 0 62-16 113-35 113h-287c-19 0-35-51-35-113 0-63 16-114 35-114z">
          <text:p/>
        </draw:path>
        <draw:path draw:style-name="gr3" draw:text-style-name="P4" draw:layer="layout" svg:width="0.035cm" svg:height="0.226cm" svg:x="1.616cm" svg:y="2.779cm" svg:viewBox="0 0 36 227" svg:d="M36 227c-20 0-36-51-36-113 0-63 16-114 36-114">
          <text:p/>
        </draw:path>
        <draw:path draw:style-name="gr2" draw:text-style-name="P3" draw:layer="layout" svg:width="0.356cm" svg:height="0.225cm" svg:x="1.33cm" svg:y="3.005cm" svg:viewBox="0 0 357 226" svg:d="M322 0c19 0 35 50 35 114 0 62-16 112-35 112h-287c-19 0-35-50-35-112 0-64 16-114 35-114z">
          <text:p/>
        </draw:path>
        <draw:path draw:style-name="gr3" draw:text-style-name="P4" draw:layer="layout" svg:width="0.356cm" svg:height="0.225cm" svg:x="1.33cm" svg:y="3.005cm" svg:viewBox="0 0 357 226" svg:d="M322 0c19 0 35 50 35 114 0 62-16 112-35 112h-287c-19 0-35-50-35-112 0-64 16-114 35-114z">
          <text:p/>
        </draw:path>
        <draw:path draw:style-name="gr3" draw:text-style-name="P4" draw:layer="layout" svg:width="0.035cm" svg:height="0.225cm" svg:x="1.616cm" svg:y="3.005cm" svg:viewBox="0 0 36 226" svg:d="M36 226c-20 0-36-50-36-112 0-64 16-114 36-114">
          <text:p/>
        </draw:path>
        <draw:path draw:style-name="gr2" draw:text-style-name="P3" draw:layer="layout" svg:width="0.356cm" svg:height="0.226cm" svg:x="1.33cm" svg:y="2.327cm" svg:viewBox="0 0 357 227" svg:d="M322 0c19 0 35 51 35 114 0 62-16 113-35 113h-287c-19 0-35-51-35-113 0-63 16-114 35-114z">
          <text:p/>
        </draw:path>
        <draw:path draw:style-name="gr3" draw:text-style-name="P4" draw:layer="layout" svg:width="0.356cm" svg:height="0.226cm" svg:x="1.33cm" svg:y="2.327cm" svg:viewBox="0 0 357 227" svg:d="M322 0c19 0 35 51 35 114 0 62-16 113-35 113h-287c-19 0-35-51-35-113 0-63 16-114 35-114z">
          <text:p/>
        </draw:path>
        <draw:path draw:style-name="gr3" draw:text-style-name="P4" draw:layer="layout" svg:width="0.035cm" svg:height="0.226cm" svg:x="1.616cm" svg:y="2.327cm" svg:viewBox="0 0 36 227" svg:d="M36 227c-20 0-36-51-36-113 0-63 16-114 36-114">
          <text:p/>
        </draw:path>
        <draw:path draw:style-name="gr2" draw:text-style-name="P3" draw:layer="layout" svg:width="0.356cm" svg:height="0.225cm" svg:x="1.33cm" svg:y="2.554cm" svg:viewBox="0 0 357 226" svg:d="M322 0c19 0 35 50 35 114 0 62-16 112-35 112h-287c-19 0-35-50-35-112 0-64 16-114 35-114z">
          <text:p/>
        </draw:path>
        <draw:path draw:style-name="gr3" draw:text-style-name="P4" draw:layer="layout" svg:width="0.356cm" svg:height="0.225cm" svg:x="1.33cm" svg:y="2.554cm" svg:viewBox="0 0 357 226" svg:d="M322 0c19 0 35 50 35 114 0 62-16 112-35 112h-287c-19 0-35-50-35-112 0-64 16-114 35-114z">
          <text:p/>
        </draw:path>
        <draw:path draw:style-name="gr3" draw:text-style-name="P4" draw:layer="layout" svg:width="0.035cm" svg:height="0.225cm" svg:x="1.616cm" svg:y="2.554cm" svg:viewBox="0 0 36 226" svg:d="M36 226c-20 0-36-50-36-112 0-64 16-114 36-114">
          <text:p/>
        </draw:path>
        <draw:path draw:style-name="gr2" draw:text-style-name="P3" draw:layer="layout" svg:width="0.356cm" svg:height="0.226cm" svg:x="1.33cm" svg:y="1.876cm" svg:viewBox="0 0 357 227" svg:d="M322 0c19 0 35 51 35 114 0 62-16 113-35 113h-287c-19 0-35-51-35-113 0-63 16-114 35-114z">
          <text:p/>
        </draw:path>
        <draw:path draw:style-name="gr3" draw:text-style-name="P4" draw:layer="layout" svg:width="0.356cm" svg:height="0.226cm" svg:x="1.33cm" svg:y="1.876cm" svg:viewBox="0 0 357 227" svg:d="M322 0c19 0 35 51 35 114 0 62-16 113-35 113h-287c-19 0-35-51-35-113 0-63 16-114 35-114z">
          <text:p/>
        </draw:path>
        <draw:path draw:style-name="gr3" draw:text-style-name="P4" draw:layer="layout" svg:width="0.035cm" svg:height="0.226cm" svg:x="1.616cm" svg:y="1.876cm" svg:viewBox="0 0 36 227" svg:d="M36 227c-20 0-36-51-36-113 0-63 16-114 36-114">
          <text:p/>
        </draw:path>
        <draw:path draw:style-name="gr2" draw:text-style-name="P3" draw:layer="layout" svg:width="0.356cm" svg:height="0.225cm" svg:x="1.33cm" svg:y="2.102cm" svg:viewBox="0 0 357 226" svg:d="M322 0c19 0 35 50 35 114 0 62-16 112-35 112h-287c-19 0-35-50-35-112 0-64 16-114 35-114z">
          <text:p/>
        </draw:path>
        <draw:path draw:style-name="gr3" draw:text-style-name="P4" draw:layer="layout" svg:width="0.356cm" svg:height="0.225cm" svg:x="1.33cm" svg:y="2.102cm" svg:viewBox="0 0 357 226" svg:d="M322 0c19 0 35 50 35 114 0 62-16 112-35 112h-287c-19 0-35-50-35-112 0-64 16-114 35-114z">
          <text:p/>
        </draw:path>
        <draw:path draw:style-name="gr3" draw:text-style-name="P4" draw:layer="layout" svg:width="0.035cm" svg:height="0.225cm" svg:x="1.616cm" svg:y="2.102cm" svg:viewBox="0 0 36 226" svg:d="M36 226c-20 0-36-50-36-112 0-64 16-114 36-114">
          <text:p/>
        </draw:path>
        <draw:path draw:style-name="gr2" draw:text-style-name="P3" draw:layer="layout" svg:width="0.356cm" svg:height="0.226cm" svg:x="1.253cm" svg:y="3.344cm" svg:viewBox="0 0 357 227" svg:d="M322 0c19 0 35 50 35 113 0 62-16 114-35 114h-287c-19 0-35-52-35-114 0-63 16-113 35-113z">
          <text:p/>
        </draw:path>
        <draw:path draw:style-name="gr3" draw:text-style-name="P4" draw:layer="layout" svg:width="0.356cm" svg:height="0.226cm" svg:x="1.253cm" svg:y="3.344cm" svg:viewBox="0 0 357 227" svg:d="M322 0c19 0 35 50 35 113 0 62-16 114-35 114h-287c-19 0-35-52-35-114 0-63 16-113 35-113z">
          <text:p/>
        </draw:path>
        <draw:path draw:style-name="gr3" draw:text-style-name="P4" draw:layer="layout" svg:width="0.035cm" svg:height="0.226cm" svg:x="1.538cm" svg:y="3.344cm" svg:viewBox="0 0 36 227" svg:d="M36 227c-20 0-36-52-36-114 0-63 16-113 36-113">
          <text:p/>
        </draw:path>
        <draw:path draw:style-name="gr2" draw:text-style-name="P3" draw:layer="layout" svg:width="0.356cm" svg:height="0.225cm" svg:x="1.253cm" svg:y="3.57cm" svg:viewBox="0 0 357 226" svg:d="M322 0c19 0 35 50 35 112 0 63-16 114-35 114h-287c-19 0-35-51-35-114 0-62 16-112 35-112z">
          <text:p/>
        </draw:path>
        <draw:path draw:style-name="gr3" draw:text-style-name="P4" draw:layer="layout" svg:width="0.356cm" svg:height="0.225cm" svg:x="1.253cm" svg:y="3.57cm" svg:viewBox="0 0 357 226" svg:d="M322 0c19 0 35 50 35 112 0 63-16 114-35 114h-287c-19 0-35-51-35-114 0-62 16-112 35-112z">
          <text:p/>
        </draw:path>
        <draw:path draw:style-name="gr3" draw:text-style-name="P4" draw:layer="layout" svg:width="0.035cm" svg:height="0.225cm" svg:x="1.538cm" svg:y="3.57cm" svg:viewBox="0 0 36 226" svg:d="M36 226c-20 0-36-51-36-114 0-62 16-112 36-112">
          <text:p/>
        </draw:path>
        <draw:path draw:style-name="gr2" draw:text-style-name="P3" draw:layer="layout" svg:width="0.356cm" svg:height="0.226cm" svg:x="1.253cm" svg:y="2.892cm" svg:viewBox="0 0 357 227" svg:d="M322 0c19 0 35 50 35 113 0 62-16 114-35 114h-287c-19 0-35-52-35-114 0-63 16-113 35-113z">
          <text:p/>
        </draw:path>
        <draw:path draw:style-name="gr3" draw:text-style-name="P4" draw:layer="layout" svg:width="0.356cm" svg:height="0.226cm" svg:x="1.253cm" svg:y="2.892cm" svg:viewBox="0 0 357 227" svg:d="M322 0c19 0 35 50 35 113 0 62-16 114-35 114h-287c-19 0-35-52-35-114 0-63 16-113 35-113z">
          <text:p/>
        </draw:path>
        <draw:path draw:style-name="gr3" draw:text-style-name="P4" draw:layer="layout" svg:width="0.035cm" svg:height="0.226cm" svg:x="1.538cm" svg:y="2.892cm" svg:viewBox="0 0 36 227" svg:d="M36 227c-20 0-36-52-36-114 0-63 16-113 36-113">
          <text:p/>
        </draw:path>
        <draw:path draw:style-name="gr2" draw:text-style-name="P3" draw:layer="layout" svg:width="0.356cm" svg:height="0.225cm" svg:x="1.253cm" svg:y="3.118cm" svg:viewBox="0 0 357 226" svg:d="M322 0c19 0 35 50 35 112 0 63-16 114-35 114h-287c-19 0-35-51-35-114 0-62 16-112 35-112z">
          <text:p/>
        </draw:path>
        <draw:path draw:style-name="gr3" draw:text-style-name="P4" draw:layer="layout" svg:width="0.356cm" svg:height="0.225cm" svg:x="1.253cm" svg:y="3.118cm" svg:viewBox="0 0 357 226" svg:d="M322 0c19 0 35 50 35 112 0 63-16 114-35 114h-287c-19 0-35-51-35-114 0-62 16-112 35-112z">
          <text:p/>
        </draw:path>
        <draw:path draw:style-name="gr3" draw:text-style-name="P4" draw:layer="layout" svg:width="0.035cm" svg:height="0.225cm" svg:x="1.538cm" svg:y="3.118cm" svg:viewBox="0 0 36 226" svg:d="M36 226c-20 0-36-51-36-114 0-62 16-112 36-112">
          <text:p/>
        </draw:path>
        <draw:path draw:style-name="gr2" draw:text-style-name="P3" draw:layer="layout" svg:width="0.356cm" svg:height="0.226cm" svg:x="1.253cm" svg:y="2.44cm" svg:viewBox="0 0 357 227" svg:d="M322 0c19 0 35 50 35 113 0 62-16 114-35 114h-287c-19 0-35-52-35-114 0-63 16-113 35-113z">
          <text:p/>
        </draw:path>
        <draw:path draw:style-name="gr3" draw:text-style-name="P4" draw:layer="layout" svg:width="0.356cm" svg:height="0.226cm" svg:x="1.253cm" svg:y="2.44cm" svg:viewBox="0 0 357 227" svg:d="M322 0c19 0 35 50 35 113 0 62-16 114-35 114h-287c-19 0-35-52-35-114 0-63 16-113 35-113z">
          <text:p/>
        </draw:path>
        <draw:path draw:style-name="gr3" draw:text-style-name="P4" draw:layer="layout" svg:width="0.035cm" svg:height="0.226cm" svg:x="1.538cm" svg:y="2.44cm" svg:viewBox="0 0 36 227" svg:d="M36 227c-20 0-36-52-36-114 0-63 16-113 36-113">
          <text:p/>
        </draw:path>
        <draw:path draw:style-name="gr2" draw:text-style-name="P3" draw:layer="layout" svg:width="0.356cm" svg:height="0.225cm" svg:x="1.253cm" svg:y="2.667cm" svg:viewBox="0 0 357 226" svg:d="M322 0c19 0 35 50 35 112 0 63-16 114-35 114h-287c-19 0-35-51-35-114 0-62 16-112 35-112z">
          <text:p/>
        </draw:path>
        <draw:path draw:style-name="gr3" draw:text-style-name="P4" draw:layer="layout" svg:width="0.356cm" svg:height="0.225cm" svg:x="1.253cm" svg:y="2.667cm" svg:viewBox="0 0 357 226" svg:d="M322 0c19 0 35 50 35 112 0 63-16 114-35 114h-287c-19 0-35-51-35-114 0-62 16-112 35-112z">
          <text:p/>
        </draw:path>
        <draw:path draw:style-name="gr3" draw:text-style-name="P4" draw:layer="layout" svg:width="0.035cm" svg:height="0.225cm" svg:x="1.538cm" svg:y="2.667cm" svg:viewBox="0 0 36 226" svg:d="M36 226c-20 0-36-51-36-114 0-62 16-112 36-112">
          <text:p/>
        </draw:path>
        <draw:path draw:style-name="gr2" draw:text-style-name="P3" draw:layer="layout" svg:width="0.356cm" svg:height="0.226cm" svg:x="1.253cm" svg:y="1.989cm" svg:viewBox="0 0 357 227" svg:d="M322 0c19 0 35 50 35 113 0 62-16 114-35 114h-287c-19 0-35-52-35-114 0-63 16-113 35-113z">
          <text:p/>
        </draw:path>
        <draw:path draw:style-name="gr3" draw:text-style-name="P4" draw:layer="layout" svg:width="0.356cm" svg:height="0.226cm" svg:x="1.253cm" svg:y="1.989cm" svg:viewBox="0 0 357 227" svg:d="M322 0c19 0 35 50 35 113 0 62-16 114-35 114h-287c-19 0-35-52-35-114 0-63 16-113 35-113z">
          <text:p/>
        </draw:path>
        <draw:path draw:style-name="gr3" draw:text-style-name="P4" draw:layer="layout" svg:width="0.035cm" svg:height="0.226cm" svg:x="1.538cm" svg:y="1.989cm" svg:viewBox="0 0 36 227" svg:d="M36 227c-20 0-36-52-36-114 0-63 16-113 36-113">
          <text:p/>
        </draw:path>
        <draw:path draw:style-name="gr2" draw:text-style-name="P3" draw:layer="layout" svg:width="0.356cm" svg:height="0.225cm" svg:x="1.253cm" svg:y="2.215cm" svg:viewBox="0 0 357 226" svg:d="M322 0c19 0 35 50 35 112 0 63-16 114-35 114h-287c-19 0-35-51-35-114 0-62 16-112 35-112z">
          <text:p/>
        </draw:path>
        <draw:path draw:style-name="gr3" draw:text-style-name="P4" draw:layer="layout" svg:width="0.356cm" svg:height="0.225cm" svg:x="1.253cm" svg:y="2.215cm" svg:viewBox="0 0 357 226" svg:d="M322 0c19 0 35 50 35 112 0 63-16 114-35 114h-287c-19 0-35-51-35-114 0-62 16-112 35-112z">
          <text:p/>
        </draw:path>
        <draw:path draw:style-name="gr3" draw:text-style-name="P4" draw:layer="layout" svg:width="0.035cm" svg:height="0.225cm" svg:x="1.538cm" svg:y="2.215cm" svg:viewBox="0 0 36 226" svg:d="M36 226c-20 0-36-51-36-114 0-62 16-112 36-112">
          <text:p/>
        </draw:path>
        <draw:path draw:style-name="gr2" draw:text-style-name="P3" draw:layer="layout" svg:width="0.356cm" svg:height="0.225cm" svg:x="1.184cm" svg:y="3.468cm" svg:viewBox="0 0 357 226" svg:d="M322 0c19 0 35 50 35 113s-16 113-35 113h-287c-19 0-35-50-35-113s16-113 35-113z">
          <text:p/>
        </draw:path>
        <draw:path draw:style-name="gr3" draw:text-style-name="P4" draw:layer="layout" svg:width="0.356cm" svg:height="0.225cm" svg:x="1.184cm" svg:y="3.468cm" svg:viewBox="0 0 357 226" svg:d="M322 0c19 0 35 50 35 113s-16 113-35 113h-287c-19 0-35-50-35-113s16-113 35-113z">
          <text:p/>
        </draw:path>
        <draw:path draw:style-name="gr3" draw:text-style-name="P4" draw:layer="layout" svg:width="0.035cm" svg:height="0.225cm" svg:x="1.47cm" svg:y="3.468cm" svg:viewBox="0 0 36 226" svg:d="M36 226c-20 0-36-50-36-113s16-113 36-113">
          <text:p/>
        </draw:path>
        <draw:path draw:style-name="gr2" draw:text-style-name="P3" draw:layer="layout" svg:width="0.356cm" svg:height="0.226cm" svg:x="1.184cm" svg:y="3.693cm" svg:viewBox="0 0 357 227" svg:d="M322 0c19 0 35 51 35 114 0 62-16 113-35 113h-287c-19 0-35-51-35-113 0-63 16-114 35-114z">
          <text:p/>
        </draw:path>
        <draw:path draw:style-name="gr3" draw:text-style-name="P4" draw:layer="layout" svg:width="0.356cm" svg:height="0.226cm" svg:x="1.184cm" svg:y="3.693cm" svg:viewBox="0 0 357 227" svg:d="M322 0c19 0 35 51 35 114 0 62-16 113-35 113h-287c-19 0-35-51-35-113 0-63 16-114 35-114z">
          <text:p/>
        </draw:path>
        <draw:path draw:style-name="gr3" draw:text-style-name="P4" draw:layer="layout" svg:width="0.035cm" svg:height="0.226cm" svg:x="1.47cm" svg:y="3.693cm" svg:viewBox="0 0 36 227" svg:d="M36 227c-20 0-36-51-36-113 0-63 16-114 36-114">
          <text:p/>
        </draw:path>
        <draw:path draw:style-name="gr2" draw:text-style-name="P3" draw:layer="layout" svg:width="0.356cm" svg:height="0.225cm" svg:x="1.184cm" svg:y="3.016cm" svg:viewBox="0 0 357 226" svg:d="M322 0c19 0 35 50 35 113s-16 113-35 113h-287c-19 0-35-50-35-113s16-113 35-113z">
          <text:p/>
        </draw:path>
        <draw:path draw:style-name="gr3" draw:text-style-name="P4" draw:layer="layout" svg:width="0.356cm" svg:height="0.225cm" svg:x="1.184cm" svg:y="3.016cm" svg:viewBox="0 0 357 226" svg:d="M322 0c19 0 35 50 35 113s-16 113-35 113h-287c-19 0-35-50-35-113s16-113 35-113z">
          <text:p/>
        </draw:path>
        <draw:path draw:style-name="gr3" draw:text-style-name="P4" draw:layer="layout" svg:width="0.035cm" svg:height="0.225cm" svg:x="1.47cm" svg:y="3.016cm" svg:viewBox="0 0 36 226" svg:d="M36 226c-20 0-36-50-36-113s16-113 36-113">
          <text:p/>
        </draw:path>
        <draw:path draw:style-name="gr2" draw:text-style-name="P3" draw:layer="layout" svg:width="0.356cm" svg:height="0.226cm" svg:x="1.184cm" svg:y="3.242cm" svg:viewBox="0 0 357 227" svg:d="M322 0c19 0 35 51 35 114 0 62-16 113-35 113h-287c-19 0-35-51-35-113 0-63 16-114 35-114z">
          <text:p/>
        </draw:path>
        <draw:path draw:style-name="gr3" draw:text-style-name="P4" draw:layer="layout" svg:width="0.356cm" svg:height="0.226cm" svg:x="1.184cm" svg:y="3.242cm" svg:viewBox="0 0 357 227" svg:d="M322 0c19 0 35 51 35 114 0 62-16 113-35 113h-287c-19 0-35-51-35-113 0-63 16-114 35-114z">
          <text:p/>
        </draw:path>
        <draw:path draw:style-name="gr3" draw:text-style-name="P4" draw:layer="layout" svg:width="0.035cm" svg:height="0.226cm" svg:x="1.47cm" svg:y="3.242cm" svg:viewBox="0 0 36 227" svg:d="M36 227c-20 0-36-51-36-113 0-63 16-114 36-114">
          <text:p/>
        </draw:path>
        <draw:path draw:style-name="gr2" draw:text-style-name="P3" draw:layer="layout" svg:width="0.356cm" svg:height="0.225cm" svg:x="1.184cm" svg:y="2.565cm" svg:viewBox="0 0 357 226" svg:d="M322 0c19 0 35 50 35 113s-16 113-35 113h-287c-19 0-35-50-35-113s16-113 35-113z">
          <text:p/>
        </draw:path>
        <draw:path draw:style-name="gr3" draw:text-style-name="P4" draw:layer="layout" svg:width="0.356cm" svg:height="0.225cm" svg:x="1.184cm" svg:y="2.565cm" svg:viewBox="0 0 357 226" svg:d="M322 0c19 0 35 50 35 113s-16 113-35 113h-287c-19 0-35-50-35-113s16-113 35-113z">
          <text:p/>
        </draw:path>
        <draw:path draw:style-name="gr3" draw:text-style-name="P4" draw:layer="layout" svg:width="0.035cm" svg:height="0.225cm" svg:x="1.47cm" svg:y="2.565cm" svg:viewBox="0 0 36 226" svg:d="M36 226c-20 0-36-50-36-113s16-113 36-113">
          <text:p/>
        </draw:path>
        <draw:path draw:style-name="gr2" draw:text-style-name="P3" draw:layer="layout" svg:width="0.356cm" svg:height="0.226cm" svg:x="1.184cm" svg:y="2.79cm" svg:viewBox="0 0 357 227" svg:d="M322 0c19 0 35 51 35 114 0 62-16 113-35 113h-287c-19 0-35-51-35-113 0-63 16-114 35-114z">
          <text:p/>
        </draw:path>
        <draw:path draw:style-name="gr3" draw:text-style-name="P4" draw:layer="layout" svg:width="0.356cm" svg:height="0.226cm" svg:x="1.184cm" svg:y="2.79cm" svg:viewBox="0 0 357 227" svg:d="M322 0c19 0 35 51 35 114 0 62-16 113-35 113h-287c-19 0-35-51-35-113 0-63 16-114 35-114z">
          <text:p/>
        </draw:path>
        <draw:path draw:style-name="gr3" draw:text-style-name="P4" draw:layer="layout" svg:width="0.035cm" svg:height="0.226cm" svg:x="1.47cm" svg:y="2.79cm" svg:viewBox="0 0 36 227" svg:d="M36 227c-20 0-36-51-36-113 0-63 16-114 36-114">
          <text:p/>
        </draw:path>
        <draw:path draw:style-name="gr2" draw:text-style-name="P3" draw:layer="layout" svg:width="0.356cm" svg:height="0.225cm" svg:x="1.184cm" svg:y="2.113cm" svg:viewBox="0 0 357 226" svg:d="M322 0c19 0 35 50 35 113s-16 113-35 113h-287c-19 0-35-50-35-113s16-113 35-113z">
          <text:p/>
        </draw:path>
        <draw:path draw:style-name="gr3" draw:text-style-name="P4" draw:layer="layout" svg:width="0.356cm" svg:height="0.225cm" svg:x="1.184cm" svg:y="2.113cm" svg:viewBox="0 0 357 226" svg:d="M322 0c19 0 35 50 35 113s-16 113-35 113h-287c-19 0-35-50-35-113s16-113 35-113z">
          <text:p/>
        </draw:path>
        <draw:path draw:style-name="gr3" draw:text-style-name="P4" draw:layer="layout" svg:width="0.035cm" svg:height="0.225cm" svg:x="1.47cm" svg:y="2.113cm" svg:viewBox="0 0 36 226" svg:d="M36 226c-20 0-36-50-36-113s16-113 36-113">
          <text:p/>
        </draw:path>
        <draw:path draw:style-name="gr2" draw:text-style-name="P3" draw:layer="layout" svg:width="0.356cm" svg:height="0.226cm" svg:x="1.184cm" svg:y="2.339cm" svg:viewBox="0 0 357 227" svg:d="M322 0c19 0 35 51 35 114 0 62-16 113-35 113h-287c-19 0-35-51-35-113 0-63 16-114 35-114z">
          <text:p/>
        </draw:path>
        <draw:path draw:style-name="gr3" draw:text-style-name="P4" draw:layer="layout" svg:width="0.356cm" svg:height="0.226cm" svg:x="1.184cm" svg:y="2.339cm" svg:viewBox="0 0 357 227" svg:d="M322 0c19 0 35 51 35 114 0 62-16 113-35 113h-287c-19 0-35-51-35-113 0-63 16-114 35-114z">
          <text:p/>
        </draw:path>
        <draw:path draw:style-name="gr3" draw:text-style-name="P4" draw:layer="layout" svg:width="0.035cm" svg:height="0.226cm" svg:x="1.47cm" svg:y="2.339cm" svg:viewBox="0 0 36 227" svg:d="M36 227c-20 0-36-51-36-113 0-63 16-114 36-114">
          <text:p/>
        </draw:path>
        <draw:line draw:style-name="gr4" draw:text-style-name="P4" draw:layer="layout" svg:x1="1.515cm" svg:y1="2.227cm" svg:x2="2.23cm" svg:y2="2.227cm">
          <text:p/>
        </draw:line>
        <draw:line draw:style-name="gr4" draw:text-style-name="P4" draw:layer="layout" svg:x1="1.515cm" svg:y1="2.227cm" svg:x2="1.511cm" svg:y2="2.227cm">
          <text:p/>
        </draw:line>
        <draw:polygon draw:style-name="gr5" draw:text-style-name="P5" draw:layer="layout" svg:width="0.123cm" svg:height="0.105cm" svg:x="2.235cm" svg:y="2.174cm" svg:viewBox="0 0 124 106" draw:points="124,53 0,106 0,0">
          <text:p/>
        </draw:polygon>
        <draw:line draw:style-name="gr4" draw:text-style-name="P4" draw:layer="layout" svg:x1="1.515cm" svg:y1="2.453cm" svg:x2="2.23cm" svg:y2="2.453cm">
          <text:p/>
        </draw:line>
        <draw:line draw:style-name="gr4" draw:text-style-name="P4" draw:layer="layout" svg:x1="1.515cm" svg:y1="2.453cm" svg:x2="1.511cm" svg:y2="2.453cm">
          <text:p/>
        </draw:line>
        <draw:polygon draw:style-name="gr5" draw:text-style-name="P5" draw:layer="layout" svg:width="0.123cm" svg:height="0.105cm" svg:x="2.235cm" svg:y="2.4cm" svg:viewBox="0 0 124 106" draw:points="124,53 0,106 0,0">
          <text:p/>
        </draw:polygon>
        <draw:line draw:style-name="gr4" draw:text-style-name="P4" draw:layer="layout" svg:x1="1.515cm" svg:y1="2.679cm" svg:x2="2.23cm" svg:y2="2.679cm">
          <text:p/>
        </draw:line>
        <draw:line draw:style-name="gr4" draw:text-style-name="P4" draw:layer="layout" svg:x1="1.515cm" svg:y1="2.679cm" svg:x2="1.511cm" svg:y2="2.679cm">
          <text:p/>
        </draw:line>
        <draw:polygon draw:style-name="gr5" draw:text-style-name="P5" draw:layer="layout" svg:width="0.123cm" svg:height="0.105cm" svg:x="2.235cm" svg:y="2.625cm" svg:viewBox="0 0 124 106" draw:points="124,53 0,106 0,0">
          <text:p/>
        </draw:polygon>
        <draw:line draw:style-name="gr4" draw:text-style-name="P4" draw:layer="layout" svg:x1="1.515cm" svg:y1="2.904cm" svg:x2="2.23cm" svg:y2="2.904cm">
          <text:p/>
        </draw:line>
        <draw:line draw:style-name="gr4" draw:text-style-name="P4" draw:layer="layout" svg:x1="1.515cm" svg:y1="2.904cm" svg:x2="1.511cm" svg:y2="2.904cm">
          <text:p/>
        </draw:line>
        <draw:polygon draw:style-name="gr5" draw:text-style-name="P5" draw:layer="layout" svg:width="0.123cm" svg:height="0.105cm" svg:x="2.235cm" svg:y="2.851cm" svg:viewBox="0 0 124 106" draw:points="124,53 0,106 0,0">
          <text:p/>
        </draw:polygon>
        <draw:line draw:style-name="gr4" draw:text-style-name="P4" draw:layer="layout" svg:x1="1.515cm" svg:y1="3.13cm" svg:x2="2.23cm" svg:y2="3.13cm">
          <text:p/>
        </draw:line>
        <draw:line draw:style-name="gr4" draw:text-style-name="P4" draw:layer="layout" svg:x1="1.515cm" svg:y1="3.13cm" svg:x2="1.511cm" svg:y2="3.13cm">
          <text:p/>
        </draw:line>
        <draw:polygon draw:style-name="gr5" draw:text-style-name="P5" draw:layer="layout" svg:width="0.123cm" svg:height="0.105cm" svg:x="2.235cm" svg:y="3.077cm" svg:viewBox="0 0 124 106" draw:points="124,54 0,106 0,0">
          <text:p/>
        </draw:polygon>
        <draw:line draw:style-name="gr4" draw:text-style-name="P4" draw:layer="layout" svg:x1="1.515cm" svg:y1="3.356cm" svg:x2="2.23cm" svg:y2="3.356cm">
          <text:p/>
        </draw:line>
        <draw:line draw:style-name="gr4" draw:text-style-name="P4" draw:layer="layout" svg:x1="1.515cm" svg:y1="3.356cm" svg:x2="1.511cm" svg:y2="3.356cm">
          <text:p/>
        </draw:line>
        <draw:polygon draw:style-name="gr5" draw:text-style-name="P5" draw:layer="layout" svg:width="0.123cm" svg:height="0.105cm" svg:x="2.235cm" svg:y="3.303cm" svg:viewBox="0 0 124 106" draw:points="124,53 0,106 0,0">
          <text:p/>
        </draw:polygon>
        <draw:polygon draw:style-name="gr6" draw:text-style-name="P5" draw:layer="layout" svg:width="0.715cm" svg:height="0.011cm" svg:x="1.515cm" svg:y="3.576cm" svg:viewBox="0 0 716 12" draw:points="716,12 0,12 0,0 716,0">
          <text:p/>
        </draw:polygon>
        <draw:polygon draw:style-name="gr6" draw:text-style-name="P5" draw:layer="layout" svg:width="0.004cm" svg:height="0.011cm" svg:x="1.511cm" svg:y="3.576cm" svg:viewBox="0 0 5 12" draw:points="5,12 0,12 0,0 5,0">
          <text:p/>
        </draw:polygon>
        <draw:polygon draw:style-name="gr6" draw:text-style-name="P5" draw:layer="layout" svg:width="0.123cm" svg:height="0.105cm" svg:x="2.235cm" svg:y="3.528cm" svg:viewBox="0 0 124 106" draw:points="124,53 0,106 0,0">
          <text:p/>
        </draw:polygon>
        <draw:path draw:style-name="gr6" draw:text-style-name="P5" draw:layer="layout" svg:width="0.141cm" svg:height="0.121cm" svg:x="2.23cm" svg:y="3.521cm" svg:viewBox="0 0 142 122" svg:d="M142 61l-142 61v-122zM9 105l105-44-105-45z">
          <text:p/>
        </draw:path>
        <draw:path draw:style-name="gr6" draw:text-style-name="P5" draw:layer="layout" svg:width="0.715cm" svg:height="0.01cm" svg:x="1.515cm" svg:y="3.802cm" svg:viewBox="0 0 716 11" svg:d="M230 11h-230v-11h230zM716 11h-224v-11h224z">
          <text:p/>
        </draw:path>
        <draw:polygon draw:style-name="gr6" draw:text-style-name="P5" draw:layer="layout" svg:width="0.004cm" svg:height="0.01cm" svg:x="1.511cm" svg:y="3.802cm" svg:viewBox="0 0 5 11" draw:points="5,11 0,11 0,0 5,0">
          <text:p/>
        </draw:polygon>
        <draw:polygon draw:style-name="gr6" draw:text-style-name="P5" draw:layer="layout" svg:width="0.123cm" svg:height="0.105cm" svg:x="2.235cm" svg:y="3.755cm" svg:viewBox="0 0 124 106" draw:points="124,53 0,106 0,0">
          <text:p/>
        </draw:polygon>
        <draw:path draw:style-name="gr6" draw:text-style-name="P5" draw:layer="layout" svg:width="0.141cm" svg:height="0.121cm" svg:x="2.23cm" svg:y="3.747cm" svg:viewBox="0 0 142 122" svg:d="M142 61l-142 61v-122zM9 105l105-44-105-45z">
          <text:p/>
        </draw:path>
        <draw:line draw:style-name="gr4" draw:text-style-name="P4" draw:layer="layout" svg:x1="1.575cm" svg:y1="2.103cm" svg:x2="2.29cm" svg:y2="2.103cm">
          <text:p/>
        </draw:line>
        <draw:line draw:style-name="gr4" draw:text-style-name="P4" draw:layer="layout" svg:x1="1.575cm" svg:y1="2.103cm" svg:x2="1.571cm" svg:y2="2.103cm">
          <text:p/>
        </draw:line>
        <draw:polygon draw:style-name="gr5" draw:text-style-name="P5" draw:layer="layout" svg:width="0.123cm" svg:height="0.104cm" svg:x="2.295cm" svg:y="2.05cm" svg:viewBox="0 0 124 105" draw:points="124,53 0,105 0,0">
          <text:p/>
        </draw:polygon>
        <draw:line draw:style-name="gr4" draw:text-style-name="P4" draw:layer="layout" svg:x1="1.575cm" svg:y1="2.329cm" svg:x2="2.29cm" svg:y2="2.329cm">
          <text:p/>
        </draw:line>
        <draw:line draw:style-name="gr4" draw:text-style-name="P4" draw:layer="layout" svg:x1="1.575cm" svg:y1="2.329cm" svg:x2="1.571cm" svg:y2="2.329cm">
          <text:p/>
        </draw:line>
        <draw:polygon draw:style-name="gr5" draw:text-style-name="P5" draw:layer="layout" svg:width="0.123cm" svg:height="0.105cm" svg:x="2.295cm" svg:y="2.275cm" svg:viewBox="0 0 124 106" draw:points="124,53 0,106 0,0">
          <text:p/>
        </draw:polygon>
        <draw:line draw:style-name="gr4" draw:text-style-name="P4" draw:layer="layout" svg:x1="1.575cm" svg:y1="2.554cm" svg:x2="2.29cm" svg:y2="2.554cm">
          <text:p/>
        </draw:line>
        <draw:line draw:style-name="gr4" draw:text-style-name="P4" draw:layer="layout" svg:x1="1.575cm" svg:y1="2.554cm" svg:x2="1.571cm" svg:y2="2.554cm">
          <text:p/>
        </draw:line>
        <draw:polygon draw:style-name="gr5" draw:text-style-name="P5" draw:layer="layout" svg:width="0.123cm" svg:height="0.104cm" svg:x="2.295cm" svg:y="2.502cm" svg:viewBox="0 0 124 105" draw:points="124,53 0,105 0,0">
          <text:p/>
        </draw:polygon>
        <draw:line draw:style-name="gr4" draw:text-style-name="P4" draw:layer="layout" svg:x1="1.575cm" svg:y1="2.78cm" svg:x2="2.29cm" svg:y2="2.78cm">
          <text:p/>
        </draw:line>
        <draw:line draw:style-name="gr4" draw:text-style-name="P4" draw:layer="layout" svg:x1="1.575cm" svg:y1="2.78cm" svg:x2="1.571cm" svg:y2="2.78cm">
          <text:p/>
        </draw:line>
        <draw:polygon draw:style-name="gr5" draw:text-style-name="P5" draw:layer="layout" svg:width="0.123cm" svg:height="0.105cm" svg:x="2.295cm" svg:y="2.727cm" svg:viewBox="0 0 124 106" draw:points="124,53 0,106 0,0">
          <text:p/>
        </draw:polygon>
        <draw:line draw:style-name="gr4" draw:text-style-name="P4" draw:layer="layout" svg:x1="1.575cm" svg:y1="3.006cm" svg:x2="2.29cm" svg:y2="3.006cm">
          <text:p/>
        </draw:line>
        <draw:line draw:style-name="gr4" draw:text-style-name="P4" draw:layer="layout" svg:x1="1.575cm" svg:y1="3.006cm" svg:x2="1.571cm" svg:y2="3.006cm">
          <text:p/>
        </draw:line>
        <draw:polygon draw:style-name="gr5" draw:text-style-name="P5" draw:layer="layout" svg:width="0.123cm" svg:height="0.104cm" svg:x="2.295cm" svg:y="2.953cm" svg:viewBox="0 0 124 105" draw:points="124,53 0,105 0,0">
          <text:p/>
        </draw:polygon>
        <draw:line draw:style-name="gr4" draw:text-style-name="P4" draw:layer="layout" svg:x1="1.575cm" svg:y1="3.232cm" svg:x2="2.29cm" svg:y2="3.232cm">
          <text:p/>
        </draw:line>
        <draw:line draw:style-name="gr4" draw:text-style-name="P4" draw:layer="layout" svg:x1="1.575cm" svg:y1="3.232cm" svg:x2="1.571cm" svg:y2="3.232cm">
          <text:p/>
        </draw:line>
        <draw:polygon draw:style-name="gr5" draw:text-style-name="P5" draw:layer="layout" svg:width="0.123cm" svg:height="0.105cm" svg:x="2.295cm" svg:y="3.179cm" svg:viewBox="0 0 124 106" draw:points="124,54 0,106 0,0">
          <text:p/>
        </draw:polygon>
        <draw:polygon draw:style-name="gr6" draw:text-style-name="P5" draw:layer="layout" svg:width="0.715cm" svg:height="0.011cm" svg:x="1.575cm" svg:y="3.452cm" svg:viewBox="0 0 716 12" draw:points="716,12 0,12 0,0 716,0">
          <text:p/>
        </draw:polygon>
        <draw:polygon draw:style-name="gr6" draw:text-style-name="P5" draw:layer="layout" svg:width="0.004cm" svg:height="0.011cm" svg:x="1.571cm" svg:y="3.452cm" svg:viewBox="0 0 5 12" draw:points="5,12 0,12 0,0 5,0">
          <text:p/>
        </draw:polygon>
        <draw:polygon draw:style-name="gr6" draw:text-style-name="P5" draw:layer="layout" svg:width="0.123cm" svg:height="0.104cm" svg:x="2.295cm" svg:y="3.405cm" svg:viewBox="0 0 124 105" draw:points="124,53 0,105 0,0">
          <text:p/>
        </draw:polygon>
        <draw:path draw:style-name="gr6" draw:text-style-name="P5" draw:layer="layout" svg:width="0.141cm" svg:height="0.121cm" svg:x="2.29cm" svg:y="3.397cm" svg:viewBox="0 0 142 122" svg:d="M142 60l-142 62v-122zM9 105l105-45-105-44z">
          <text:p/>
        </draw:path>
        <draw:polygon draw:style-name="gr6" draw:text-style-name="P5" draw:layer="layout" svg:width="0.715cm" svg:height="0.011cm" svg:x="1.575cm" svg:y="3.678cm" svg:viewBox="0 0 716 12" draw:points="716,12 0,12 0,0 716,0">
          <text:p/>
        </draw:polygon>
        <draw:polygon draw:style-name="gr6" draw:text-style-name="P5" draw:layer="layout" svg:width="0.004cm" svg:height="0.011cm" svg:x="1.571cm" svg:y="3.678cm" svg:viewBox="0 0 5 12" draw:points="5,12 0,12 0,0 5,0">
          <text:p/>
        </draw:polygon>
        <draw:polygon draw:style-name="gr6" draw:text-style-name="P5" draw:layer="layout" svg:width="0.123cm" svg:height="0.105cm" svg:x="2.295cm" svg:y="3.63cm" svg:viewBox="0 0 124 106" draw:points="124,53 0,106 0,0">
          <text:p/>
        </draw:polygon>
        <draw:path draw:style-name="gr6" draw:text-style-name="P5" draw:layer="layout" svg:width="0.141cm" svg:height="0.121cm" svg:x="2.29cm" svg:y="3.622cm" svg:viewBox="0 0 142 122" svg:d="M142 62l-142 60v-122zM9 106l105-44-105-46z">
          <text:p/>
        </draw:path>
        <draw:line draw:style-name="gr4" draw:text-style-name="P4" draw:layer="layout" svg:x1="1.661cm" svg:y1="1.99cm" svg:x2="2.376cm" svg:y2="1.99cm">
          <text:p/>
        </draw:line>
        <draw:line draw:style-name="gr4" draw:text-style-name="P4" draw:layer="layout" svg:x1="1.661cm" svg:y1="1.99cm" svg:x2="1.657cm" svg:y2="1.99cm">
          <text:p/>
        </draw:line>
        <draw:polygon draw:style-name="gr5" draw:text-style-name="P5" draw:layer="layout" svg:width="0.123cm" svg:height="0.105cm" svg:x="2.381cm" svg:y="1.937cm" svg:viewBox="0 0 124 106" draw:points="124,54 0,106 0,0">
          <text:p/>
        </draw:polygon>
        <draw:line draw:style-name="gr4" draw:text-style-name="P4" draw:layer="layout" svg:x1="1.661cm" svg:y1="2.216cm" svg:x2="2.376cm" svg:y2="2.216cm">
          <text:p/>
        </draw:line>
        <draw:line draw:style-name="gr4" draw:text-style-name="P4" draw:layer="layout" svg:x1="1.661cm" svg:y1="2.216cm" svg:x2="1.657cm" svg:y2="2.216cm">
          <text:p/>
        </draw:line>
        <draw:polygon draw:style-name="gr5" draw:text-style-name="P5" draw:layer="layout" svg:width="0.123cm" svg:height="0.104cm" svg:x="2.381cm" svg:y="2.163cm" svg:viewBox="0 0 124 105" draw:points="124,53 0,105 0,0">
          <text:p/>
        </draw:polygon>
        <draw:line draw:style-name="gr4" draw:text-style-name="P4" draw:layer="layout" svg:x1="1.661cm" svg:y1="2.442cm" svg:x2="2.376cm" svg:y2="2.442cm">
          <text:p/>
        </draw:line>
        <draw:line draw:style-name="gr4" draw:text-style-name="P4" draw:layer="layout" svg:x1="1.661cm" svg:y1="2.442cm" svg:x2="1.657cm" svg:y2="2.442cm">
          <text:p/>
        </draw:line>
        <draw:polygon draw:style-name="gr5" draw:text-style-name="P5" draw:layer="layout" svg:width="0.123cm" svg:height="0.105cm" svg:x="2.381cm" svg:y="2.389cm" svg:viewBox="0 0 124 106" draw:points="124,53 0,106 0,0">
          <text:p/>
        </draw:polygon>
        <draw:line draw:style-name="gr4" draw:text-style-name="P4" draw:layer="layout" svg:x1="1.661cm" svg:y1="2.667cm" svg:x2="2.376cm" svg:y2="2.667cm">
          <text:p/>
        </draw:line>
        <draw:line draw:style-name="gr4" draw:text-style-name="P4" draw:layer="layout" svg:x1="1.661cm" svg:y1="2.667cm" svg:x2="1.657cm" svg:y2="2.667cm">
          <text:p/>
        </draw:line>
        <draw:polygon draw:style-name="gr5" draw:text-style-name="P5" draw:layer="layout" svg:width="0.123cm" svg:height="0.104cm" svg:x="2.381cm" svg:y="2.615cm" svg:viewBox="0 0 124 105" draw:points="124,53 0,105 0,0">
          <text:p/>
        </draw:polygon>
        <draw:line draw:style-name="gr4" draw:text-style-name="P4" draw:layer="layout" svg:x1="1.661cm" svg:y1="2.893cm" svg:x2="2.376cm" svg:y2="2.893cm">
          <text:p/>
        </draw:line>
        <draw:line draw:style-name="gr4" draw:text-style-name="P4" draw:layer="layout" svg:x1="1.661cm" svg:y1="2.893cm" svg:x2="1.657cm" svg:y2="2.893cm">
          <text:p/>
        </draw:line>
        <draw:polygon draw:style-name="gr5" draw:text-style-name="P5" draw:layer="layout" svg:width="0.123cm" svg:height="0.105cm" svg:x="2.381cm" svg:y="2.84cm" svg:viewBox="0 0 124 106" draw:points="124,53 0,106 0,0">
          <text:p/>
        </draw:polygon>
        <draw:line draw:style-name="gr4" draw:text-style-name="P4" draw:layer="layout" svg:x1="1.661cm" svg:y1="3.119cm" svg:x2="2.376cm" svg:y2="3.119cm">
          <text:p/>
        </draw:line>
        <draw:line draw:style-name="gr4" draw:text-style-name="P4" draw:layer="layout" svg:x1="1.661cm" svg:y1="3.119cm" svg:x2="1.657cm" svg:y2="3.119cm">
          <text:p/>
        </draw:line>
        <draw:polygon draw:style-name="gr5" draw:text-style-name="P5" draw:layer="layout" svg:width="0.123cm" svg:height="0.104cm" svg:x="2.381cm" svg:y="3.066cm" svg:viewBox="0 0 124 105" draw:points="124,53 0,105 0,0">
          <text:p/>
        </draw:polygon>
        <draw:line draw:style-name="gr4" draw:text-style-name="P4" draw:layer="layout" svg:x1="1.661cm" svg:y1="3.345cm" svg:x2="2.376cm" svg:y2="3.345cm">
          <text:p/>
        </draw:line>
        <draw:line draw:style-name="gr4" draw:text-style-name="P4" draw:layer="layout" svg:x1="1.661cm" svg:y1="3.345cm" svg:x2="1.657cm" svg:y2="3.345cm">
          <text:p/>
        </draw:line>
        <draw:polygon draw:style-name="gr5" draw:text-style-name="P5" draw:layer="layout" svg:width="0.123cm" svg:height="0.105cm" svg:x="2.381cm" svg:y="3.292cm" svg:viewBox="0 0 124 106" draw:points="124,54 0,106 0,0">
          <text:p/>
        </draw:polygon>
        <draw:polygon draw:style-name="gr6" draw:text-style-name="P5" draw:layer="layout" svg:width="0.715cm" svg:height="0.011cm" svg:x="1.661cm" svg:y="3.565cm" svg:viewBox="0 0 716 12" draw:points="716,12 0,12 0,0 716,0">
          <text:p/>
        </draw:polygon>
        <draw:polygon draw:style-name="gr6" draw:text-style-name="P5" draw:layer="layout" svg:width="0.004cm" svg:height="0.011cm" svg:x="1.657cm" svg:y="3.565cm" svg:viewBox="0 0 5 12" draw:points="5,12 0,12 0,0 5,0">
          <text:p/>
        </draw:polygon>
        <draw:polygon draw:style-name="gr6" draw:text-style-name="P5" draw:layer="layout" svg:width="0.123cm" svg:height="0.104cm" svg:x="2.381cm" svg:y="3.518cm" svg:viewBox="0 0 124 105" draw:points="124,53 0,105 0,0">
          <text:p/>
        </draw:polygon>
        <draw:path draw:style-name="gr6" draw:text-style-name="P5" draw:layer="layout" svg:width="0.141cm" svg:height="0.121cm" svg:x="2.377cm" svg:y="3.509cm" svg:viewBox="0 0 142 122" svg:d="M142 62l-142 60v-122zM9 106l105-44-105-45z">
          <text:p/>
        </draw:path>
        <draw:line draw:style-name="gr4" draw:text-style-name="P4" draw:layer="layout" svg:x1="1.722cm" svg:y1="1.866cm" svg:x2="2.437cm" svg:y2="1.866cm">
          <text:p/>
        </draw:line>
        <draw:line draw:style-name="gr4" draw:text-style-name="P4" draw:layer="layout" svg:x1="1.721cm" svg:y1="1.866cm" svg:x2="1.717cm" svg:y2="1.866cm">
          <text:p/>
        </draw:line>
        <draw:polygon draw:style-name="gr5" draw:text-style-name="P5" draw:layer="layout" svg:width="0.123cm" svg:height="0.105cm" svg:x="2.441cm" svg:y="1.813cm" svg:viewBox="0 0 124 106" draw:points="124,54 0,106 0,0">
          <text:p/>
        </draw:polygon>
        <draw:line draw:style-name="gr4" draw:text-style-name="P4" draw:layer="layout" svg:x1="1.722cm" svg:y1="2.091cm" svg:x2="2.437cm" svg:y2="2.091cm">
          <text:p/>
        </draw:line>
        <draw:line draw:style-name="gr4" draw:text-style-name="P4" draw:layer="layout" svg:x1="1.721cm" svg:y1="2.091cm" svg:x2="1.717cm" svg:y2="2.091cm">
          <text:p/>
        </draw:line>
        <draw:polygon draw:style-name="gr5" draw:text-style-name="P5" draw:layer="layout" svg:width="0.123cm" svg:height="0.105cm" svg:x="2.441cm" svg:y="2.039cm" svg:viewBox="0 0 124 106" draw:points="124,53 0,106 0,0">
          <text:p/>
        </draw:polygon>
        <draw:line draw:style-name="gr4" draw:text-style-name="P4" draw:layer="layout" svg:x1="1.722cm" svg:y1="2.317cm" svg:x2="2.437cm" svg:y2="2.317cm">
          <text:p/>
        </draw:line>
        <draw:line draw:style-name="gr4" draw:text-style-name="P4" draw:layer="layout" svg:x1="1.721cm" svg:y1="2.317cm" svg:x2="1.717cm" svg:y2="2.317cm">
          <text:p/>
        </draw:line>
        <draw:polygon draw:style-name="gr5" draw:text-style-name="P5" draw:layer="layout" svg:width="0.123cm" svg:height="0.105cm" svg:x="2.441cm" svg:y="2.264cm" svg:viewBox="0 0 124 106" draw:points="124,54 0,106 0,0">
          <text:p/>
        </draw:polygon>
        <draw:line draw:style-name="gr4" draw:text-style-name="P4" draw:layer="layout" svg:x1="1.722cm" svg:y1="2.543cm" svg:x2="2.437cm" svg:y2="2.543cm">
          <text:p/>
        </draw:line>
        <draw:line draw:style-name="gr4" draw:text-style-name="P4" draw:layer="layout" svg:x1="1.721cm" svg:y1="2.543cm" svg:x2="1.717cm" svg:y2="2.543cm">
          <text:p/>
        </draw:line>
        <draw:polygon draw:style-name="gr5" draw:text-style-name="P5" draw:layer="layout" svg:width="0.123cm" svg:height="0.105cm" svg:x="2.441cm" svg:y="2.49cm" svg:viewBox="0 0 124 106" draw:points="124,53 0,106 0,0">
          <text:p/>
        </draw:polygon>
        <draw:line draw:style-name="gr4" draw:text-style-name="P4" draw:layer="layout" svg:x1="1.722cm" svg:y1="2.769cm" svg:x2="2.437cm" svg:y2="2.769cm">
          <text:p/>
        </draw:line>
        <draw:line draw:style-name="gr4" draw:text-style-name="P4" draw:layer="layout" svg:x1="1.721cm" svg:y1="2.769cm" svg:x2="1.717cm" svg:y2="2.769cm">
          <text:p/>
        </draw:line>
        <draw:polygon draw:style-name="gr5" draw:text-style-name="P5" draw:layer="layout" svg:width="0.123cm" svg:height="0.105cm" svg:x="2.441cm" svg:y="2.716cm" svg:viewBox="0 0 124 106" draw:points="124,53 0,106 0,0">
          <text:p/>
        </draw:polygon>
        <draw:line draw:style-name="gr4" draw:text-style-name="P4" draw:layer="layout" svg:x1="1.722cm" svg:y1="2.994cm" svg:x2="2.437cm" svg:y2="2.994cm">
          <text:p/>
        </draw:line>
        <draw:line draw:style-name="gr4" draw:text-style-name="P4" draw:layer="layout" svg:x1="1.721cm" svg:y1="2.994cm" svg:x2="1.717cm" svg:y2="2.994cm">
          <text:p/>
        </draw:line>
        <draw:polygon draw:style-name="gr5" draw:text-style-name="P5" draw:layer="layout" svg:width="0.123cm" svg:height="0.105cm" svg:x="2.441cm" svg:y="2.942cm" svg:viewBox="0 0 124 106" draw:points="124,53 0,106 0,0">
          <text:p/>
        </draw:polygon>
        <draw:line draw:style-name="gr4" draw:text-style-name="P4" draw:layer="layout" svg:x1="1.722cm" svg:y1="3.221cm" svg:x2="2.437cm" svg:y2="3.221cm">
          <text:p/>
        </draw:line>
        <draw:line draw:style-name="gr4" draw:text-style-name="P4" draw:layer="layout" svg:x1="1.721cm" svg:y1="3.221cm" svg:x2="1.717cm" svg:y2="3.221cm">
          <text:p/>
        </draw:line>
        <draw:polygon draw:style-name="gr5" draw:text-style-name="P5" draw:layer="layout" svg:width="0.123cm" svg:height="0.105cm" svg:x="2.441cm" svg:y="3.167cm" svg:viewBox="0 0 124 106" draw:points="124,54 0,106 0,0">
          <text:p/>
        </draw:polygon>
        <draw:polygon draw:style-name="gr6" draw:text-style-name="P5" draw:layer="layout" svg:width="0.715cm" svg:height="0.01cm" svg:x="1.722cm" svg:y="3.441cm" svg:viewBox="0 0 716 11" draw:points="716,11 0,11 0,0 716,0">
          <text:p/>
        </draw:polygon>
        <draw:polygon draw:style-name="gr6" draw:text-style-name="P5" draw:layer="layout" svg:width="0.004cm" svg:height="0.01cm" svg:x="1.717cm" svg:y="3.441cm" svg:viewBox="0 0 5 11" draw:points="5,11 0,11 0,0 5,0">
          <text:p/>
        </draw:polygon>
        <draw:polygon draw:style-name="gr6" draw:text-style-name="P5" draw:layer="layout" svg:width="0.123cm" svg:height="0.105cm" svg:x="2.441cm" svg:y="3.393cm" svg:viewBox="0 0 124 106" draw:points="124,53 0,106 0,0">
          <text:p/>
        </draw:polygon>
        <draw:path draw:style-name="gr6" draw:text-style-name="P5" draw:layer="layout" svg:width="0.141cm" svg:height="0.121cm" svg:x="2.437cm" svg:y="3.386cm" svg:viewBox="0 0 142 122" svg:d="M142 61l-142 61v-122zM9 105l105-44-105-45z">
          <text:p/>
        </draw:path>
        <draw:line draw:style-name="gr4" draw:text-style-name="P4" draw:layer="layout" svg:x1="1.791cm" svg:y1="1.73cm" svg:x2="2.506cm" svg:y2="1.73cm">
          <text:p/>
        </draw:line>
        <draw:line draw:style-name="gr4" draw:text-style-name="P4" draw:layer="layout" svg:x1="1.79cm" svg:y1="1.73cm" svg:x2="1.786cm" svg:y2="1.73cm">
          <text:p/>
        </draw:line>
        <draw:polygon draw:style-name="gr5" draw:text-style-name="P5" draw:layer="layout" svg:width="0.123cm" svg:height="0.105cm" svg:x="2.51cm" svg:y="1.677cm" svg:viewBox="0 0 124 106" draw:points="124,53 0,106 0,0">
          <text:p/>
        </draw:polygon>
        <draw:line draw:style-name="gr4" draw:text-style-name="P4" draw:layer="layout" svg:x1="1.791cm" svg:y1="1.956cm" svg:x2="2.506cm" svg:y2="1.956cm">
          <text:p/>
        </draw:line>
        <draw:line draw:style-name="gr4" draw:text-style-name="P4" draw:layer="layout" svg:x1="1.79cm" svg:y1="1.956cm" svg:x2="1.786cm" svg:y2="1.956cm">
          <text:p/>
        </draw:line>
        <draw:polygon draw:style-name="gr5" draw:text-style-name="P5" draw:layer="layout" svg:width="0.123cm" svg:height="0.105cm" svg:x="2.51cm" svg:y="1.903cm" svg:viewBox="0 0 124 106" draw:points="124,54 0,106 0,0">
          <text:p/>
        </draw:polygon>
        <draw:line draw:style-name="gr4" draw:text-style-name="P4" draw:layer="layout" svg:x1="1.791cm" svg:y1="2.182cm" svg:x2="2.506cm" svg:y2="2.182cm">
          <text:p/>
        </draw:line>
        <draw:line draw:style-name="gr4" draw:text-style-name="P4" draw:layer="layout" svg:x1="1.79cm" svg:y1="2.182cm" svg:x2="1.786cm" svg:y2="2.182cm">
          <text:p/>
        </draw:line>
        <draw:polygon draw:style-name="gr5" draw:text-style-name="P5" draw:layer="layout" svg:width="0.123cm" svg:height="0.105cm" svg:x="2.51cm" svg:y="2.129cm" svg:viewBox="0 0 124 106" draw:points="124,53 0,106 0,0">
          <text:p/>
        </draw:polygon>
        <draw:line draw:style-name="gr4" draw:text-style-name="P4" draw:layer="layout" svg:x1="1.791cm" svg:y1="2.408cm" svg:x2="2.506cm" svg:y2="2.408cm">
          <text:p/>
        </draw:line>
        <draw:line draw:style-name="gr4" draw:text-style-name="P4" draw:layer="layout" svg:x1="1.79cm" svg:y1="2.408cm" svg:x2="1.786cm" svg:y2="2.408cm">
          <text:p/>
        </draw:line>
        <draw:polygon draw:style-name="gr5" draw:text-style-name="P5" draw:layer="layout" svg:width="0.123cm" svg:height="0.105cm" svg:x="2.51cm" svg:y="2.354cm" svg:viewBox="0 0 124 106" draw:points="124,54 0,106 0,0">
          <text:p/>
        </draw:polygon>
        <draw:line draw:style-name="gr4" draw:text-style-name="P4" draw:layer="layout" svg:x1="1.791cm" svg:y1="2.633cm" svg:x2="2.506cm" svg:y2="2.633cm">
          <text:p/>
        </draw:line>
        <draw:line draw:style-name="gr4" draw:text-style-name="P4" draw:layer="layout" svg:x1="1.79cm" svg:y1="2.633cm" svg:x2="1.786cm" svg:y2="2.633cm">
          <text:p/>
        </draw:line>
        <draw:polygon draw:style-name="gr5" draw:text-style-name="P5" draw:layer="layout" svg:width="0.123cm" svg:height="0.106cm" svg:x="2.51cm" svg:y="2.581cm" svg:viewBox="0 0 124 107" draw:points="124,53 0,107 0,0">
          <text:p/>
        </draw:polygon>
        <draw:line draw:style-name="gr4" draw:text-style-name="P4" draw:layer="layout" svg:x1="1.791cm" svg:y1="2.859cm" svg:x2="2.506cm" svg:y2="2.859cm">
          <text:p/>
        </draw:line>
        <draw:line draw:style-name="gr4" draw:text-style-name="P4" draw:layer="layout" svg:x1="1.79cm" svg:y1="2.859cm" svg:x2="1.786cm" svg:y2="2.859cm">
          <text:p/>
        </draw:line>
        <draw:polygon draw:style-name="gr5" draw:text-style-name="P5" draw:layer="layout" svg:width="0.123cm" svg:height="0.105cm" svg:x="2.51cm" svg:y="2.806cm" svg:viewBox="0 0 124 106" draw:points="124,53 0,106 0,0">
          <text:p/>
        </draw:polygon>
        <draw:line draw:style-name="gr4" draw:text-style-name="P4" draw:layer="layout" svg:x1="1.791cm" svg:y1="3.085cm" svg:x2="2.506cm" svg:y2="3.085cm">
          <text:p/>
        </draw:line>
        <draw:line draw:style-name="gr4" draw:text-style-name="P4" draw:layer="layout" svg:x1="1.79cm" svg:y1="3.085cm" svg:x2="1.786cm" svg:y2="3.085cm">
          <text:p/>
        </draw:line>
        <draw:polygon draw:style-name="gr5" draw:text-style-name="P5" draw:layer="layout" svg:width="0.123cm" svg:height="0.105cm" svg:x="2.51cm" svg:y="3.032cm" svg:viewBox="0 0 124 106" draw:points="124,53 0,106 0,0">
          <text:p/>
        </draw:polygon>
        <draw:line draw:style-name="gr4" draw:text-style-name="P4" draw:layer="layout" svg:x1="1.791cm" svg:y1="3.311cm" svg:x2="2.506cm" svg:y2="3.311cm">
          <text:p/>
        </draw:line>
        <draw:line draw:style-name="gr4" draw:text-style-name="P4" draw:layer="layout" svg:x1="1.79cm" svg:y1="3.311cm" svg:x2="1.786cm" svg:y2="3.311cm">
          <text:p/>
        </draw:line>
        <draw:polygon draw:style-name="gr5" draw:text-style-name="P5" draw:layer="layout" svg:width="0.123cm" svg:height="0.105cm" svg:x="2.51cm" svg:y="3.258cm" svg:viewBox="0 0 124 106" draw:points="124,53 0,106 0,0">
          <text:p/>
        </draw:polygon>
        <draw:line draw:style-name="gr4" draw:text-style-name="P4" draw:layer="layout" svg:x1="1.851cm" svg:y1="1.606cm" svg:x2="2.566cm" svg:y2="1.606cm">
          <text:p/>
        </draw:line>
        <draw:line draw:style-name="gr4" draw:text-style-name="P4" draw:layer="layout" svg:x1="1.85cm" svg:y1="1.606cm" svg:x2="1.846cm" svg:y2="1.606cm">
          <text:p/>
        </draw:line>
        <draw:polygon draw:style-name="gr5" draw:text-style-name="P5" draw:layer="layout" svg:width="0.123cm" svg:height="0.105cm" svg:x="2.57cm" svg:y="1.553cm" svg:viewBox="0 0 124 106" draw:points="124,53 0,106 0,0">
          <text:p/>
        </draw:polygon>
        <draw:line draw:style-name="gr4" draw:text-style-name="P4" draw:layer="layout" svg:x1="1.851cm" svg:y1="1.832cm" svg:x2="2.566cm" svg:y2="1.832cm">
          <text:p/>
        </draw:line>
        <draw:line draw:style-name="gr4" draw:text-style-name="P4" draw:layer="layout" svg:x1="1.85cm" svg:y1="1.832cm" svg:x2="1.846cm" svg:y2="1.832cm">
          <text:p/>
        </draw:line>
        <draw:polygon draw:style-name="gr5" draw:text-style-name="P5" draw:layer="layout" svg:width="0.123cm" svg:height="0.104cm" svg:x="2.57cm" svg:y="1.779cm" svg:viewBox="0 0 124 105" draw:points="124,53 0,105 0,0">
          <text:p/>
        </draw:polygon>
        <draw:line draw:style-name="gr4" draw:text-style-name="P4" draw:layer="layout" svg:x1="1.851cm" svg:y1="2.058cm" svg:x2="2.566cm" svg:y2="2.058cm">
          <text:p/>
        </draw:line>
        <draw:line draw:style-name="gr4" draw:text-style-name="P4" draw:layer="layout" svg:x1="1.85cm" svg:y1="2.058cm" svg:x2="1.846cm" svg:y2="2.058cm">
          <text:p/>
        </draw:line>
        <draw:polygon draw:style-name="gr5" draw:text-style-name="P5" draw:layer="layout" svg:width="0.123cm" svg:height="0.105cm" svg:x="2.57cm" svg:y="2.005cm" svg:viewBox="0 0 124 106" draw:points="124,53 0,106 0,0">
          <text:p/>
        </draw:polygon>
        <draw:line draw:style-name="gr4" draw:text-style-name="P4" draw:layer="layout" svg:x1="1.851cm" svg:y1="2.283cm" svg:x2="2.566cm" svg:y2="2.283cm">
          <text:p/>
        </draw:line>
        <draw:line draw:style-name="gr4" draw:text-style-name="P4" draw:layer="layout" svg:x1="1.85cm" svg:y1="2.283cm" svg:x2="1.846cm" svg:y2="2.283cm">
          <text:p/>
        </draw:line>
        <draw:polygon draw:style-name="gr5" draw:text-style-name="P5" draw:layer="layout" svg:width="0.123cm" svg:height="0.104cm" svg:x="2.57cm" svg:y="2.231cm" svg:viewBox="0 0 124 105" draw:points="124,53 0,105 0,0">
          <text:p/>
        </draw:polygon>
        <draw:line draw:style-name="gr4" draw:text-style-name="P4" draw:layer="layout" svg:x1="1.851cm" svg:y1="2.509cm" svg:x2="2.566cm" svg:y2="2.509cm">
          <text:p/>
        </draw:line>
        <draw:line draw:style-name="gr4" draw:text-style-name="P4" draw:layer="layout" svg:x1="1.85cm" svg:y1="2.509cm" svg:x2="1.846cm" svg:y2="2.509cm">
          <text:p/>
        </draw:line>
        <draw:polygon draw:style-name="gr5" draw:text-style-name="P5" draw:layer="layout" svg:width="0.123cm" svg:height="0.105cm" svg:x="2.57cm" svg:y="2.456cm" svg:viewBox="0 0 124 106" draw:points="124,54 0,106 0,0">
          <text:p/>
        </draw:polygon>
        <draw:line draw:style-name="gr4" draw:text-style-name="P4" draw:layer="layout" svg:x1="1.851cm" svg:y1="2.735cm" svg:x2="2.566cm" svg:y2="2.735cm">
          <text:p/>
        </draw:line>
        <draw:line draw:style-name="gr4" draw:text-style-name="P4" draw:layer="layout" svg:x1="1.85cm" svg:y1="2.735cm" svg:x2="1.846cm" svg:y2="2.735cm">
          <text:p/>
        </draw:line>
        <draw:polygon draw:style-name="gr5" draw:text-style-name="P5" draw:layer="layout" svg:width="0.123cm" svg:height="0.104cm" svg:x="2.57cm" svg:y="2.682cm" svg:viewBox="0 0 124 105" draw:points="124,53 0,105 0,0">
          <text:p/>
        </draw:polygon>
        <draw:line draw:style-name="gr4" draw:text-style-name="P4" draw:layer="layout" svg:x1="1.851cm" svg:y1="2.961cm" svg:x2="2.566cm" svg:y2="2.961cm">
          <text:p/>
        </draw:line>
        <draw:line draw:style-name="gr4" draw:text-style-name="P4" draw:layer="layout" svg:x1="1.85cm" svg:y1="2.961cm" svg:x2="1.846cm" svg:y2="2.961cm">
          <text:p/>
        </draw:line>
        <draw:polygon draw:style-name="gr5" draw:text-style-name="P5" draw:layer="layout" svg:width="0.123cm" svg:height="0.105cm" svg:x="2.57cm" svg:y="2.908cm" svg:viewBox="0 0 124 106" draw:points="124,53 0,106 0,0">
          <text:p/>
        </draw:polygon>
        <draw:line draw:style-name="gr4" draw:text-style-name="P4" draw:layer="layout" svg:x1="1.851cm" svg:y1="3.186cm" svg:x2="2.566cm" svg:y2="3.186cm">
          <text:p/>
        </draw:line>
        <draw:line draw:style-name="gr4" draw:text-style-name="P4" draw:layer="layout" svg:x1="1.85cm" svg:y1="3.186cm" svg:x2="1.846cm" svg:y2="3.186cm">
          <text:p/>
        </draw:line>
        <draw:polygon draw:style-name="gr5" draw:text-style-name="P5" draw:layer="layout" svg:width="0.123cm" svg:height="0.104cm" svg:x="2.57cm" svg:y="3.134cm" svg:viewBox="0 0 124 105" draw:points="124,53 0,105 0,0">
          <text:p/>
        </draw:polygon>
        <draw:line draw:style-name="gr4" draw:text-style-name="P4" draw:layer="layout" svg:x1="1.937cm" svg:y1="1.493cm" svg:x2="2.652cm" svg:y2="1.493cm">
          <text:p/>
        </draw:line>
        <draw:line draw:style-name="gr4" draw:text-style-name="P4" draw:layer="layout" svg:x1="1.937cm" svg:y1="1.493cm" svg:x2="1.933cm" svg:y2="1.493cm">
          <text:p/>
        </draw:line>
        <draw:polygon draw:style-name="gr5" draw:text-style-name="P5" draw:layer="layout" svg:width="0.123cm" svg:height="0.104cm" svg:x="2.657cm" svg:y="1.441cm" svg:viewBox="0 0 124 105" draw:points="124,53 0,105 0,0">
          <text:p/>
        </draw:polygon>
        <draw:line draw:style-name="gr4" draw:text-style-name="P4" draw:layer="layout" svg:x1="1.937cm" svg:y1="1.719cm" svg:x2="2.652cm" svg:y2="1.719cm">
          <text:p/>
        </draw:line>
        <draw:line draw:style-name="gr4" draw:text-style-name="P4" draw:layer="layout" svg:x1="1.937cm" svg:y1="1.719cm" svg:x2="1.933cm" svg:y2="1.719cm">
          <text:p/>
        </draw:line>
        <draw:polygon draw:style-name="gr5" draw:text-style-name="P5" draw:layer="layout" svg:width="0.123cm" svg:height="0.105cm" svg:x="2.657cm" svg:y="1.666cm" svg:viewBox="0 0 124 106" draw:points="124,53 0,106 0,0">
          <text:p/>
        </draw:polygon>
        <draw:line draw:style-name="gr4" draw:text-style-name="P4" draw:layer="layout" svg:x1="1.937cm" svg:y1="1.945cm" svg:x2="2.652cm" svg:y2="1.945cm">
          <text:p/>
        </draw:line>
        <draw:line draw:style-name="gr4" draw:text-style-name="P4" draw:layer="layout" svg:x1="1.937cm" svg:y1="1.945cm" svg:x2="1.933cm" svg:y2="1.945cm">
          <text:p/>
        </draw:line>
        <draw:polygon draw:style-name="gr5" draw:text-style-name="P5" draw:layer="layout" svg:width="0.123cm" svg:height="0.104cm" svg:x="2.657cm" svg:y="1.892cm" svg:viewBox="0 0 124 105" draw:points="124,53 0,105 0,0">
          <text:p/>
        </draw:polygon>
        <draw:line draw:style-name="gr4" draw:text-style-name="P4" draw:layer="layout" svg:x1="1.937cm" svg:y1="2.171cm" svg:x2="2.652cm" svg:y2="2.171cm">
          <text:p/>
        </draw:line>
        <draw:line draw:style-name="gr4" draw:text-style-name="P4" draw:layer="layout" svg:x1="1.937cm" svg:y1="2.171cm" svg:x2="1.933cm" svg:y2="2.171cm">
          <text:p/>
        </draw:line>
        <draw:polygon draw:style-name="gr5" draw:text-style-name="P5" draw:layer="layout" svg:width="0.123cm" svg:height="0.105cm" svg:x="2.657cm" svg:y="2.118cm" svg:viewBox="0 0 124 106" draw:points="124,54 0,106 0,0">
          <text:p/>
        </draw:polygon>
        <draw:line draw:style-name="gr4" draw:text-style-name="P4" draw:layer="layout" svg:x1="1.937cm" svg:y1="2.396cm" svg:x2="2.652cm" svg:y2="2.396cm">
          <text:p/>
        </draw:line>
        <draw:line draw:style-name="gr4" draw:text-style-name="P4" draw:layer="layout" svg:x1="1.937cm" svg:y1="2.396cm" svg:x2="1.933cm" svg:y2="2.396cm">
          <text:p/>
        </draw:line>
        <draw:polygon draw:style-name="gr5" draw:text-style-name="P5" draw:layer="layout" svg:width="0.123cm" svg:height="0.104cm" svg:x="2.657cm" svg:y="2.344cm" svg:viewBox="0 0 124 105" draw:points="124,53 0,105 0,0">
          <text:p/>
        </draw:polygon>
        <draw:line draw:style-name="gr4" draw:text-style-name="P4" draw:layer="layout" svg:x1="1.937cm" svg:y1="2.622cm" svg:x2="2.652cm" svg:y2="2.622cm">
          <text:p/>
        </draw:line>
        <draw:line draw:style-name="gr4" draw:text-style-name="P4" draw:layer="layout" svg:x1="1.937cm" svg:y1="2.622cm" svg:x2="1.933cm" svg:y2="2.622cm">
          <text:p/>
        </draw:line>
        <draw:polygon draw:style-name="gr5" draw:text-style-name="P5" draw:layer="layout" svg:width="0.123cm" svg:height="0.105cm" svg:x="2.657cm" svg:y="2.569cm" svg:viewBox="0 0 124 106" draw:points="124,54 0,106 0,0">
          <text:p/>
        </draw:polygon>
        <draw:line draw:style-name="gr4" draw:text-style-name="P4" draw:layer="layout" svg:x1="1.937cm" svg:y1="2.848cm" svg:x2="2.652cm" svg:y2="2.848cm">
          <text:p/>
        </draw:line>
        <draw:line draw:style-name="gr4" draw:text-style-name="P4" draw:layer="layout" svg:x1="1.937cm" svg:y1="2.848cm" svg:x2="1.933cm" svg:y2="2.848cm">
          <text:p/>
        </draw:line>
        <draw:polygon draw:style-name="gr5" draw:text-style-name="P5" draw:layer="layout" svg:width="0.123cm" svg:height="0.104cm" svg:x="2.657cm" svg:y="2.795cm" svg:viewBox="0 0 124 105" draw:points="124,53 0,105 0,0">
          <text:p/>
        </draw:polygon>
        <draw:line draw:style-name="gr4" draw:text-style-name="P4" draw:layer="layout" svg:x1="1.937cm" svg:y1="3.074cm" svg:x2="2.652cm" svg:y2="3.074cm">
          <text:p/>
        </draw:line>
        <draw:line draw:style-name="gr4" draw:text-style-name="P4" draw:layer="layout" svg:x1="1.937cm" svg:y1="3.074cm" svg:x2="1.933cm" svg:y2="3.074cm">
          <text:p/>
        </draw:line>
        <draw:polygon draw:style-name="gr5" draw:text-style-name="P5" draw:layer="layout" svg:width="0.123cm" svg:height="0.105cm" svg:x="2.657cm" svg:y="3.021cm" svg:viewBox="0 0 124 106" draw:points="124,53 0,106 0,0">
          <text:p/>
        </draw:polygon>
        <draw:line draw:style-name="gr4" draw:text-style-name="P4" draw:layer="layout" svg:x1="1.997cm" svg:y1="1.369cm" svg:x2="2.712cm" svg:y2="1.369cm">
          <text:p/>
        </draw:line>
        <draw:line draw:style-name="gr4" draw:text-style-name="P4" draw:layer="layout" svg:x1="1.997cm" svg:y1="1.369cm" svg:x2="1.993cm" svg:y2="1.369cm">
          <text:p/>
        </draw:line>
        <draw:polygon draw:style-name="gr5" draw:text-style-name="P5" draw:layer="layout" svg:width="0.123cm" svg:height="0.105cm" svg:x="2.717cm" svg:y="1.316cm" svg:viewBox="0 0 124 106" draw:points="124,53 0,106 0,0">
          <text:p/>
        </draw:polygon>
        <draw:line draw:style-name="gr4" draw:text-style-name="P4" draw:layer="layout" svg:x1="1.997cm" svg:y1="1.595cm" svg:x2="2.712cm" svg:y2="1.595cm">
          <text:p/>
        </draw:line>
        <draw:line draw:style-name="gr4" draw:text-style-name="P4" draw:layer="layout" svg:x1="1.997cm" svg:y1="1.595cm" svg:x2="1.993cm" svg:y2="1.595cm">
          <text:p/>
        </draw:line>
        <draw:polygon draw:style-name="gr5" draw:text-style-name="P5" draw:layer="layout" svg:width="0.123cm" svg:height="0.105cm" svg:x="2.717cm" svg:y="1.542cm" svg:viewBox="0 0 124 106" draw:points="124,53 0,106 0,0">
          <text:p/>
        </draw:polygon>
        <draw:line draw:style-name="gr4" draw:text-style-name="P4" draw:layer="layout" svg:x1="1.997cm" svg:y1="1.82cm" svg:x2="2.712cm" svg:y2="1.82cm">
          <text:p/>
        </draw:line>
        <draw:line draw:style-name="gr4" draw:text-style-name="P4" draw:layer="layout" svg:x1="1.997cm" svg:y1="1.82cm" svg:x2="1.993cm" svg:y2="1.82cm">
          <text:p/>
        </draw:line>
        <draw:polygon draw:style-name="gr5" draw:text-style-name="P5" draw:layer="layout" svg:width="0.123cm" svg:height="0.105cm" svg:x="2.717cm" svg:y="1.768cm" svg:viewBox="0 0 124 106" draw:points="124,53 0,106 0,0">
          <text:p/>
        </draw:polygon>
        <draw:line draw:style-name="gr4" draw:text-style-name="P4" draw:layer="layout" svg:x1="1.997cm" svg:y1="2.046cm" svg:x2="2.712cm" svg:y2="2.046cm">
          <text:p/>
        </draw:line>
        <draw:line draw:style-name="gr4" draw:text-style-name="P4" draw:layer="layout" svg:x1="1.997cm" svg:y1="2.046cm" svg:x2="1.993cm" svg:y2="2.046cm">
          <text:p/>
        </draw:line>
        <draw:polygon draw:style-name="gr5" draw:text-style-name="P5" draw:layer="layout" svg:width="0.123cm" svg:height="0.105cm" svg:x="2.717cm" svg:y="1.993cm" svg:viewBox="0 0 124 106" draw:points="124,53 0,106 0,0">
          <text:p/>
        </draw:polygon>
        <draw:line draw:style-name="gr4" draw:text-style-name="P4" draw:layer="layout" svg:x1="1.997cm" svg:y1="2.272cm" svg:x2="2.712cm" svg:y2="2.272cm">
          <text:p/>
        </draw:line>
        <draw:line draw:style-name="gr4" draw:text-style-name="P4" draw:layer="layout" svg:x1="1.997cm" svg:y1="2.272cm" svg:x2="1.993cm" svg:y2="2.272cm">
          <text:p/>
        </draw:line>
        <draw:polygon draw:style-name="gr5" draw:text-style-name="P5" draw:layer="layout" svg:width="0.123cm" svg:height="0.105cm" svg:x="2.717cm" svg:y="2.219cm" svg:viewBox="0 0 124 106" draw:points="124,53 0,106 0,0">
          <text:p/>
        </draw:polygon>
        <draw:line draw:style-name="gr4" draw:text-style-name="P4" draw:layer="layout" svg:x1="1.997cm" svg:y1="2.498cm" svg:x2="2.712cm" svg:y2="2.498cm">
          <text:p/>
        </draw:line>
        <draw:line draw:style-name="gr4" draw:text-style-name="P4" draw:layer="layout" svg:x1="1.997cm" svg:y1="2.498cm" svg:x2="1.993cm" svg:y2="2.498cm">
          <text:p/>
        </draw:line>
        <draw:polygon draw:style-name="gr5" draw:text-style-name="P5" draw:layer="layout" svg:width="0.123cm" svg:height="0.105cm" svg:x="2.717cm" svg:y="2.445cm" svg:viewBox="0 0 124 106" draw:points="124,54 0,106 0,0">
          <text:p/>
        </draw:polygon>
        <draw:line draw:style-name="gr4" draw:text-style-name="P4" draw:layer="layout" svg:x1="1.997cm" svg:y1="2.723cm" svg:x2="2.712cm" svg:y2="2.723cm">
          <text:p/>
        </draw:line>
        <draw:line draw:style-name="gr4" draw:text-style-name="P4" draw:layer="layout" svg:x1="1.997cm" svg:y1="2.723cm" svg:x2="1.993cm" svg:y2="2.723cm">
          <text:p/>
        </draw:line>
        <draw:polygon draw:style-name="gr5" draw:text-style-name="P5" draw:layer="layout" svg:width="0.123cm" svg:height="0.105cm" svg:x="2.717cm" svg:y="2.671cm" svg:viewBox="0 0 124 106" draw:points="124,53 0,106 0,0">
          <text:p/>
        </draw:polygon>
        <draw:line draw:style-name="gr4" draw:text-style-name="P4" draw:layer="layout" svg:x1="1.997cm" svg:y1="2.95cm" svg:x2="2.712cm" svg:y2="2.95cm">
          <text:p/>
        </draw:line>
        <draw:line draw:style-name="gr4" draw:text-style-name="P4" draw:layer="layout" svg:x1="1.997cm" svg:y1="2.95cm" svg:x2="1.993cm" svg:y2="2.95cm">
          <text:p/>
        </draw:line>
        <draw:polygon draw:style-name="gr5" draw:text-style-name="P5" draw:layer="layout" svg:width="0.123cm" svg:height="0.105cm" svg:x="2.717cm" svg:y="2.896cm" svg:viewBox="0 0 124 106" draw:points="124,53 0,106 0,0">
          <text:p/>
        </draw:polygon>
        <draw:path draw:style-name="gr2" draw:text-style-name="P3" draw:layer="layout" svg:width="0.356cm" svg:height="0.226cm" svg:x="3.293cm" svg:y="2.287cm" svg:viewBox="0 0 357 227" svg:d="M322 0c20 0 35 51 35 113 0 63-15 114-35 114h-287c-19 0-35-51-35-114 0-62 16-113 35-113z">
          <text:p/>
        </draw:path>
        <draw:path draw:style-name="gr3" draw:text-style-name="P4" draw:layer="layout" svg:width="0.356cm" svg:height="0.226cm" svg:x="3.293cm" svg:y="2.287cm" svg:viewBox="0 0 357 227" svg:d="M322 0c20 0 35 51 35 113 0 63-15 114-35 114h-287c-19 0-35-51-35-114 0-62 16-113 35-113z">
          <text:p/>
        </draw:path>
        <draw:path draw:style-name="gr3" draw:text-style-name="P4" draw:layer="layout" svg:width="0.035cm" svg:height="0.226cm" svg:x="3.578cm" svg:y="2.287cm" svg:viewBox="0 0 36 227" svg:d="M36 227c-20 0-36-51-36-114 0-62 16-113 36-113">
          <text:p/>
        </draw:path>
        <draw:path draw:style-name="gr2" draw:text-style-name="P3" draw:layer="layout" svg:width="0.356cm" svg:height="0.225cm" svg:x="3.293cm" svg:y="2.513cm" svg:viewBox="0 0 357 226" svg:d="M322 0c20 0 35 50 35 112 0 64-15 114-35 114h-287c-19 0-35-50-35-114 0-62 16-112 35-112z">
          <text:p/>
        </draw:path>
        <draw:path draw:style-name="gr3" draw:text-style-name="P4" draw:layer="layout" svg:width="0.356cm" svg:height="0.225cm" svg:x="3.293cm" svg:y="2.513cm" svg:viewBox="0 0 357 226" svg:d="M322 0c20 0 35 50 35 112 0 64-15 114-35 114h-287c-19 0-35-50-35-114 0-62 16-112 35-112z">
          <text:p/>
        </draw:path>
        <draw:path draw:style-name="gr3" draw:text-style-name="P4" draw:layer="layout" svg:width="0.035cm" svg:height="0.225cm" svg:x="3.578cm" svg:y="2.513cm" svg:viewBox="0 0 36 226" svg:d="M36 226c-20 0-36-50-36-114 0-62 16-112 36-112">
          <text:p/>
        </draw:path>
        <draw:path draw:style-name="gr2" draw:text-style-name="P3" draw:layer="layout" svg:width="0.356cm" svg:height="0.226cm" svg:x="3.293cm" svg:y="1.835cm" svg:viewBox="0 0 357 227" svg:d="M322 0c20 0 35 51 35 113 0 63-15 114-35 114h-287c-19 0-35-51-35-114 0-62 16-113 35-113z">
          <text:p/>
        </draw:path>
        <draw:path draw:style-name="gr3" draw:text-style-name="P4" draw:layer="layout" svg:width="0.356cm" svg:height="0.226cm" svg:x="3.293cm" svg:y="1.835cm" svg:viewBox="0 0 357 227" svg:d="M322 0c20 0 35 51 35 113 0 63-15 114-35 114h-287c-19 0-35-51-35-114 0-62 16-113 35-113z">
          <text:p/>
        </draw:path>
        <draw:path draw:style-name="gr3" draw:text-style-name="P4" draw:layer="layout" svg:width="0.035cm" svg:height="0.226cm" svg:x="3.578cm" svg:y="1.835cm" svg:viewBox="0 0 36 227" svg:d="M36 227c-20 0-36-51-36-114 0-62 16-113 36-113">
          <text:p/>
        </draw:path>
        <draw:path draw:style-name="gr2" draw:text-style-name="P3" draw:layer="layout" svg:width="0.356cm" svg:height="0.225cm" svg:x="3.293cm" svg:y="2.061cm" svg:viewBox="0 0 357 226" svg:d="M322 0c20 0 35 50 35 112 0 64-15 114-35 114h-287c-19 0-35-50-35-114 0-62 16-112 35-112z">
          <text:p/>
        </draw:path>
        <draw:path draw:style-name="gr3" draw:text-style-name="P4" draw:layer="layout" svg:width="0.356cm" svg:height="0.225cm" svg:x="3.293cm" svg:y="2.061cm" svg:viewBox="0 0 357 226" svg:d="M322 0c20 0 35 50 35 112 0 64-15 114-35 114h-287c-19 0-35-50-35-114 0-62 16-112 35-112z">
          <text:p/>
        </draw:path>
        <draw:path draw:style-name="gr3" draw:text-style-name="P4" draw:layer="layout" svg:width="0.035cm" svg:height="0.225cm" svg:x="3.578cm" svg:y="2.061cm" svg:viewBox="0 0 36 226" svg:d="M36 226c-20 0-36-50-36-114 0-62 16-112 36-112">
          <text:p/>
        </draw:path>
        <draw:path draw:style-name="gr2" draw:text-style-name="P3" draw:layer="layout" svg:width="0.356cm" svg:height="0.225cm" svg:x="3.224cm" svg:y="2.411cm" svg:viewBox="0 0 357 226" svg:d="M322 0c20 0 35 50 35 113 0 62-15 113-35 113h-286c-20 0-36-51-36-113 0-63 16-113 36-113z">
          <text:p/>
        </draw:path>
        <draw:path draw:style-name="gr3" draw:text-style-name="P4" draw:layer="layout" svg:width="0.356cm" svg:height="0.225cm" svg:x="3.224cm" svg:y="2.411cm" svg:viewBox="0 0 357 226" svg:d="M322 0c20 0 35 50 35 113 0 62-15 113-35 113h-286c-20 0-36-51-36-113 0-63 16-113 36-113z">
          <text:p/>
        </draw:path>
        <draw:path draw:style-name="gr3" draw:text-style-name="P4" draw:layer="layout" svg:width="0.035cm" svg:height="0.225cm" svg:x="3.509cm" svg:y="2.411cm" svg:viewBox="0 0 36 226" svg:d="M36 226c-20 0-36-51-36-113 0-63 16-113 36-113">
          <text:p/>
        </draw:path>
        <draw:path draw:style-name="gr2" draw:text-style-name="P3" draw:layer="layout" svg:width="0.356cm" svg:height="0.226cm" svg:x="3.224cm" svg:y="2.637cm" svg:viewBox="0 0 357 227" svg:d="M322 0c20 0 35 51 35 113s-15 114-35 114h-286c-20 0-36-52-36-114s16-113 36-113z">
          <text:p/>
        </draw:path>
        <draw:path draw:style-name="gr3" draw:text-style-name="P4" draw:layer="layout" svg:width="0.356cm" svg:height="0.226cm" svg:x="3.224cm" svg:y="2.637cm" svg:viewBox="0 0 357 227" svg:d="M322 0c20 0 35 51 35 113s-15 114-35 114h-286c-20 0-36-52-36-114s16-113 36-113z">
          <text:p/>
        </draw:path>
        <draw:path draw:style-name="gr3" draw:text-style-name="P4" draw:layer="layout" svg:width="0.035cm" svg:height="0.226cm" svg:x="3.509cm" svg:y="2.637cm" svg:viewBox="0 0 36 227" svg:d="M36 227c-20 0-36-52-36-114s16-113 36-113">
          <text:p/>
        </draw:path>
        <draw:path draw:style-name="gr2" draw:text-style-name="P3" draw:layer="layout" svg:width="0.356cm" svg:height="0.225cm" svg:x="3.224cm" svg:y="1.96cm" svg:viewBox="0 0 357 226" svg:d="M322 0c20 0 35 50 35 113 0 62-15 113-35 113h-286c-20 0-36-51-36-113 0-63 16-113 36-113z">
          <text:p/>
        </draw:path>
        <draw:path draw:style-name="gr3" draw:text-style-name="P4" draw:layer="layout" svg:width="0.356cm" svg:height="0.225cm" svg:x="3.224cm" svg:y="1.96cm" svg:viewBox="0 0 357 226" svg:d="M322 0c20 0 35 50 35 113 0 62-15 113-35 113h-286c-20 0-36-51-36-113 0-63 16-113 36-113z">
          <text:p/>
        </draw:path>
        <draw:path draw:style-name="gr3" draw:text-style-name="P4" draw:layer="layout" svg:width="0.035cm" svg:height="0.225cm" svg:x="3.509cm" svg:y="1.96cm" svg:viewBox="0 0 36 226" svg:d="M36 226c-20 0-36-51-36-113 0-63 16-113 36-113">
          <text:p/>
        </draw:path>
        <draw:path draw:style-name="gr2" draw:text-style-name="P3" draw:layer="layout" svg:width="0.356cm" svg:height="0.226cm" svg:x="3.224cm" svg:y="2.185cm" svg:viewBox="0 0 357 227" svg:d="M322 0c20 0 35 51 35 113s-15 114-35 114h-286c-20 0-36-52-36-114s16-113 36-113z">
          <text:p/>
        </draw:path>
        <draw:path draw:style-name="gr3" draw:text-style-name="P4" draw:layer="layout" svg:width="0.356cm" svg:height="0.226cm" svg:x="3.224cm" svg:y="2.185cm" svg:viewBox="0 0 357 227" svg:d="M322 0c20 0 35 51 35 113s-15 114-35 114h-286c-20 0-36-52-36-114s16-113 36-113z">
          <text:p/>
        </draw:path>
        <draw:path draw:style-name="gr3" draw:text-style-name="P4" draw:layer="layout" svg:width="0.035cm" svg:height="0.226cm" svg:x="3.509cm" svg:y="2.185cm" svg:viewBox="0 0 36 227" svg:d="M36 227c-20 0-36-52-36-114s16-113 36-113">
          <text:p/>
        </draw:path>
        <draw:path draw:style-name="gr2" draw:text-style-name="P3" draw:layer="layout" svg:width="0.356cm" svg:height="0.225cm" svg:x="3.146cm" svg:y="2.524cm" svg:viewBox="0 0 357 226" svg:d="M322 0c20 0 35 50 35 113s-15 113-35 113h-287c-19 0-35-50-35-113s16-113 35-113z">
          <text:p/>
        </draw:path>
        <draw:path draw:style-name="gr3" draw:text-style-name="P4" draw:layer="layout" svg:width="0.356cm" svg:height="0.225cm" svg:x="3.146cm" svg:y="2.524cm" svg:viewBox="0 0 357 226" svg:d="M322 0c20 0 35 50 35 113s-15 113-35 113h-287c-19 0-35-50-35-113s16-113 35-113z">
          <text:p/>
        </draw:path>
        <draw:path draw:style-name="gr3" draw:text-style-name="P4" draw:layer="layout" svg:width="0.035cm" svg:height="0.225cm" svg:x="3.432cm" svg:y="2.524cm" svg:viewBox="0 0 36 226" svg:d="M36 226c-20 0-36-50-36-113s16-113 36-113">
          <text:p/>
        </draw:path>
        <draw:path draw:style-name="gr2" draw:text-style-name="P3" draw:layer="layout" svg:width="0.356cm" svg:height="0.226cm" svg:x="3.146cm" svg:y="2.75cm" svg:viewBox="0 0 357 227" svg:d="M322 0c20 0 35 50 35 114 0 62-15 113-35 113h-287c-19 0-35-51-35-113 0-64 16-114 35-114z">
          <text:p/>
        </draw:path>
        <draw:path draw:style-name="gr3" draw:text-style-name="P4" draw:layer="layout" svg:width="0.356cm" svg:height="0.226cm" svg:x="3.146cm" svg:y="2.75cm" svg:viewBox="0 0 357 227" svg:d="M322 0c20 0 35 50 35 114 0 62-15 113-35 113h-287c-19 0-35-51-35-113 0-64 16-114 35-114z">
          <text:p/>
        </draw:path>
        <draw:path draw:style-name="gr3" draw:text-style-name="P4" draw:layer="layout" svg:width="0.035cm" svg:height="0.226cm" svg:x="3.432cm" svg:y="2.75cm" svg:viewBox="0 0 36 227" svg:d="M36 227c-20 0-36-51-36-113 0-64 16-114 36-114">
          <text:p/>
        </draw:path>
        <draw:path draw:style-name="gr2" draw:text-style-name="P3" draw:layer="layout" svg:width="0.356cm" svg:height="0.225cm" svg:x="3.146cm" svg:y="2.073cm" svg:viewBox="0 0 357 226" svg:d="M322 0c20 0 35 50 35 113s-15 113-35 113h-287c-19 0-35-50-35-113s16-113 35-113z">
          <text:p/>
        </draw:path>
        <draw:path draw:style-name="gr3" draw:text-style-name="P4" draw:layer="layout" svg:width="0.356cm" svg:height="0.225cm" svg:x="3.146cm" svg:y="2.073cm" svg:viewBox="0 0 357 226" svg:d="M322 0c20 0 35 50 35 113s-15 113-35 113h-287c-19 0-35-50-35-113s16-113 35-113z">
          <text:p/>
        </draw:path>
        <draw:path draw:style-name="gr3" draw:text-style-name="P4" draw:layer="layout" svg:width="0.035cm" svg:height="0.225cm" svg:x="3.432cm" svg:y="2.073cm" svg:viewBox="0 0 36 226" svg:d="M36 226c-20 0-36-50-36-113s16-113 36-113">
          <text:p/>
        </draw:path>
        <draw:path draw:style-name="gr2" draw:text-style-name="P3" draw:layer="layout" svg:width="0.356cm" svg:height="0.226cm" svg:x="3.146cm" svg:y="2.298cm" svg:viewBox="0 0 357 227" svg:d="M322 0c20 0 35 50 35 114 0 62-15 113-35 113h-287c-19 0-35-51-35-113 0-64 16-114 35-114z">
          <text:p/>
        </draw:path>
        <draw:path draw:style-name="gr3" draw:text-style-name="P4" draw:layer="layout" svg:width="0.356cm" svg:height="0.226cm" svg:x="3.146cm" svg:y="2.298cm" svg:viewBox="0 0 357 227" svg:d="M322 0c20 0 35 50 35 114 0 62-15 113-35 113h-287c-19 0-35-51-35-113 0-64 16-114 35-114z">
          <text:p/>
        </draw:path>
        <draw:path draw:style-name="gr3" draw:text-style-name="P4" draw:layer="layout" svg:width="0.035cm" svg:height="0.226cm" svg:x="3.432cm" svg:y="2.298cm" svg:viewBox="0 0 36 227" svg:d="M36 227c-20 0-36-51-36-113 0-64 16-114 36-114">
          <text:p/>
        </draw:path>
        <draw:path draw:style-name="gr2" draw:text-style-name="P3" draw:layer="layout" svg:width="0.356cm" svg:height="0.226cm" svg:x="3.077cm" svg:y="2.648cm" svg:viewBox="0 0 357 227" svg:d="M322 0c20 0 35 51 35 113s-15 114-35 114h-287c-19 0-35-52-35-114s16-113 35-113z">
          <text:p/>
        </draw:path>
        <draw:path draw:style-name="gr3" draw:text-style-name="P4" draw:layer="layout" svg:width="0.356cm" svg:height="0.226cm" svg:x="3.077cm" svg:y="2.648cm" svg:viewBox="0 0 357 227" svg:d="M322 0c20 0 35 51 35 113s-15 114-35 114h-287c-19 0-35-52-35-114s16-113 35-113z">
          <text:p/>
        </draw:path>
        <draw:path draw:style-name="gr3" draw:text-style-name="P4" draw:layer="layout" svg:width="0.035cm" svg:height="0.226cm" svg:x="3.363cm" svg:y="2.648cm" svg:viewBox="0 0 36 227" svg:d="M36 227c-20 0-36-52-36-114s16-113 36-113">
          <text:p/>
        </draw:path>
        <draw:path draw:style-name="gr2" draw:text-style-name="P3" draw:layer="layout" svg:width="0.356cm" svg:height="0.225cm" svg:x="3.077cm" svg:y="2.874cm" svg:viewBox="0 0 357 226" svg:d="M322 0c20 0 35 50 35 112 0 63-15 114-35 114h-287c-19 0-35-51-35-114 0-62 16-112 35-112z">
          <text:p/>
        </draw:path>
        <draw:path draw:style-name="gr3" draw:text-style-name="P4" draw:layer="layout" svg:width="0.356cm" svg:height="0.225cm" svg:x="3.077cm" svg:y="2.874cm" svg:viewBox="0 0 357 226" svg:d="M322 0c20 0 35 50 35 112 0 63-15 114-35 114h-287c-19 0-35-51-35-114 0-62 16-112 35-112z">
          <text:p/>
        </draw:path>
        <draw:path draw:style-name="gr3" draw:text-style-name="P4" draw:layer="layout" svg:width="0.035cm" svg:height="0.225cm" svg:x="3.363cm" svg:y="2.874cm" svg:viewBox="0 0 36 226" svg:d="M36 226c-20 0-36-51-36-114 0-62 16-112 36-112">
          <text:p/>
        </draw:path>
        <draw:path draw:style-name="gr2" draw:text-style-name="P3" draw:layer="layout" svg:width="0.356cm" svg:height="0.226cm" svg:x="3.077cm" svg:y="2.197cm" svg:viewBox="0 0 357 227" svg:d="M322 0c20 0 35 51 35 113s-15 114-35 114h-287c-19 0-35-52-35-114s16-113 35-113z">
          <text:p/>
        </draw:path>
        <draw:path draw:style-name="gr3" draw:text-style-name="P4" draw:layer="layout" svg:width="0.356cm" svg:height="0.226cm" svg:x="3.077cm" svg:y="2.197cm" svg:viewBox="0 0 357 227" svg:d="M322 0c20 0 35 51 35 113s-15 114-35 114h-287c-19 0-35-52-35-114s16-113 35-113z">
          <text:p/>
        </draw:path>
        <draw:path draw:style-name="gr3" draw:text-style-name="P4" draw:layer="layout" svg:width="0.035cm" svg:height="0.226cm" svg:x="3.363cm" svg:y="2.197cm" svg:viewBox="0 0 36 227" svg:d="M36 227c-20 0-36-52-36-114s16-113 36-113">
          <text:p/>
        </draw:path>
        <draw:path draw:style-name="gr2" draw:text-style-name="P3" draw:layer="layout" svg:width="0.356cm" svg:height="0.225cm" svg:x="3.077cm" svg:y="2.423cm" svg:viewBox="0 0 357 226" svg:d="M322 0c20 0 35 50 35 112 0 63-15 114-35 114h-287c-19 0-35-51-35-114 0-62 16-112 35-112z">
          <text:p/>
        </draw:path>
        <draw:path draw:style-name="gr3" draw:text-style-name="P4" draw:layer="layout" svg:width="0.356cm" svg:height="0.225cm" svg:x="3.077cm" svg:y="2.423cm" svg:viewBox="0 0 357 226" svg:d="M322 0c20 0 35 50 35 112 0 63-15 114-35 114h-287c-19 0-35-51-35-114 0-62 16-112 35-112z">
          <text:p/>
        </draw:path>
        <draw:path draw:style-name="gr3" draw:text-style-name="P4" draw:layer="layout" svg:width="0.035cm" svg:height="0.225cm" svg:x="3.363cm" svg:y="2.423cm" svg:viewBox="0 0 36 226" svg:d="M36 226c-20 0-36-51-36-114 0-62 16-112 36-112">
          <text:p/>
        </draw:path>
        <draw:line draw:style-name="gr4" draw:text-style-name="P4" draw:layer="layout" svg:x1="3.409cm" svg:y1="2.31cm" svg:x2="4.125cm" svg:y2="2.31cm">
          <text:p/>
        </draw:line>
        <draw:line draw:style-name="gr4" draw:text-style-name="P4" draw:layer="layout" svg:x1="3.408cm" svg:y1="2.31cm" svg:x2="3.404cm" svg:y2="2.31cm">
          <text:p/>
        </draw:line>
        <draw:polygon draw:style-name="gr5" draw:text-style-name="P5" draw:layer="layout" svg:width="0.123cm" svg:height="0.104cm" svg:x="4.128cm" svg:y="2.258cm" svg:viewBox="0 0 124 105" draw:points="124,53 0,105 0,0">
          <text:p/>
        </draw:polygon>
        <draw:line draw:style-name="gr4" draw:text-style-name="P4" draw:layer="layout" svg:x1="3.409cm" svg:y1="2.535cm" svg:x2="4.125cm" svg:y2="2.535cm">
          <text:p/>
        </draw:line>
        <draw:line draw:style-name="gr4" draw:text-style-name="P4" draw:layer="layout" svg:x1="3.408cm" svg:y1="2.535cm" svg:x2="3.404cm" svg:y2="2.535cm">
          <text:p/>
        </draw:line>
        <draw:polygon draw:style-name="gr5" draw:text-style-name="P5" draw:layer="layout" svg:width="0.123cm" svg:height="0.104cm" svg:x="4.128cm" svg:y="2.483cm" svg:viewBox="0 0 124 105" draw:points="124,52 0,105 0,0">
          <text:p/>
        </draw:polygon>
        <draw:polygon draw:style-name="gr6" draw:text-style-name="P5" draw:layer="layout" svg:width="0.715cm" svg:height="0.011cm" svg:x="3.409cm" svg:y="2.755cm" svg:viewBox="0 0 716 12" draw:points="716,12 0,12 0,0 716,0">
          <text:p/>
        </draw:polygon>
        <draw:polygon draw:style-name="gr6" draw:text-style-name="P5" draw:layer="layout" svg:width="0.004cm" svg:height="0.011cm" svg:x="3.404cm" svg:y="2.755cm" svg:viewBox="0 0 5 12" draw:points="5,12 0,12 0,0 5,0">
          <text:p/>
        </draw:polygon>
        <draw:polygon draw:style-name="gr6" draw:text-style-name="P5" draw:layer="layout" svg:width="0.123cm" svg:height="0.104cm" svg:x="4.128cm" svg:y="2.709cm" svg:viewBox="0 0 124 105" draw:points="124,52 0,105 0,0">
          <text:p/>
        </draw:polygon>
        <draw:path draw:style-name="gr6" draw:text-style-name="P5" draw:layer="layout" svg:width="0.141cm" svg:height="0.119cm" svg:x="4.124cm" svg:y="2.701cm" svg:viewBox="0 0 142 120" svg:d="M142 60l-142 60v-120zM8 105l105-45-105-44z">
          <text:p/>
        </draw:path>
        <draw:path draw:style-name="gr6" draw:text-style-name="P5" draw:layer="layout" svg:width="0.715cm" svg:height="0.011cm" svg:x="3.409cm" svg:y="2.981cm" svg:viewBox="0 0 716 12" svg:d="M296 12h-296v-12h296zM716 12h-159v-12h159z">
          <text:p/>
        </draw:path>
        <draw:polygon draw:style-name="gr6" draw:text-style-name="P5" draw:layer="layout" svg:width="0.004cm" svg:height="0.011cm" svg:x="3.404cm" svg:y="2.981cm" svg:viewBox="0 0 5 12" draw:points="5,12 0,12 0,0 5,0">
          <text:p/>
        </draw:polygon>
        <draw:polygon draw:style-name="gr6" draw:text-style-name="P5" draw:layer="layout" svg:width="0.123cm" svg:height="0.104cm" svg:x="4.128cm" svg:y="2.935cm" svg:viewBox="0 0 124 105" draw:points="124,53 0,105 0,0">
          <text:p/>
        </draw:polygon>
        <draw:path draw:style-name="gr6" draw:text-style-name="P5" draw:layer="layout" svg:width="0.141cm" svg:height="0.12cm" svg:x="4.124cm" svg:y="2.927cm" svg:viewBox="0 0 142 121" svg:d="M142 60l-142 61v-121zM8 105l105-45-105-44z">
          <text:p/>
        </draw:path>
        <draw:line draw:style-name="gr4" draw:text-style-name="P4" draw:layer="layout" svg:x1="3.469cm" svg:y1="2.185cm" svg:x2="4.185cm" svg:y2="2.185cm">
          <text:p/>
        </draw:line>
        <draw:line draw:style-name="gr4" draw:text-style-name="P4" draw:layer="layout" svg:x1="3.469cm" svg:y1="2.185cm" svg:x2="3.465cm" svg:y2="2.185cm">
          <text:p/>
        </draw:line>
        <draw:polygon draw:style-name="gr5" draw:text-style-name="P5" draw:layer="layout" svg:width="0.123cm" svg:height="0.104cm" svg:x="4.189cm" svg:y="2.133cm" svg:viewBox="0 0 124 105" draw:points="124,53 0,105 0,0">
          <text:p/>
        </draw:polygon>
        <draw:line draw:style-name="gr4" draw:text-style-name="P4" draw:layer="layout" svg:x1="3.469cm" svg:y1="2.411cm" svg:x2="4.185cm" svg:y2="2.411cm">
          <text:p/>
        </draw:line>
        <draw:line draw:style-name="gr4" draw:text-style-name="P4" draw:layer="layout" svg:x1="3.469cm" svg:y1="2.411cm" svg:x2="3.465cm" svg:y2="2.411cm">
          <text:p/>
        </draw:line>
        <draw:polygon draw:style-name="gr5" draw:text-style-name="P5" draw:layer="layout" svg:width="0.123cm" svg:height="0.104cm" svg:x="4.189cm" svg:y="2.359cm" svg:viewBox="0 0 124 105" draw:points="124,53 0,105 0,0">
          <text:p/>
        </draw:polygon>
        <draw:polygon draw:style-name="gr6" draw:text-style-name="P5" draw:layer="layout" svg:width="0.715cm" svg:height="0.011cm" svg:x="3.469cm" svg:y="2.631cm" svg:viewBox="0 0 716 12" draw:points="716,12 0,12 0,0 716,0">
          <text:p/>
        </draw:polygon>
        <draw:polygon draw:style-name="gr6" draw:text-style-name="P5" draw:layer="layout" svg:width="0.003cm" svg:height="0.011cm" svg:x="3.465cm" svg:y="2.631cm" svg:viewBox="0 0 4 12" draw:points="4,12 0,12 0,0 4,0">
          <text:p/>
        </draw:polygon>
        <draw:polygon draw:style-name="gr6" draw:text-style-name="P5" draw:layer="layout" svg:width="0.123cm" svg:height="0.104cm" svg:x="4.189cm" svg:y="2.585cm" svg:viewBox="0 0 124 105" draw:points="124,52 0,105 0,0">
          <text:p/>
        </draw:polygon>
        <draw:path draw:style-name="gr6" draw:text-style-name="P5" draw:layer="layout" svg:width="0.141cm" svg:height="0.119cm" svg:x="4.185cm" svg:y="2.577cm" svg:viewBox="0 0 142 120" svg:d="M142 60l-142 60v-120zM9 105l105-45-105-44z">
          <text:p/>
        </draw:path>
        <draw:polygon draw:style-name="gr6" draw:text-style-name="P5" draw:layer="layout" svg:width="0.715cm" svg:height="0.011cm" svg:x="3.469cm" svg:y="2.857cm" svg:viewBox="0 0 716 12" draw:points="716,12 0,12 0,0 716,0">
          <text:p/>
        </draw:polygon>
        <draw:polygon draw:style-name="gr6" draw:text-style-name="P5" draw:layer="layout" svg:width="0.003cm" svg:height="0.011cm" svg:x="3.465cm" svg:y="2.857cm" svg:viewBox="0 0 4 12" draw:points="4,12 0,12 0,0 4,0">
          <text:p/>
        </draw:polygon>
        <draw:polygon draw:style-name="gr6" draw:text-style-name="P5" draw:layer="layout" svg:width="0.123cm" svg:height="0.104cm" svg:x="4.189cm" svg:y="2.811cm" svg:viewBox="0 0 124 105" draw:points="124,52 0,105 0,0">
          <text:p/>
        </draw:polygon>
        <draw:path draw:style-name="gr6" draw:text-style-name="P5" draw:layer="layout" svg:width="0.141cm" svg:height="0.119cm" svg:x="4.185cm" svg:y="2.803cm" svg:viewBox="0 0 142 120" svg:d="M142 60l-142 60v-120zM9 105l105-45-105-44z">
          <text:p/>
        </draw:path>
        <draw:line draw:style-name="gr4" draw:text-style-name="P4" draw:layer="layout" svg:x1="3.555cm" svg:y1="2.073cm" svg:x2="4.27cm" svg:y2="2.073cm">
          <text:p/>
        </draw:line>
        <draw:line draw:style-name="gr4" draw:text-style-name="P4" draw:layer="layout" svg:x1="3.555cm" svg:y1="2.073cm" svg:x2="3.551cm" svg:y2="2.073cm">
          <text:p/>
        </draw:line>
        <draw:polygon draw:style-name="gr5" draw:text-style-name="P5" draw:layer="layout" svg:width="0.123cm" svg:height="0.104cm" svg:x="4.275cm" svg:y="2.02cm" svg:viewBox="0 0 124 105" draw:points="124,53 0,105 0,0">
          <text:p/>
        </draw:polygon>
        <draw:line draw:style-name="gr4" draw:text-style-name="P4" draw:layer="layout" svg:x1="3.555cm" svg:y1="2.298cm" svg:x2="4.27cm" svg:y2="2.298cm">
          <text:p/>
        </draw:line>
        <draw:line draw:style-name="gr4" draw:text-style-name="P4" draw:layer="layout" svg:x1="3.555cm" svg:y1="2.298cm" svg:x2="3.551cm" svg:y2="2.298cm">
          <text:p/>
        </draw:line>
        <draw:polygon draw:style-name="gr5" draw:text-style-name="P5" draw:layer="layout" svg:width="0.123cm" svg:height="0.104cm" svg:x="4.275cm" svg:y="2.246cm" svg:viewBox="0 0 124 105" draw:points="124,53 0,105 0,0">
          <text:p/>
        </draw:polygon>
        <draw:line draw:style-name="gr4" draw:text-style-name="P4" draw:layer="layout" svg:x1="3.555cm" svg:y1="2.524cm" svg:x2="4.27cm" svg:y2="2.524cm">
          <text:p/>
        </draw:line>
        <draw:line draw:style-name="gr4" draw:text-style-name="P4" draw:layer="layout" svg:x1="3.555cm" svg:y1="2.524cm" svg:x2="3.551cm" svg:y2="2.524cm">
          <text:p/>
        </draw:line>
        <draw:polygon draw:style-name="gr5" draw:text-style-name="P5" draw:layer="layout" svg:width="0.123cm" svg:height="0.104cm" svg:x="4.275cm" svg:y="2.472cm" svg:viewBox="0 0 124 105" draw:points="124,53 0,105 0,0">
          <text:p/>
        </draw:polygon>
        <draw:polygon draw:style-name="gr6" draw:text-style-name="P5" draw:layer="layout" svg:width="0.715cm" svg:height="0.011cm" svg:x="3.555cm" svg:y="2.744cm" svg:viewBox="0 0 716 12" draw:points="716,12 0,12 0,0 716,0">
          <text:p/>
        </draw:polygon>
        <draw:polygon draw:style-name="gr6" draw:text-style-name="P5" draw:layer="layout" svg:width="0.004cm" svg:height="0.011cm" svg:x="3.551cm" svg:y="2.744cm" svg:viewBox="0 0 5 12" draw:points="5,12 0,12 0,0 5,0">
          <text:p/>
        </draw:polygon>
        <draw:polygon draw:style-name="gr6" draw:text-style-name="P5" draw:layer="layout" svg:width="0.123cm" svg:height="0.104cm" svg:x="4.275cm" svg:y="2.698cm" svg:viewBox="0 0 124 105" draw:points="124,52 0,105 0,0">
          <text:p/>
        </draw:polygon>
        <draw:path draw:style-name="gr6" draw:text-style-name="P5" draw:layer="layout" svg:width="0.141cm" svg:height="0.119cm" svg:x="4.27cm" svg:y="2.69cm" svg:viewBox="0 0 142 120" svg:d="M142 60l-142 60v-120zM9 105l105-45-105-44z">
          <text:p/>
        </draw:path>
        <draw:line draw:style-name="gr4" draw:text-style-name="P4" draw:layer="layout" svg:x1="3.615cm" svg:y1="1.948cm" svg:x2="4.331cm" svg:y2="1.948cm">
          <text:p/>
        </draw:line>
        <draw:line draw:style-name="gr4" draw:text-style-name="P4" draw:layer="layout" svg:x1="3.615cm" svg:y1="1.948cm" svg:x2="3.611cm" svg:y2="1.948cm">
          <text:p/>
        </draw:line>
        <draw:polygon draw:style-name="gr5" draw:text-style-name="P5" draw:layer="layout" svg:width="0.123cm" svg:height="0.104cm" svg:x="4.335cm" svg:y="1.896cm" svg:viewBox="0 0 124 105" draw:points="124,53 0,105 0,0">
          <text:p/>
        </draw:polygon>
        <draw:line draw:style-name="gr4" draw:text-style-name="P4" draw:layer="layout" svg:x1="3.615cm" svg:y1="2.174cm" svg:x2="4.331cm" svg:y2="2.174cm">
          <text:p/>
        </draw:line>
        <draw:line draw:style-name="gr4" draw:text-style-name="P4" draw:layer="layout" svg:x1="3.615cm" svg:y1="2.174cm" svg:x2="3.611cm" svg:y2="2.174cm">
          <text:p/>
        </draw:line>
        <draw:polygon draw:style-name="gr5" draw:text-style-name="P5" draw:layer="layout" svg:width="0.123cm" svg:height="0.104cm" svg:x="4.335cm" svg:y="2.122cm" svg:viewBox="0 0 124 105" draw:points="124,53 0,105 0,0">
          <text:p/>
        </draw:polygon>
        <draw:line draw:style-name="gr4" draw:text-style-name="P4" draw:layer="layout" svg:x1="3.615cm" svg:y1="2.4cm" svg:x2="4.331cm" svg:y2="2.4cm">
          <text:p/>
        </draw:line>
        <draw:line draw:style-name="gr4" draw:text-style-name="P4" draw:layer="layout" svg:x1="3.615cm" svg:y1="2.4cm" svg:x2="3.611cm" svg:y2="2.4cm">
          <text:p/>
        </draw:line>
        <draw:polygon draw:style-name="gr5" draw:text-style-name="P5" draw:layer="layout" svg:width="0.123cm" svg:height="0.104cm" svg:x="4.335cm" svg:y="2.348cm" svg:viewBox="0 0 124 105" draw:points="124,53 0,105 0,0">
          <text:p/>
        </draw:polygon>
        <draw:polygon draw:style-name="gr6" draw:text-style-name="P5" draw:layer="layout" svg:width="0.715cm" svg:height="0.011cm" svg:x="3.615cm" svg:y="2.62cm" svg:viewBox="0 0 716 12" draw:points="716,12 0,12 0,0 716,0">
          <text:p/>
        </draw:polygon>
        <draw:polygon draw:style-name="gr6" draw:text-style-name="P5" draw:layer="layout" svg:width="0.004cm" svg:height="0.011cm" svg:x="3.611cm" svg:y="2.62cm" svg:viewBox="0 0 5 12" draw:points="5,12 0,12 0,0 5,0">
          <text:p/>
        </draw:polygon>
        <draw:polygon draw:style-name="gr6" draw:text-style-name="P5" draw:layer="layout" svg:width="0.123cm" svg:height="0.104cm" svg:x="4.335cm" svg:y="2.573cm" svg:viewBox="0 0 124 105" draw:points="124,52 0,105 0,0">
          <text:p/>
        </draw:polygon>
        <draw:path draw:style-name="gr6" draw:text-style-name="P5" draw:layer="layout" svg:width="0.141cm" svg:height="0.12cm" svg:x="4.331cm" svg:y="2.566cm" svg:viewBox="0 0 142 121" svg:d="M142 60l-142 61v-121zM8 105l106-45-106-44z">
          <text:p/>
        </draw:path>
        <draw:path draw:style-name="gr7" draw:text-style-name="P4" draw:layer="layout" svg:width="4.126cm" svg:height="0.074cm" svg:x="1.19cm" svg:y="4.029cm" svg:viewBox="0 0 4127 75" svg:d="M0 0v38c0 20 13 37 28 37h4071c15 0 28-17 28-37v-38">
          <text:p/>
        </draw:path>
        <draw:path draw:style-name="gr8" draw:text-style-name="P4" draw:layer="layout" svg:width="1.204cm" svg:height="0.226cm" svg:x="2.561cm" svg:y="4.174cm" svg:viewBox="0 0 1205 227" svg:d="M0 68c0-37 23-68 52-68h1102c28 0 51 31 51 68v90c0 38-23 69-51 69h-1102c-29 0-52-31-52-69z">
          <text:p/>
        </draw:path>
        <draw:path draw:style-name="gr9" draw:text-style-name="P4" draw:layer="layout" svg:width="0.104cm" svg:height="0.226cm" svg:x="4.839cm" svg:y="2.366cm" svg:viewBox="0 0 105 227" svg:d="M94 0c6 0 11 52 11 114s-5 113-11 113h-84c-6 0-10-51-10-113s4-114 10-114z">
          <text:p/>
        </draw:path>
        <draw:path draw:style-name="gr9" draw:text-style-name="P4" draw:layer="layout" svg:width="0.01cm" svg:height="0.226cm" svg:x="4.923cm" svg:y="2.366cm" svg:viewBox="0 0 11 227" svg:d="M11 227c-6 0-11-51-11-113s5-114 11-114">
          <text:p/>
        </draw:path>
        <draw:path draw:style-name="gr9" draw:text-style-name="P4" draw:layer="layout" svg:width="0.104cm" svg:height="0.226cm" svg:x="4.922cm" svg:y="2.366cm" svg:viewBox="0 0 105 227" svg:d="M94 0c6 0 11 52 11 114s-5 113-11 113h-84c-6 0-10-51-10-113s4-114 10-114z">
          <text:p/>
        </draw:path>
        <draw:path draw:style-name="gr9" draw:text-style-name="P4" draw:layer="layout" svg:width="0.01cm" svg:height="0.226cm" svg:x="5.005cm" svg:y="2.366cm" svg:viewBox="0 0 11 227" svg:d="M11 227c-5 0-11-51-11-113s6-114 11-114">
          <text:p/>
        </draw:path>
        <draw:path draw:style-name="gr9" draw:text-style-name="P4" draw:layer="layout" svg:width="0.104cm" svg:height="0.226cm" svg:x="5.008cm" svg:y="2.366cm" svg:viewBox="0 0 105 227" svg:d="M94 0c6 0 11 52 11 114s-5 113-11 113h-84c-6 0-10-51-10-113s4-114 10-114z">
          <text:p/>
        </draw:path>
        <draw:path draw:style-name="gr9" draw:text-style-name="P4" draw:layer="layout" svg:width="0.01cm" svg:height="0.226cm" svg:x="5.092cm" svg:y="2.366cm" svg:viewBox="0 0 11 227" svg:d="M11 227c-6 0-11-51-11-113s5-114 11-114">
          <text:p/>
        </draw:path>
        <draw:path draw:style-name="gr9" draw:text-style-name="P4" draw:layer="layout" svg:width="0.104cm" svg:height="0.226cm" svg:x="5.092cm" svg:y="2.366cm" svg:viewBox="0 0 105 227" svg:d="M94 0c6 0 11 52 11 114s-5 113-11 113h-84c-6 0-10-51-10-113s4-114 10-114z">
          <text:p/>
        </draw:path>
        <draw:path draw:style-name="gr9" draw:text-style-name="P4" draw:layer="layout" svg:width="0.01cm" svg:height="0.226cm" svg:x="5.175cm" svg:y="2.366cm" svg:viewBox="0 0 11 227" svg:d="M11 227c-6 0-11-51-11-113s5-114 11-114">
          <text:p/>
        </draw:path>
        <draw:path draw:style-name="gr9" draw:text-style-name="P4" draw:layer="layout" svg:width="0.104cm" svg:height="0.226cm" svg:x="5.175cm" svg:y="2.366cm" svg:viewBox="0 0 105 227" svg:d="M94 0c6 0 11 52 11 114s-5 113-11 113h-84c-6 0-10-51-10-113s4-114 10-114z">
          <text:p/>
        </draw:path>
        <draw:path draw:style-name="gr9" draw:text-style-name="P4" draw:layer="layout" svg:width="0.01cm" svg:height="0.226cm" svg:x="5.259cm" svg:y="2.366cm" svg:viewBox="0 0 11 227" svg:d="M11 227c-6 0-11-51-11-113s5-114 11-114">
          <text:p/>
        </draw:path>
        <draw:path draw:style-name="gr9" draw:text-style-name="P4" draw:layer="layout" svg:width="0.104cm" svg:height="0.226cm" svg:x="5.257cm" svg:y="2.366cm" svg:viewBox="0 0 105 227" svg:d="M94 0c6 0 11 52 11 114s-5 113-11 113h-84c-6 0-10-51-10-113s4-114 10-114z">
          <text:p/>
        </draw:path>
        <draw:path draw:style-name="gr9" draw:text-style-name="P4" draw:layer="layout" svg:width="0.01cm" svg:height="0.226cm" svg:x="5.341cm" svg:y="2.366cm" svg:viewBox="0 0 11 227" svg:d="M11 227c-6 0-11-51-11-113s5-114 11-114">
          <text:p/>
        </draw:path>
        <draw:path draw:style-name="gr9" draw:text-style-name="P4" draw:layer="layout" svg:width="0.104cm" svg:height="0.226cm" svg:x="5.344cm" svg:y="2.366cm" svg:viewBox="0 0 105 227" svg:d="M94 0c6 0 11 52 11 114s-5 113-11 113h-84c-6 0-10-51-10-113s4-114 10-114z">
          <text:p/>
        </draw:path>
        <draw:path draw:style-name="gr9" draw:text-style-name="P4" draw:layer="layout" svg:width="0.01cm" svg:height="0.226cm" svg:x="5.427cm" svg:y="2.366cm" svg:viewBox="0 0 11 227" svg:d="M11 227c-5 0-11-51-11-113s6-114 11-114">
          <text:p/>
        </draw:path>
        <draw:path draw:style-name="gr9" draw:text-style-name="P4" draw:layer="layout" svg:width="0.104cm" svg:height="0.226cm" svg:x="5.427cm" svg:y="2.366cm" svg:viewBox="0 0 105 227" svg:d="M94 0c6 0 11 52 11 114s-5 113-11 113h-84c-6 0-10-51-10-113s4-114 10-114z">
          <text:p/>
        </draw:path>
        <draw:path draw:style-name="gr9" draw:text-style-name="P4" draw:layer="layout" svg:width="0.01cm" svg:height="0.226cm" svg:x="5.511cm" svg:y="2.366cm" svg:viewBox="0 0 11 227" svg:d="M11 227c-5 0-11-51-11-113s6-114 11-114">
          <text:p/>
        </draw:path>
        <draw:path draw:style-name="gr8" draw:text-style-name="P4" draw:layer="layout" svg:width="0.852cm" svg:height="0.474cm" svg:x="4.534cm" svg:y="2.75cm" svg:viewBox="0 0 853 475" svg:d="M0 68c0-37 23-68 52-68h749c29 0 52 31 52 68v339c0 37-23 68-52 68h-749c-29 0-52-31-52-68z">
          <text:p/>
        </draw:path>
        <draw:path draw:style-name="gr7" draw:text-style-name="P4" draw:layer="layout" svg:width="0.684cm" svg:height="0.059cm" svg:x="4.839cm" svg:y="2.755cm" svg:viewBox="0 0 685 60" svg:d="M0 0v29c0 17 10 31 23 31h639c13 0 23-14 23-31v-29">
          <text:p/>
        </draw:path>
        <draw:path draw:style-name="gr7" draw:text-style-name="P4" draw:layer="layout" svg:width="0.045cm" svg:height="1.806cm" svg:x="1.011cm" svg:y="2.123cm" svg:viewBox="0 0 46 1807" svg:d="M46 0h-22c-14 0-24 14-24 31v1745c0 17 10 31 24 31h22">
          <text:p/>
        </draw:path>
        <draw:path draw:style-name="gr7" draw:text-style-name="P4" draw:layer="layout" svg:width="1.386cm" svg:height="0.074cm" svg:x="3.077cm" svg:y="3.235cm" svg:viewBox="0 0 1387 75" svg:d="M0 0v37c0 21 12 38 28 38h1331c15 0 28-17 28-38v-37">
          <text:p/>
        </draw:path>
        <draw:path draw:style-name="gr8" draw:text-style-name="P4" draw:layer="layout" svg:width="0.99cm" svg:height="0.474cm" svg:x="3.293cm" svg:y="3.236cm" svg:viewBox="0 0 991 475" svg:d="M0 68c0-37 23-68 52-68h887c28 0 52 31 52 68v339c0 37-24 68-52 68h-887c-29 0-52-31-52-68z">
          <text:p/>
        </draw:path>
        <draw:frame draw:style-name="gr10" draw:text-style-name="P7" draw:layer="layout" svg:width="1.452cm" svg:height="0.224cm" draw:transform="rotate (1.5707963267949) translate (0.63cm 3.797cm)">
          <draw:text-box>
            <text:p text:style-name="P6"><text:span text:style-name="T2">Input layer</text:span></text:p>
          </draw:text-box>
        </draw:frame>
        <draw:frame draw:style-name="gr11" draw:text-style-name="P8" draw:layer="layout" svg:width="1.777cm" svg:height="0.224cm" svg:x="2.567cm" svg:y="4.239cm">
          <draw:text-box>
            <text:p text:style-name="P6"><text:span text:style-name="T3">SbS network</text:span></text:p>
          </draw:text-box>
        </draw:frame>
        <draw:frame draw:style-name="gr12" draw:text-style-name="P8" draw:layer="layout" svg:width="1.746cm" svg:height="0.224cm" svg:x="3.187cm" svg:y="3.365cm">
          <draw:text-box>
            <text:p text:style-name="P6"><text:span text:style-name="T3">Hidden layer</text:span></text:p>
          </draw:text-box>
        </draw:frame>
        <draw:frame draw:style-name="gr13" draw:text-style-name="P9" draw:layer="layout" svg:width="0.778cm" svg:height="0.224cm" svg:x="3.603cm" svg:y="2.863cm">
          <draw:text-box>
            <text:p text:style-name="P6"><text:span text:style-name="T4">Spike</text:span></text:p>
          </draw:text-box>
        </draw:frame>
        <draw:frame draw:style-name="gr14" draw:text-style-name="P8" draw:layer="layout" svg:width="1.514cm" svg:height="0.224cm" svg:x="4.638cm" svg:y="2.906cm">
          <draw:text-box>
            <text:p text:style-name="P6"><text:span text:style-name="T3">IP neurons</text:span></text:p>
          </draw:text-box>
        </draw:frame>
        <draw:frame draw:style-name="gr13" draw:text-style-name="P9" draw:layer="layout" svg:width="0.778cm" svg:height="0.224cm" svg:x="1.671cm" svg:y="3.685cm">
          <draw:text-box>
            <text:p text:style-name="P6"><text:span text:style-name="T4">Spike</text:span></text:p>
          </draw:text-box>
        </draw:frame>
        <draw:frame draw:style-name="gr15" draw:text-style-name="P9" draw:layer="layout" svg:width="0.296cm" svg:height="0.223cm" svg:x="1.251cm" svg:y="3.762cm">
          <draw:text-box>
            <text:p text:style-name="P6"><text:span text:style-name="T4">IP</text:span></text:p>
          </draw:text-box>
        </draw:frame>
        <draw:frame draw:style-name="gr15" draw:text-style-name="P9" draw:layer="layout" svg:width="0.296cm" svg:height="0.223cm" svg:x="3.144cm" svg:y="2.934cm">
          <draw:text-box>
            <text:p text:style-name="P6"><text:span text:style-name="T4">IP</text:span></text:p>
          </draw:text-box>
        </draw:frame>
        <draw:frame draw:style-name="gr16" draw:text-style-name="P10" draw:layer="layout" svg:width="1.785cm" svg:height="0.887cm" svg:x="2.389cm" svg:y="0.786cm">
          <draw:text-box>
            <text:p><text:span text:style-name="T5">Structure</text:span><text:span text:style-name="T6"> </text:span></text:p>
          </draw:text-box>
        </draw:frame>
        <draw:frame draw:style-name="gr17" draw:text-style-name="P11" draw:layer="layout" svg:width="0.65cm" svg:height="0.652cm" svg:x="10.065cm" svg:y="1.671cm">
          <draw:image xlink:href="Pictures/10000201000007FF000007FFFCC3CBCB7B1B3C11.png" xlink:type="simple" xlink:show="embed" xlink:actuate="onLoad" loext:mime-type="image/png">
            <text:p/>
          </draw:image>
        </draw:frame>
        <draw:frame draw:style-name="gr17" draw:text-style-name="P11" draw:layer="layout" svg:width="0.65cm" svg:height="0.652cm" svg:x="10.891cm" svg:y="1.671cm">
          <draw:image xlink:href="Pictures/10000201000007FF000007FFFC5D914E9526E390.png" xlink:type="simple" xlink:show="embed" xlink:actuate="onLoad" loext:mime-type="image/png">
            <text:p/>
          </draw:image>
        </draw:frame>
        <draw:frame draw:style-name="gr17" draw:text-style-name="P11" draw:layer="layout" svg:width="0.649cm" svg:height="0.651cm" svg:x="10.059cm" svg:y="2.505cm">
          <draw:image xlink:href="Pictures/10000201000007FF000007FF69AD42B04F1CB1F9.png" xlink:type="simple" xlink:show="embed" xlink:actuate="onLoad" loext:mime-type="image/png">
            <text:p/>
          </draw:image>
        </draw:frame>
        <draw:frame draw:style-name="gr17" draw:text-style-name="P11" draw:layer="layout" svg:width="0.65cm" svg:height="0.652cm" svg:x="10.891cm" svg:y="2.505cm">
          <draw:image xlink:href="Pictures/10000201000007FF000007FFAB90AB9F9A5ECF71.png" xlink:type="simple" xlink:show="embed" xlink:actuate="onLoad" loext:mime-type="image/png">
            <text:p/>
          </draw:image>
        </draw:frame>
        <draw:frame draw:style-name="gr17" draw:text-style-name="P11" draw:layer="layout" svg:width="0.65cm" svg:height="0.652cm" svg:x="10.065cm" svg:y="3.342cm">
          <draw:image xlink:href="Pictures/10000201000007FF000007FF62ECCA3EA3D2D016.png" xlink:type="simple" xlink:show="embed" xlink:actuate="onLoad" loext:mime-type="image/png">
            <text:p/>
          </draw:image>
        </draw:frame>
        <draw:frame draw:style-name="gr17" draw:text-style-name="P11" draw:layer="layout" svg:width="0.649cm" svg:height="0.652cm" svg:x="10.893cm" svg:y="3.342cm">
          <draw:image xlink:href="Pictures/10000201000007FF000007FFB1861E86CC754A9D.png" xlink:type="simple" xlink:show="embed" xlink:actuate="onLoad" loext:mime-type="image/png">
            <text:p/>
          </draw:image>
        </draw:frame>
        <draw:line draw:style-name="gr18" draw:text-style-name="P4" draw:layer="layout" svg:x1="7.202cm" svg:y1="3.744cm" svg:x2="9.858cm" svg:y2="3.744cm">
          <text:p/>
        </draw:line>
        <draw:line draw:style-name="gr18" draw:text-style-name="P11" draw:layer="layout" svg:x1="7.202cm" svg:y1="1.661cm" svg:x2="9.858cm" svg:y2="1.661cm">
          <text:p/>
        </draw:line>
        <draw:line draw:style-name="gr18" draw:text-style-name="P4" draw:layer="layout" svg:x1="7.202cm" svg:y1="3.744cm" svg:x2="7.202cm" svg:y2="3.717cm">
          <text:p/>
        </draw:line>
        <draw:line draw:style-name="gr18" draw:text-style-name="P4" draw:layer="layout" svg:x1="7.866cm" svg:y1="3.744cm" svg:x2="7.866cm" svg:y2="3.717cm">
          <text:p/>
        </draw:line>
        <draw:line draw:style-name="gr18" draw:text-style-name="P4" draw:layer="layout" svg:x1="8.53cm" svg:y1="3.744cm" svg:x2="8.53cm" svg:y2="3.717cm">
          <text:p/>
        </draw:line>
        <draw:line draw:style-name="gr18" draw:text-style-name="P4" draw:layer="layout" svg:x1="9.194cm" svg:y1="3.744cm" svg:x2="9.194cm" svg:y2="3.717cm">
          <text:p/>
        </draw:line>
        <draw:line draw:style-name="gr18" draw:text-style-name="P12" draw:layer="layout" svg:x1="9.792cm" svg:y1="3.714cm" svg:x2="9.792cm" svg:y2="3.687cm">
          <text:p/>
        </draw:line>
        <draw:line draw:style-name="gr18" draw:text-style-name="P4" draw:layer="layout" svg:x1="7.202cm" svg:y1="1.661cm" svg:x2="7.202cm" svg:y2="1.688cm">
          <text:p/>
        </draw:line>
        <draw:line draw:style-name="gr18" draw:text-style-name="P4" draw:layer="layout" svg:x1="7.866cm" svg:y1="1.661cm" svg:x2="7.866cm" svg:y2="1.688cm">
          <text:p/>
        </draw:line>
        <draw:line draw:style-name="gr18" draw:text-style-name="P11" draw:layer="layout" svg:x1="8.53cm" svg:y1="1.661cm" svg:x2="8.53cm" svg:y2="1.688cm">
          <text:p/>
        </draw:line>
        <draw:line draw:style-name="gr18" draw:text-style-name="P11" draw:layer="layout" svg:x1="9.194cm" svg:y1="1.661cm" svg:x2="9.194cm" svg:y2="1.688cm">
          <text:p/>
        </draw:line>
        <draw:line draw:style-name="gr18" draw:text-style-name="P4" draw:layer="layout" svg:x1="9.858cm" svg:y1="1.661cm" svg:x2="9.858cm" svg:y2="1.688cm">
          <text:p/>
        </draw:line>
        <draw:frame draw:style-name="gr19" draw:text-style-name="P13" draw:layer="layout" svg:width="0.137cm" svg:height="0.272cm" svg:x="7.172cm" svg:y="3.744cm">
          <draw:text-box>
            <text:p text:style-name="P6"><text:span text:style-name="T7">0</text:span></text:p>
          </draw:text-box>
        </draw:frame>
        <draw:frame draw:style-name="gr20" draw:text-style-name="P13" draw:layer="layout" svg:width="0.337cm" svg:height="0.272cm" svg:x="7.782cm" svg:y="3.744cm">
          <draw:text-box>
            <text:p text:style-name="P6"><text:span text:style-name="T7">0.5</text:span></text:p>
          </draw:text-box>
        </draw:frame>
        <draw:frame draw:style-name="gr19" draw:text-style-name="P13" draw:layer="layout" svg:width="0.137cm" svg:height="0.272cm" svg:x="8.499cm" svg:y="3.744cm">
          <draw:text-box>
            <text:p text:style-name="P6"><text:span text:style-name="T7">1</text:span></text:p>
          </draw:text-box>
        </draw:frame>
        <draw:frame draw:style-name="gr20" draw:text-style-name="P13" draw:layer="layout" svg:width="0.337cm" svg:height="0.272cm" svg:x="9.106cm" svg:y="3.744cm">
          <draw:text-box>
            <text:p text:style-name="P6"><text:span text:style-name="T7">1.5</text:span></text:p>
          </draw:text-box>
        </draw:frame>
        <draw:frame draw:style-name="gr21" draw:text-style-name="P13" draw:layer="layout" svg:width="0.137cm" svg:height="0.272cm" svg:x="9.827cm" svg:y="3.744cm">
          <draw:text-box>
            <text:p text:style-name="P6"><text:span text:style-name="T7">2</text:span></text:p>
          </draw:text-box>
        </draw:frame>
        <draw:frame draw:style-name="gr22" draw:text-style-name="P7" draw:layer="layout" svg:width="1.795cm" svg:height="0.272cm" svg:x="8.168cm" svg:y="3.982cm">
          <draw:text-box>
            <text:p text:style-name="P6"><text:span text:style-name="T8">Noise </text:span></text:p>
          </draw:text-box>
        </draw:frame>
        <draw:line draw:style-name="gr18" draw:text-style-name="P4" draw:layer="layout" svg:x1="7.202cm" svg:y1="3.744cm" svg:x2="7.202cm" svg:y2="1.661cm">
          <text:p/>
        </draw:line>
        <draw:line draw:style-name="gr18" draw:text-style-name="P11" draw:layer="layout" svg:x1="9.858cm" svg:y1="3.744cm" svg:x2="9.858cm" svg:y2="1.661cm">
          <text:p/>
        </draw:line>
        <draw:line draw:style-name="gr18" draw:text-style-name="P4" draw:layer="layout" svg:x1="7.202cm" svg:y1="3.744cm" svg:x2="7.228cm" svg:y2="3.744cm">
          <text:p/>
        </draw:line>
        <draw:line draw:style-name="gr18" draw:text-style-name="P4" draw:layer="layout" svg:x1="7.202cm" svg:y1="3.536cm" svg:x2="7.228cm" svg:y2="3.536cm">
          <text:p/>
        </draw:line>
        <draw:line draw:style-name="gr18" draw:text-style-name="P4" draw:layer="layout" svg:x1="7.202cm" svg:y1="3.327cm" svg:x2="7.228cm" svg:y2="3.327cm">
          <text:p/>
        </draw:line>
        <draw:line draw:style-name="gr18" draw:text-style-name="P4" draw:layer="layout" svg:x1="7.202cm" svg:y1="3.119cm" svg:x2="7.228cm" svg:y2="3.119cm">
          <text:p/>
        </draw:line>
        <draw:line draw:style-name="gr18" draw:text-style-name="P4" draw:layer="layout" svg:x1="7.202cm" svg:y1="2.911cm" svg:x2="7.228cm" svg:y2="2.911cm">
          <text:p/>
        </draw:line>
        <draw:line draw:style-name="gr18" draw:text-style-name="P4" draw:layer="layout" svg:x1="7.202cm" svg:y1="2.703cm" svg:x2="7.228cm" svg:y2="2.703cm">
          <text:p/>
        </draw:line>
        <draw:line draw:style-name="gr18" draw:text-style-name="P4" draw:layer="layout" svg:x1="7.202cm" svg:y1="2.494cm" svg:x2="7.228cm" svg:y2="2.494cm">
          <text:p/>
        </draw:line>
        <draw:line draw:style-name="gr18" draw:text-style-name="P4" draw:layer="layout" svg:x1="7.202cm" svg:y1="2.286cm" svg:x2="7.228cm" svg:y2="2.286cm">
          <text:p/>
        </draw:line>
        <draw:line draw:style-name="gr18" draw:text-style-name="P4" draw:layer="layout" svg:x1="7.202cm" svg:y1="2.078cm" svg:x2="7.228cm" svg:y2="2.078cm">
          <text:p/>
        </draw:line>
        <draw:line draw:style-name="gr18" draw:text-style-name="P4" draw:layer="layout" svg:x1="7.202cm" svg:y1="1.869cm" svg:x2="7.228cm" svg:y2="1.869cm">
          <text:p/>
        </draw:line>
        <draw:line draw:style-name="gr18" draw:text-style-name="P4" draw:layer="layout" svg:x1="7.202cm" svg:y1="1.661cm" svg:x2="7.228cm" svg:y2="1.661cm">
          <text:p/>
        </draw:line>
        <draw:line draw:style-name="gr18" draw:text-style-name="P12" draw:layer="layout" svg:x1="9.792cm" svg:y1="3.714cm" svg:x2="9.766cm" svg:y2="3.714cm">
          <text:p/>
        </draw:line>
        <draw:line draw:style-name="gr18" draw:text-style-name="P12" draw:layer="layout" svg:x1="9.792cm" svg:y1="3.506cm" svg:x2="9.766cm" svg:y2="3.506cm">
          <text:p/>
        </draw:line>
        <draw:line draw:style-name="gr18" draw:text-style-name="P12" draw:layer="layout" svg:x1="9.792cm" svg:y1="3.297cm" svg:x2="9.766cm" svg:y2="3.297cm">
          <text:p/>
        </draw:line>
        <draw:line draw:style-name="gr18" draw:text-style-name="P12" draw:layer="layout" svg:x1="9.792cm" svg:y1="3.089cm" svg:x2="9.766cm" svg:y2="3.089cm">
          <text:p/>
        </draw:line>
        <draw:line draw:style-name="gr18" draw:text-style-name="P4" draw:layer="layout" svg:x1="9.858cm" svg:y1="2.911cm" svg:x2="9.832cm" svg:y2="2.911cm">
          <text:p/>
        </draw:line>
        <draw:line draw:style-name="gr18" draw:text-style-name="P4" draw:layer="layout" svg:x1="9.858cm" svg:y1="2.703cm" svg:x2="9.832cm" svg:y2="2.703cm">
          <text:p/>
        </draw:line>
        <draw:line draw:style-name="gr18" draw:text-style-name="P4" draw:layer="layout" svg:x1="9.858cm" svg:y1="2.494cm" svg:x2="9.832cm" svg:y2="2.494cm">
          <text:p/>
        </draw:line>
        <draw:line draw:style-name="gr18" draw:text-style-name="P4" draw:layer="layout" svg:x1="9.858cm" svg:y1="2.286cm" svg:x2="9.832cm" svg:y2="2.286cm">
          <text:p/>
        </draw:line>
        <draw:line draw:style-name="gr18" draw:text-style-name="P4" draw:layer="layout" svg:x1="9.858cm" svg:y1="2.078cm" svg:x2="9.832cm" svg:y2="2.078cm">
          <text:p/>
        </draw:line>
        <draw:line draw:style-name="gr18" draw:text-style-name="P4" draw:layer="layout" svg:x1="9.858cm" svg:y1="1.869cm" svg:x2="9.832cm" svg:y2="1.869cm">
          <text:p/>
        </draw:line>
        <draw:line draw:style-name="gr18" draw:text-style-name="P4" draw:layer="layout" svg:x1="9.858cm" svg:y1="1.661cm" svg:x2="9.832cm" svg:y2="1.661cm">
          <text:p/>
        </draw:line>
        <draw:frame draw:style-name="gr23" draw:text-style-name="P13" draw:layer="layout" svg:width="0.146cm" svg:height="0.242cm" svg:x="8.762cm" svg:y="3.975cm">
          <draw:text-box>
            <text:p text:style-name="P6"><text:span text:style-name="T9">h</text:span></text:p>
          </draw:text-box>
        </draw:frame>
        <draw:frame draw:style-name="gr21" draw:text-style-name="P13" draw:layer="layout" svg:width="0.137cm" svg:height="0.272cm" svg:x="6.882cm" svg:y="3.669cm">
          <draw:text-box>
            <text:p text:style-name="P6"><text:span text:style-name="T7">0</text:span></text:p>
          </draw:text-box>
        </draw:frame>
        <draw:frame draw:style-name="gr24" draw:text-style-name="P13" draw:layer="layout" svg:width="0.27cm" svg:height="0.272cm" svg:x="6.834cm" svg:y="3.462cm">
          <draw:text-box>
            <text:p text:style-name="P6"><text:span text:style-name="T7">10</text:span></text:p>
          </draw:text-box>
        </draw:frame>
        <draw:frame draw:style-name="gr24" draw:text-style-name="P13" draw:layer="layout" svg:width="0.27cm" svg:height="0.272cm" svg:x="6.834cm" svg:y="3.254cm">
          <draw:text-box>
            <text:p text:style-name="P6"><text:span text:style-name="T7">20</text:span></text:p>
          </draw:text-box>
        </draw:frame>
        <draw:frame draw:style-name="gr24" draw:text-style-name="P13" draw:layer="layout" svg:width="0.27cm" svg:height="0.272cm" svg:x="6.834cm" svg:y="3.046cm">
          <draw:text-box>
            <text:p text:style-name="P6"><text:span text:style-name="T7">30</text:span></text:p>
          </draw:text-box>
        </draw:frame>
        <draw:frame draw:style-name="gr24" draw:text-style-name="P13" draw:layer="layout" svg:width="0.27cm" svg:height="0.272cm" svg:x="6.834cm" svg:y="2.838cm">
          <draw:text-box>
            <text:p text:style-name="P6"><text:span text:style-name="T7">40</text:span></text:p>
          </draw:text-box>
        </draw:frame>
        <draw:frame draw:style-name="gr25" draw:text-style-name="P13" draw:layer="layout" svg:width="0.27cm" svg:height="0.271cm" svg:x="6.834cm" svg:y="2.629cm">
          <draw:text-box>
            <text:p text:style-name="P6"><text:span text:style-name="T7">50</text:span></text:p>
          </draw:text-box>
        </draw:frame>
        <draw:frame draw:style-name="gr24" draw:text-style-name="P13" draw:layer="layout" svg:width="0.27cm" svg:height="0.272cm" svg:x="6.834cm" svg:y="2.42cm">
          <draw:text-box>
            <text:p text:style-name="P6"><text:span text:style-name="T7">60</text:span></text:p>
          </draw:text-box>
        </draw:frame>
        <draw:frame draw:style-name="gr24" draw:text-style-name="P13" draw:layer="layout" svg:width="0.27cm" svg:height="0.272cm" svg:x="6.834cm" svg:y="2.212cm">
          <draw:text-box>
            <text:p text:style-name="P6"><text:span text:style-name="T7">70</text:span></text:p>
          </draw:text-box>
        </draw:frame>
        <draw:frame draw:style-name="gr24" draw:text-style-name="P13" draw:layer="layout" svg:width="0.27cm" svg:height="0.272cm" svg:x="6.834cm" svg:y="2.005cm">
          <draw:text-box>
            <text:p text:style-name="P6"><text:span text:style-name="T7">80</text:span></text:p>
          </draw:text-box>
        </draw:frame>
        <draw:frame draw:style-name="gr24" draw:text-style-name="P13" draw:layer="layout" svg:width="0.27cm" svg:height="0.272cm" svg:x="6.834cm" svg:y="1.796cm">
          <draw:text-box>
            <text:p text:style-name="P6"><text:span text:style-name="T7">90</text:span></text:p>
          </draw:text-box>
        </draw:frame>
        <draw:frame draw:style-name="gr26" draw:text-style-name="P13" draw:layer="layout" svg:width="0.406cm" svg:height="0.272cm" svg:x="6.779cm" svg:y="1.588cm">
          <draw:text-box>
            <text:p text:style-name="P6"><text:span text:style-name="T7">100</text:span></text:p>
          </draw:text-box>
        </draw:frame>
        <draw:polyline draw:style-name="gr27" draw:text-style-name="P11" draw:layer="layout" svg:width="2.656cm" svg:height="1.863cm" svg:x="7.202cm" svg:y="1.677cm" svg:viewBox="0 0 2657 1864" draw:points="0,0 66,5 133,18 199,86 266,303 332,461 398,635 465,823 531,1021 598,1209 664,1355 731,1469 797,1566 863,1646 930,1693 997,1738 1063,1771 1129,1793 1196,1809 1262,1829 1328,1835 1395,1843 1461,1852 1528,1856 1594,1860 1660,1861 1727,1861 1793,1862 1860,1863 1926,1864 1993,1863 2059,1864 2125,1863 2192,1864 2258,1864 2324,1864 2391,1864 2457,1864 2524,1863 2590,1864 2657,1864 2657,1864">
          <text:p/>
        </draw:polyline>
        <draw:path draw:style-name="gr28" draw:text-style-name="P14" draw:layer="layout" svg:width="0.015cm" svg:height="0.016cm" svg:x="7.194cm" svg:y="1.669cm" svg:viewBox="0 0 16 17" svg:d="M16 8c0 5-3 9-8 9-4 0-8-4-8-9 0-4 4-8 8-8 5 0 8 4 8 8z">
          <text:p/>
        </draw:path>
        <draw:path draw:style-name="gr29" draw:text-style-name="P14" draw:layer="layout" svg:width="0.015cm" svg:height="0.016cm" svg:x="7.26cm" svg:y="1.674cm" svg:viewBox="0 0 16 17" svg:d="M16 9c0 4-3 8-8 8-4 0-8-4-8-8 0-5 4-9 8-9 5 0 8 4 8 9z">
          <text:p/>
        </draw:path>
        <draw:path draw:style-name="gr30" draw:text-style-name="P4" draw:layer="layout" svg:width="0.015cm" svg:height="0.016cm" svg:x="7.26cm" svg:y="1.674cm" svg:viewBox="0 0 16 17" svg:d="M16 9c0 4-3 8-8 8-4 0-8-4-8-8 0-5 4-9 8-9 5 0 8 4 8 9z">
          <text:p/>
        </draw:path>
        <draw:path draw:style-name="gr28" draw:text-style-name="P14" draw:layer="layout" svg:width="0.016cm" svg:height="0.016cm" svg:x="7.327cm" svg:y="1.687cm" svg:viewBox="0 0 17 17" svg:d="M17 8c0 5-4 9-9 9-4 0-8-4-8-9 0-4 4-8 8-8 5 0 9 4 9 8z">
          <text:p/>
        </draw:path>
        <draw:path draw:style-name="gr28" draw:text-style-name="P14" draw:layer="layout" svg:width="0.015cm" svg:height="0.016cm" svg:x="7.393cm" svg:y="1.755cm" svg:viewBox="0 0 16 17" svg:d="M16 8c0 5-3 9-8 9-4 0-8-4-8-9 0-4 4-8 8-8 5 0 8 4 8 8z">
          <text:p/>
        </draw:path>
        <draw:path draw:style-name="gr28" draw:text-style-name="P14" draw:layer="layout" svg:width="0.015cm" svg:height="0.016cm" svg:x="7.46cm" svg:y="1.973cm" svg:viewBox="0 0 16 17" svg:d="M16 8c0 5-3 9-8 9-4 0-8-4-8-9s4-8 8-8c5 0 8 3 8 8z">
          <text:p/>
        </draw:path>
        <draw:path draw:style-name="gr28" draw:text-style-name="P14" draw:layer="layout" svg:width="0.015cm" svg:height="0.016cm" svg:x="7.526cm" svg:y="2.13cm" svg:viewBox="0 0 16 17" svg:d="M16 8c0 5-3 9-8 9s-8-4-8-9c0-4 3-8 8-8s8 4 8 8z">
          <text:p/>
        </draw:path>
        <draw:path draw:style-name="gr28" draw:text-style-name="P14" draw:layer="layout" svg:width="0.015cm" svg:height="0.016cm" svg:x="7.592cm" svg:y="2.304cm" svg:viewBox="0 0 16 17" svg:d="M16 8c0 5-3 9-8 9-4 0-8-4-8-9s4-8 8-8c5 0 8 3 8 8z">
          <text:p/>
        </draw:path>
        <draw:path draw:style-name="gr28" draw:text-style-name="P14" draw:layer="layout" svg:width="0.015cm" svg:height="0.016cm" svg:x="7.659cm" svg:y="2.492cm" svg:viewBox="0 0 16 17" svg:d="M16 8c0 5-3 9-8 9-4 0-8-4-8-9 0-4 4-8 8-8 5 0 8 4 8 8z">
          <text:p/>
        </draw:path>
        <draw:path draw:style-name="gr28" draw:text-style-name="P14" draw:layer="layout" svg:width="0.015cm" svg:height="0.016cm" svg:x="7.725cm" svg:y="2.69cm" svg:viewBox="0 0 16 17" svg:d="M16 8c0 5-3 9-8 9-4 0-8-4-8-9 0-4 4-8 8-8 5 0 8 4 8 8z">
          <text:p/>
        </draw:path>
        <draw:path draw:style-name="gr28" draw:text-style-name="P14" draw:layer="layout" svg:width="0.015cm" svg:height="0.016cm" svg:x="7.792cm" svg:y="2.878cm" svg:viewBox="0 0 16 17" svg:d="M16 8c0 5-3 9-8 9-4 0-8-4-8-9 0-4 4-8 8-8 5 0 8 4 8 8z">
          <text:p/>
        </draw:path>
        <draw:path draw:style-name="gr28" draw:text-style-name="P14" draw:layer="layout" svg:width="0.015cm" svg:height="0.016cm" svg:x="7.858cm" svg:y="3.024cm" svg:viewBox="0 0 16 17" svg:d="M16 8c0 5-3 9-8 9-4 0-8-4-8-9 0-4 4-8 8-8 5 0 8 4 8 8z">
          <text:p/>
        </draw:path>
        <draw:path draw:style-name="gr28" draw:text-style-name="P14" draw:layer="layout" svg:width="0.015cm" svg:height="0.016cm" svg:x="7.924cm" svg:y="3.138cm" svg:viewBox="0 0 16 17" svg:d="M16 8c0 5-3 9-8 9s-8-4-8-9c0-4 3-8 8-8s8 4 8 8z">
          <text:p/>
        </draw:path>
        <draw:path draw:style-name="gr28" draw:text-style-name="P14" draw:layer="layout" svg:width="0.015cm" svg:height="0.016cm" svg:x="7.991cm" svg:y="3.235cm" svg:viewBox="0 0 16 17" svg:d="M16 8c0 5-3 9-8 9-4 0-8-4-8-9s4-8 8-8c5 0 8 3 8 8z">
          <text:p/>
        </draw:path>
        <draw:path draw:style-name="gr28" draw:text-style-name="P14" draw:layer="layout" svg:width="0.015cm" svg:height="0.016cm" svg:x="8.057cm" svg:y="3.315cm" svg:viewBox="0 0 16 17" svg:d="M16 8c0 5-3 9-8 9-4 0-8-4-8-9s4-8 8-8c5 0 8 3 8 8z">
          <text:p/>
        </draw:path>
        <draw:path draw:style-name="gr28" draw:text-style-name="P14" draw:layer="layout" svg:width="0.015cm" svg:height="0.016cm" svg:x="8.124cm" svg:y="3.362cm" svg:viewBox="0 0 16 17" svg:d="M16 8c0 5-3 9-8 9-4 0-8-4-8-9s4-8 8-8c5 0 8 3 8 8z">
          <text:p/>
        </draw:path>
        <draw:path draw:style-name="gr28" draw:text-style-name="P14" draw:layer="layout" svg:width="0.016cm" svg:height="0.016cm" svg:x="8.19cm" svg:y="3.407cm" svg:viewBox="0 0 17 17" svg:d="M17 8c0 5-4 9-8 9-5 0-9-4-9-9 0-4 4-8 9-8 4 0 8 4 8 8z">
          <text:p/>
        </draw:path>
        <draw:path draw:style-name="gr28" draw:text-style-name="P14" draw:layer="layout" svg:width="0.015cm" svg:height="0.016cm" svg:x="8.256cm" svg:y="3.44cm" svg:viewBox="0 0 16 17" svg:d="M16 8c0 5-3 9-8 9-4 0-8-4-8-9 0-4 4-8 8-8 5 0 8 4 8 8z">
          <text:p/>
        </draw:path>
        <draw:path draw:style-name="gr28" draw:text-style-name="P14" draw:layer="layout" svg:width="0.015cm" svg:height="0.016cm" svg:x="8.323cm" svg:y="3.462cm" svg:viewBox="0 0 16 17" svg:d="M16 8c0 5-3 9-8 9-4 0-8-4-8-9 0-4 4-8 8-8 5 0 8 4 8 8z">
          <text:p/>
        </draw:path>
        <draw:path draw:style-name="gr28" draw:text-style-name="P14" draw:layer="layout" svg:width="0.015cm" svg:height="0.016cm" svg:x="8.389cm" svg:y="3.478cm" svg:viewBox="0 0 16 17" svg:d="M16 8c0 5-3 9-8 9s-8-4-8-9c0-4 3-8 8-8s8 4 8 8z">
          <text:p/>
        </draw:path>
        <draw:path draw:style-name="gr28" draw:text-style-name="P14" draw:layer="layout" svg:width="0.015cm" svg:height="0.016cm" svg:x="8.456cm" svg:y="3.498cm" svg:viewBox="0 0 16 17" svg:d="M16 8c0 5-3 9-8 9-4 0-8-4-8-9 0-4 4-8 8-8 5 0 8 4 8 8z">
          <text:p/>
        </draw:path>
        <draw:path draw:style-name="gr28" draw:text-style-name="P14" draw:layer="layout" svg:width="0.015cm" svg:height="0.016cm" svg:x="8.522cm" svg:y="3.504cm" svg:viewBox="0 0 16 17" svg:d="M16 8c0 5-3 9-8 9-4 0-8-4-8-9 0-4 4-8 8-8 5 0 8 4 8 8z">
          <text:p/>
        </draw:path>
        <draw:path draw:style-name="gr28" draw:text-style-name="P14" draw:layer="layout" svg:width="0.015cm" svg:height="0.016cm" svg:x="8.589cm" svg:y="3.512cm" svg:viewBox="0 0 16 17" svg:d="M16 8c0 5-3 9-8 9s-8-4-8-9c0-4 3-8 8-8s8 4 8 8z">
          <text:p/>
        </draw:path>
        <draw:path draw:style-name="gr28" draw:text-style-name="P14" draw:layer="layout" svg:width="0.015cm" svg:height="0.016cm" svg:x="8.655cm" svg:y="3.521cm" svg:viewBox="0 0 16 17" svg:d="M16 8c0 5-3 9-8 9-4 0-8-4-8-9s4-8 8-8c5 0 8 3 8 8z">
          <text:p/>
        </draw:path>
        <draw:path draw:style-name="gr28" draw:text-style-name="P14" draw:layer="layout" svg:width="0.015cm" svg:height="0.016cm" svg:x="8.721cm" svg:y="3.525cm" svg:viewBox="0 0 16 17" svg:d="M16 8c0 5-3 9-8 9-4 0-8-4-8-9 0-4 4-8 8-8 5 0 8 4 8 8z">
          <text:p/>
        </draw:path>
        <draw:path draw:style-name="gr28" draw:text-style-name="P14" draw:layer="layout" svg:width="0.015cm" svg:height="0.016cm" svg:x="8.788cm" svg:y="3.529cm" svg:viewBox="0 0 16 17" svg:d="M16 8c0 5-3 9-8 9-4 0-8-4-8-9 0-4 4-8 8-8 5 0 8 4 8 8z">
          <text:p/>
        </draw:path>
        <draw:path draw:style-name="gr28" draw:text-style-name="P14" draw:layer="layout" svg:width="0.016cm" svg:height="0.016cm" svg:x="8.854cm" svg:y="3.53cm" svg:viewBox="0 0 17 17" svg:d="M17 8c0 5-4 9-9 9-4 0-8-4-8-9 0-4 4-8 8-8 5 0 9 4 9 8z">
          <text:p/>
        </draw:path>
        <draw:path draw:style-name="gr28" draw:text-style-name="P14" draw:layer="layout" svg:width="0.015cm" svg:height="0.016cm" svg:x="8.921cm" svg:y="3.53cm" svg:viewBox="0 0 16 17" svg:d="M16 8c0 5-3 9-8 9-4 0-8-4-8-9 0-4 4-8 8-8 5 0 8 4 8 8z">
          <text:p/>
        </draw:path>
        <draw:path draw:style-name="gr28" draw:text-style-name="P14" draw:layer="layout" svg:width="0.015cm" svg:height="0.016cm" svg:x="8.987cm" svg:y="3.531cm" svg:viewBox="0 0 16 17" svg:d="M16 8c0 5-3 9-8 9-4 0-8-4-8-9 0-4 4-8 8-8 5 0 8 4 8 8z">
          <text:p/>
        </draw:path>
        <draw:path draw:style-name="gr28" draw:text-style-name="P14" draw:layer="layout" svg:width="0.015cm" svg:height="0.016cm" svg:x="9.053cm" svg:y="3.532cm" svg:viewBox="0 0 16 17" svg:d="M16 8c0 5-3 9-8 9s-8-4-8-9c0-4 3-8 8-8s8 4 8 8z">
          <text:p/>
        </draw:path>
        <draw:path draw:style-name="gr28" draw:text-style-name="P14" draw:layer="layout" svg:width="0.015cm" svg:height="0.016cm" svg:x="9.12cm" svg:y="3.533cm" svg:viewBox="0 0 16 17" svg:d="M16 8c0 5-3 9-8 9-4 0-8-4-8-9 0-4 4-8 8-8 5 0 8 4 8 8z">
          <text:p/>
        </draw:path>
        <draw:path draw:style-name="gr28" draw:text-style-name="P15" draw:layer="layout" svg:width="0.015cm" svg:height="0.016cm" svg:x="9.186cm" svg:y="3.532cm" svg:viewBox="0 0 16 17" svg:d="M16 8c0 5-3 9-8 9-4 0-8-4-8-9 0-4 4-8 8-8 5 0 8 4 8 8z">
          <text:p/>
        </draw:path>
        <draw:path draw:style-name="gr28" draw:text-style-name="P15" draw:layer="layout" svg:width="0.015cm" svg:height="0.016cm" svg:x="9.253cm" svg:y="3.533cm" svg:viewBox="0 0 16 17" svg:d="M16 8c0 5-3 9-8 9s-8-4-8-9c0-4 3-8 8-8s8 4 8 8z">
          <text:p/>
        </draw:path>
        <draw:path draw:style-name="gr28" draw:text-style-name="P15" draw:layer="layout" svg:width="0.015cm" svg:height="0.016cm" svg:x="9.319cm" svg:y="3.532cm" svg:viewBox="0 0 16 17" svg:d="M16 8c0 5-3 9-8 9-4 0-8-4-8-9 0-4 4-8 8-8 5 0 8 4 8 8z">
          <text:p/>
        </draw:path>
        <draw:path draw:style-name="gr28" draw:text-style-name="P15" draw:layer="layout" svg:width="0.015cm" svg:height="0.016cm" svg:x="9.385cm" svg:y="3.533cm" svg:viewBox="0 0 16 17" svg:d="M16 8c0 5-3 9-8 9-4 0-8-4-8-9 0-4 4-8 8-8 5 0 8 4 8 8z">
          <text:p/>
        </draw:path>
        <draw:path draw:style-name="gr28" draw:text-style-name="P15" draw:layer="layout" svg:width="0.015cm" svg:height="0.016cm" svg:x="9.452cm" svg:y="3.533cm" svg:viewBox="0 0 16 17" svg:d="M16 8c0 5-3 9-8 9-4 0-8-4-8-9 0-4 4-8 8-8 5 0 8 4 8 8z">
          <text:p/>
        </draw:path>
        <draw:path draw:style-name="gr28" draw:text-style-name="P15" draw:layer="layout" svg:width="0.015cm" svg:height="0.016cm" svg:x="9.518cm" svg:y="3.533cm" svg:viewBox="0 0 16 17" svg:d="M16 8c0 5-3 9-8 9-4 0-8-4-8-9 0-4 4-8 8-8 5 0 8 4 8 8z">
          <text:p/>
        </draw:path>
        <draw:path draw:style-name="gr28" draw:text-style-name="P14" draw:layer="layout" svg:width="0.015cm" svg:height="0.016cm" svg:x="9.585cm" svg:y="3.533cm" svg:viewBox="0 0 16 17" svg:d="M16 8c0 5-3 9-8 9-4 0-8-4-8-9 0-4 4-8 8-8 5 0 8 4 8 8z">
          <text:p/>
        </draw:path>
        <draw:path draw:style-name="gr28" draw:text-style-name="P14" draw:layer="layout" svg:width="0.015cm" svg:height="0.016cm" svg:x="9.651cm" svg:y="3.533cm" svg:viewBox="0 0 16 17" svg:d="M16 8c0 5-3 9-8 9-4 0-8-4-8-9 0-4 4-8 8-8 5 0 8 4 8 8z">
          <text:p/>
        </draw:path>
        <draw:path draw:style-name="gr28" draw:text-style-name="P14" draw:layer="layout" svg:width="0.015cm" svg:height="0.016cm" svg:x="9.718cm" svg:y="3.532cm" svg:viewBox="0 0 16 17" svg:d="M16 8c0 5-3 9-8 9s-8-4-8-9c0-4 3-8 8-8s8 4 8 8z">
          <text:p/>
        </draw:path>
        <draw:path draw:style-name="gr28" draw:text-style-name="P14" draw:layer="layout" svg:width="0.015cm" svg:height="0.016cm" svg:x="9.784cm" svg:y="3.533cm" svg:viewBox="0 0 16 17" svg:d="M16 8c0 5-3 9-8 9-4 0-8-4-8-9 0-4 4-8 8-8 5 0 8 4 8 8z">
          <text:p/>
        </draw:path>
        <draw:path draw:style-name="gr28" draw:text-style-name="P16" draw:layer="layout" svg:width="0.015cm" svg:height="0.016cm" svg:x="9.784cm" svg:y="3.503cm" svg:viewBox="0 0 16 17" svg:d="M16 8c0 5-3 9-8 9-4 0-8-4-8-9 0-4 4-8 8-8 5 0 8 4 8 8z">
          <text:p/>
        </draw:path>
        <draw:polyline draw:style-name="gr31" draw:text-style-name="P11" draw:layer="layout" svg:width="2.656cm" svg:height="1.762cm" svg:x="7.202cm" svg:y="1.677cm" svg:viewBox="0 0 2657 1763" draw:points="0,0 66,1 133,2 199,2 266,1 332,4 398,4 465,3 531,7 598,4 664,10 731,13 797,29 863,72 930,162 997,256 1063,344 1129,453 1196,552 1262,675 1328,802 1395,933 1461,1056 1528,1182 1594,1263 1660,1350 1727,1427 1793,1476 1860,1527 1926,1570 1993,1596 2059,1629 2125,1663 2192,1675 2258,1692 2324,1713 2391,1726 2457,1740 2524,1748 2590,1756 2657,1763 2657,1763">
          <text:p/>
        </draw:polyline>
        <draw:path draw:style-name="gr32" draw:text-style-name="P17" draw:layer="layout" svg:width="0.015cm" svg:height="0.016cm" svg:x="7.194cm" svg:y="1.669cm" svg:viewBox="0 0 16 17" svg:d="M16 8c0 5-3 9-8 9-4 0-8-4-8-9 0-4 4-8 8-8 5 0 8 4 8 8z">
          <text:p/>
        </draw:path>
        <draw:path draw:style-name="gr32" draw:text-style-name="P17" draw:layer="layout" svg:width="0.015cm" svg:height="0.016cm" svg:x="7.26cm" svg:y="1.67cm" svg:viewBox="0 0 16 17" svg:d="M16 8c0 5-3 9-8 9-4 0-8-4-8-9 0-4 4-8 8-8 5 0 8 4 8 8z">
          <text:p/>
        </draw:path>
        <draw:path draw:style-name="gr32" draw:text-style-name="P17" draw:layer="layout" svg:width="0.016cm" svg:height="0.016cm" svg:x="7.327cm" svg:y="1.67cm" svg:viewBox="0 0 17 17" svg:d="M17 8c0 5-4 9-9 9-4 0-8-4-8-9 0-4 4-8 8-8 5 0 9 4 9 8z">
          <text:p/>
        </draw:path>
        <draw:path draw:style-name="gr32" draw:text-style-name="P17" draw:layer="layout" svg:width="0.015cm" svg:height="0.016cm" svg:x="7.393cm" svg:y="1.671cm" svg:viewBox="0 0 16 17" svg:d="M16 8c0 5-3 9-8 9-4 0-8-4-8-9 0-4 4-8 8-8 5 0 8 4 8 8z">
          <text:p/>
        </draw:path>
        <draw:path draw:style-name="gr32" draw:text-style-name="P17" draw:layer="layout" svg:width="0.015cm" svg:height="0.016cm" svg:x="7.46cm" svg:y="1.67cm" svg:viewBox="0 0 16 17" svg:d="M16 8c0 5-3 9-8 9-4 0-8-4-8-9 0-4 4-8 8-8 5 0 8 4 8 8z">
          <text:p/>
        </draw:path>
        <draw:path draw:style-name="gr32" draw:text-style-name="P17" draw:layer="layout" svg:width="0.015cm" svg:height="0.016cm" svg:x="7.526cm" svg:y="1.673cm" svg:viewBox="0 0 16 17" svg:d="M16 8c0 5-3 9-8 9s-8-4-8-9c0-4 3-8 8-8s8 4 8 8z">
          <text:p/>
        </draw:path>
        <draw:path draw:style-name="gr32" draw:text-style-name="P17" draw:layer="layout" svg:width="0.015cm" svg:height="0.016cm" svg:x="7.592cm" svg:y="1.672cm" svg:viewBox="0 0 16 17" svg:d="M16 8c0 5-3 9-8 9-4 0-8-4-8-9 0-4 4-8 8-8 5 0 8 4 8 8z">
          <text:p/>
        </draw:path>
        <draw:path draw:style-name="gr32" draw:text-style-name="P17" draw:layer="layout" svg:width="0.015cm" svg:height="0.016cm" svg:x="7.659cm" svg:y="1.672cm" svg:viewBox="0 0 16 17" svg:d="M16 8c0 5-3 9-8 9-4 0-8-4-8-9 0-4 4-8 8-8 5 0 8 4 8 8z">
          <text:p/>
        </draw:path>
        <draw:path draw:style-name="gr32" draw:text-style-name="P17" draw:layer="layout" svg:width="0.015cm" svg:height="0.016cm" svg:x="7.725cm" svg:y="1.676cm" svg:viewBox="0 0 16 17" svg:d="M16 8c0 5-3 9-8 9-4 0-8-4-8-9 0-4 4-8 8-8 5 0 8 4 8 8z">
          <text:p/>
        </draw:path>
        <draw:path draw:style-name="gr32" draw:text-style-name="P17" draw:layer="layout" svg:width="0.015cm" svg:height="0.016cm" svg:x="7.792cm" svg:y="1.673cm" svg:viewBox="0 0 16 17" svg:d="M16 8c0 5-3 9-8 9-4 0-8-4-8-9 0-4 4-8 8-8 5 0 8 4 8 8z">
          <text:p/>
        </draw:path>
        <draw:path draw:style-name="gr32" draw:text-style-name="P17" draw:layer="layout" svg:width="0.015cm" svg:height="0.016cm" svg:x="7.858cm" svg:y="1.678cm" svg:viewBox="0 0 16 17" svg:d="M16 8c0 5-3 9-8 9-4 0-8-4-8-9 0-4 4-8 8-8 5 0 8 4 8 8z">
          <text:p/>
        </draw:path>
        <draw:path draw:style-name="gr32" draw:text-style-name="P18" draw:layer="layout" svg:width="0.015cm" svg:height="0.016cm" svg:x="7.924cm" svg:y="1.682cm" svg:viewBox="0 0 16 17" svg:d="M16 8c0 5-3 9-8 9s-8-4-8-9c0-4 3-8 8-8s8 4 8 8z">
          <text:p/>
        </draw:path>
        <draw:path draw:style-name="gr32" draw:text-style-name="P18" draw:layer="layout" svg:width="0.015cm" svg:height="0.016cm" svg:x="7.991cm" svg:y="1.697cm" svg:viewBox="0 0 16 17" svg:d="M16 8c0 5-3 9-8 9-4 0-8-4-8-9 0-4 4-8 8-8 5 0 8 4 8 8z">
          <text:p/>
        </draw:path>
        <draw:path draw:style-name="gr32" draw:text-style-name="P18" draw:layer="layout" svg:width="0.015cm" svg:height="0.016cm" svg:x="8.057cm" svg:y="1.741cm" svg:viewBox="0 0 16 17" svg:d="M16 8c0 5-3 9-8 9-4 0-8-4-8-9 0-4 4-8 8-8 5 0 8 4 8 8z">
          <text:p/>
        </draw:path>
        <draw:path draw:style-name="gr32" draw:text-style-name="P18" draw:layer="layout" svg:width="0.015cm" svg:height="0.016cm" svg:x="8.124cm" svg:y="1.831cm" svg:viewBox="0 0 16 17" svg:d="M16 8c0 5-3 9-8 9-4 0-8-4-8-9 0-4 4-8 8-8 5 0 8 4 8 8z">
          <text:p/>
        </draw:path>
        <draw:path draw:style-name="gr32" draw:text-style-name="P18" draw:layer="layout" svg:width="0.016cm" svg:height="0.016cm" svg:x="8.19cm" svg:y="1.925cm" svg:viewBox="0 0 17 17" svg:d="M17 8c0 5-4 9-8 9-5 0-9-4-9-9 0-4 4-8 9-8 4 0 8 4 8 8z">
          <text:p/>
        </draw:path>
        <draw:path draw:style-name="gr32" draw:text-style-name="P18" draw:layer="layout" svg:width="0.015cm" svg:height="0.016cm" svg:x="8.256cm" svg:y="2.012cm" svg:viewBox="0 0 16 17" svg:d="M16 8c0 5-3 9-8 9-4 0-8-4-8-9 0-4 4-8 8-8 5 0 8 4 8 8z">
          <text:p/>
        </draw:path>
        <draw:path draw:style-name="gr32" draw:text-style-name="P17" draw:layer="layout" svg:width="0.015cm" svg:height="0.016cm" svg:x="8.323cm" svg:y="2.122cm" svg:viewBox="0 0 16 17" svg:d="M16 8c0 5-3 9-8 9-4 0-8-4-8-9 0-4 4-8 8-8 5 0 8 4 8 8z">
          <text:p/>
        </draw:path>
        <draw:path draw:style-name="gr32" draw:text-style-name="P17" draw:layer="layout" svg:width="0.015cm" svg:height="0.016cm" svg:x="8.389cm" svg:y="2.22cm" svg:viewBox="0 0 16 17" svg:d="M16 8c0 5-3 9-8 9s-8-4-8-9c0-4 3-8 8-8s8 4 8 8z">
          <text:p/>
        </draw:path>
        <draw:path draw:style-name="gr32" draw:text-style-name="P17" draw:layer="layout" svg:width="0.015cm" svg:height="0.016cm" svg:x="8.456cm" svg:y="2.343cm" svg:viewBox="0 0 16 17" svg:d="M16 8c0 5-3 9-8 9-4 0-8-4-8-9 0-4 4-8 8-8 5 0 8 4 8 8z">
          <text:p/>
        </draw:path>
        <draw:path draw:style-name="gr32" draw:text-style-name="P17" draw:layer="layout" svg:width="0.015cm" svg:height="0.016cm" svg:x="8.522cm" svg:y="2.471cm" svg:viewBox="0 0 16 17" svg:d="M16 8c0 5-3 9-8 9-4 0-8-4-8-9 0-4 4-8 8-8 5 0 8 4 8 8z">
          <text:p/>
        </draw:path>
        <draw:path draw:style-name="gr32" draw:text-style-name="P17" draw:layer="layout" svg:width="0.015cm" svg:height="0.016cm" svg:x="8.589cm" svg:y="2.601cm" svg:viewBox="0 0 16 17" svg:d="M16 8c0 5-3 9-8 9s-8-4-8-9c0-4 3-8 8-8s8 4 8 8z">
          <text:p/>
        </draw:path>
        <draw:path draw:style-name="gr32" draw:text-style-name="P17" draw:layer="layout" svg:width="0.015cm" svg:height="0.016cm" svg:x="8.655cm" svg:y="2.724cm" svg:viewBox="0 0 16 17" svg:d="M16 8c0 5-3 9-8 9-4 0-8-4-8-9s4-8 8-8c5 0 8 3 8 8z">
          <text:p/>
        </draw:path>
        <draw:path draw:style-name="gr32" draw:text-style-name="P17" draw:layer="layout" svg:width="0.015cm" svg:height="0.016cm" svg:x="8.721cm" svg:y="2.85cm" svg:viewBox="0 0 16 17" svg:d="M16 8c0 5-3 9-8 9-4 0-8-4-8-9 0-4 4-8 8-8 5 0 8 4 8 8z">
          <text:p/>
        </draw:path>
        <draw:path draw:style-name="gr32" draw:text-style-name="P17" draw:layer="layout" svg:width="0.015cm" svg:height="0.016cm" svg:x="8.788cm" svg:y="2.931cm" svg:viewBox="0 0 16 17" svg:d="M16 8c0 5-3 9-8 9-4 0-8-4-8-9 0-4 4-8 8-8 5 0 8 4 8 8z">
          <text:p/>
        </draw:path>
        <draw:path draw:style-name="gr32" draw:text-style-name="P17" draw:layer="layout" svg:width="0.016cm" svg:height="0.016cm" svg:x="8.854cm" svg:y="3.018cm" svg:viewBox="0 0 17 17" svg:d="M17 8c0 5-4 9-9 9-4 0-8-4-8-9 0-4 4-8 8-8 5 0 9 4 9 8z">
          <text:p/>
        </draw:path>
        <draw:path draw:style-name="gr32" draw:text-style-name="P17" draw:layer="layout" svg:width="0.015cm" svg:height="0.016cm" svg:x="8.921cm" svg:y="3.095cm" svg:viewBox="0 0 16 17" svg:d="M16 8c0 5-3 9-8 9-4 0-8-4-8-9s4-8 8-8c5 0 8 3 8 8z">
          <text:p/>
        </draw:path>
        <draw:path draw:style-name="gr32" draw:text-style-name="P17" draw:layer="layout" svg:width="0.015cm" svg:height="0.016cm" svg:x="8.987cm" svg:y="3.145cm" svg:viewBox="0 0 16 17" svg:d="M16 8c0 5-3 9-8 9-4 0-8-4-8-9 0-4 4-8 8-8 5 0 8 4 8 8z">
          <text:p/>
        </draw:path>
        <draw:path draw:style-name="gr32" draw:text-style-name="P17" draw:layer="layout" svg:width="0.015cm" svg:height="0.016cm" svg:x="9.053cm" svg:y="3.196cm" svg:viewBox="0 0 16 17" svg:d="M16 8c0 5-3 9-8 9s-8-4-8-9 3-8 8-8 8 3 8 8z">
          <text:p/>
        </draw:path>
        <draw:path draw:style-name="gr32" draw:text-style-name="P17" draw:layer="layout" svg:width="0.015cm" svg:height="0.016cm" svg:x="9.12cm" svg:y="3.239cm" svg:viewBox="0 0 16 17" svg:d="M16 8c0 5-3 9-8 9-4 0-8-4-8-9 0-4 4-8 8-8 5 0 8 4 8 8z">
          <text:p/>
        </draw:path>
        <draw:path draw:style-name="gr32" draw:text-style-name="P18" draw:layer="layout" svg:width="0.015cm" svg:height="0.016cm" svg:x="9.186cm" svg:y="3.264cm" svg:viewBox="0 0 16 17" svg:d="M16 8c0 5-3 9-8 9-4 0-8-4-8-9s4-8 8-8c5 0 8 3 8 8z">
          <text:p/>
        </draw:path>
        <draw:path draw:style-name="gr32" draw:text-style-name="P18" draw:layer="layout" svg:width="0.015cm" svg:height="0.016cm" svg:x="9.253cm" svg:y="3.297cm" svg:viewBox="0 0 16 17" svg:d="M16 8c0 5-3 9-8 9s-8-4-8-9c0-4 3-8 8-8s8 4 8 8z">
          <text:p/>
        </draw:path>
        <draw:path draw:style-name="gr32" draw:text-style-name="P18" draw:layer="layout" svg:width="0.015cm" svg:height="0.016cm" svg:x="9.319cm" svg:y="3.331cm" svg:viewBox="0 0 16 17" svg:d="M16 8c0 5-3 9-8 9-4 0-8-4-8-9 0-4 4-8 8-8 5 0 8 4 8 8z">
          <text:p/>
        </draw:path>
        <draw:path draw:style-name="gr32" draw:text-style-name="P18" draw:layer="layout" svg:width="0.015cm" svg:height="0.016cm" svg:x="9.385cm" svg:y="3.343cm" svg:viewBox="0 0 16 17" svg:d="M16 8c0 5-3 9-8 9-4 0-8-4-8-9 0-4 4-8 8-8 5 0 8 4 8 8z">
          <text:p/>
        </draw:path>
        <draw:path draw:style-name="gr32" draw:text-style-name="P18" draw:layer="layout" svg:width="0.015cm" svg:height="0.016cm" svg:x="9.452cm" svg:y="3.361cm" svg:viewBox="0 0 16 17" svg:d="M16 8c0 5-3 9-8 9-4 0-8-4-8-9 0-4 4-8 8-8 5 0 8 4 8 8z">
          <text:p/>
        </draw:path>
        <draw:path draw:style-name="gr32" draw:text-style-name="P18" draw:layer="layout" svg:width="0.015cm" svg:height="0.016cm" svg:x="9.518cm" svg:y="3.381cm" svg:viewBox="0 0 16 17" svg:d="M16 8c0 5-3 9-8 9-4 0-8-4-8-9 0-4 4-8 8-8 5 0 8 4 8 8z">
          <text:p/>
        </draw:path>
        <draw:path draw:style-name="gr32" draw:text-style-name="P17" draw:layer="layout" svg:width="0.015cm" svg:height="0.016cm" svg:x="9.585cm" svg:y="3.395cm" svg:viewBox="0 0 16 17" svg:d="M16 8c0 5-3 9-8 9-4 0-8-4-8-9 0-4 4-8 8-8 5 0 8 4 8 8z">
          <text:p/>
        </draw:path>
        <draw:path draw:style-name="gr32" draw:text-style-name="P17" draw:layer="layout" svg:width="0.015cm" svg:height="0.016cm" svg:x="9.651cm" svg:y="3.408cm" svg:viewBox="0 0 16 17" svg:d="M16 8c0 5-3 9-8 9-4 0-8-4-8-9 0-4 4-8 8-8 5 0 8 4 8 8z">
          <text:p/>
        </draw:path>
        <draw:path draw:style-name="gr32" draw:text-style-name="P17" draw:layer="layout" svg:width="0.015cm" svg:height="0.016cm" svg:x="9.718cm" svg:y="3.417cm" svg:viewBox="0 0 16 17" svg:d="M16 8c0 5-3 9-8 9s-8-4-8-9c0-4 3-8 8-8s8 4 8 8z">
          <text:p/>
        </draw:path>
        <draw:path draw:style-name="gr32" draw:text-style-name="P17" draw:layer="layout" svg:width="0.015cm" svg:height="0.016cm" svg:x="9.784cm" svg:y="3.424cm" svg:viewBox="0 0 16 17" svg:d="M16 8c0 5-3 9-8 9-4 0-8-4-8-9s4-8 8-8c5 0 8 3 8 8z">
          <text:p/>
        </draw:path>
        <draw:path draw:style-name="gr32" draw:text-style-name="P19" draw:layer="layout" svg:width="0.015cm" svg:height="0.016cm" svg:x="9.784cm" svg:y="3.402cm" svg:viewBox="0 0 16 17" svg:d="M16 8c0 5-3 9-8 9-4 0-8-4-8-9 0-4 4-8 8-8 5 0 8 4 8 8z">
          <text:p/>
        </draw:path>
        <draw:path draw:style-name="gr33" draw:text-style-name="P4" draw:layer="layout" svg:width="0.048cm" svg:height="0.048cm" svg:x="7.51cm" svg:y="1.658cm" svg:viewBox="0 0 49 49" svg:d="M25 0v49M0 25h49M7 7l35 35M7 42l35-35">
          <text:p/>
        </draw:path>
        <draw:path draw:style-name="gr33" draw:text-style-name="P4" draw:layer="layout" svg:width="0.048cm" svg:height="0.048cm" svg:x="7.842cm" svg:y="1.657cm" svg:viewBox="0 0 49 49" svg:d="M25 0v49M0 25h49M7 7l35 35M7 42l35-35">
          <text:p/>
        </draw:path>
        <draw:path draw:style-name="gr33" draw:text-style-name="P11" draw:layer="layout" svg:width="0.048cm" svg:height="0.048cm" svg:x="8.174cm" svg:y="1.755cm" svg:viewBox="0 0 49 49" svg:d="M25 0v49M0 25h49M7 7l35 35M7 42l35-35">
          <text:p/>
        </draw:path>
        <draw:path draw:style-name="gr33" draw:text-style-name="P4" draw:layer="layout" svg:width="0.048cm" svg:height="0.048cm" svg:x="8.506cm" svg:y="2.235cm" svg:viewBox="0 0 49 49" svg:d="M24 0v49M0 25h49M7 7l35 35M7 42l35-35">
          <text:p/>
        </draw:path>
        <draw:path draw:style-name="gr33" draw:text-style-name="P4" draw:layer="layout" svg:width="0.048cm" svg:height="0.048cm" svg:x="8.838cm" svg:y="2.795cm" svg:viewBox="0 0 49 49" svg:d="M24 0v49M0 24h49M7 7l35 35M7 42l35-35">
          <text:p/>
        </draw:path>
        <draw:path draw:style-name="gr33" draw:text-style-name="P11" draw:layer="layout" svg:width="0.048cm" svg:height="0.048cm" svg:x="9.17cm" svg:y="3.124cm" svg:viewBox="0 0 49 49" svg:d="M24 0v49M0 25h49M7 7l34 35M7 42l34-35">
          <text:p/>
        </draw:path>
        <draw:path draw:style-name="gr33" draw:text-style-name="P11" draw:layer="layout" svg:width="0.048cm" svg:height="0.048cm" svg:x="9.502cm" svg:y="3.286cm" svg:viewBox="0 0 49 49" svg:d="M25 0v49M0 24h49M7 7l35 35M7 42l35-35">
          <text:p/>
        </draw:path>
        <draw:path draw:style-name="gr33" draw:text-style-name="P12" draw:layer="layout" svg:width="0.048cm" svg:height="0.048cm" svg:x="9.768cm" svg:y="3.318cm" svg:viewBox="0 0 49 49" svg:d="M25 0v49M0 25h49M7 7l35 35M7 42l35-35">
          <text:p/>
        </draw:path>
        <draw:frame draw:style-name="gr34" draw:text-style-name="P20" draw:layer="layout" svg:width="0.4cm" svg:height="0.242cm" svg:x="10.146cm" svg:y="1.469cm">
          <draw:text-box>
            <text:p text:style-name="P6"><text:span text:style-name="T10">h = </text:span></text:p>
          </draw:text-box>
        </draw:frame>
        <draw:frame draw:style-name="gr21" draw:text-style-name="P20" draw:layer="layout" svg:width="0.137cm" svg:height="0.272cm" svg:x="10.457cm" svg:y="1.476cm">
          <draw:text-box>
            <text:p text:style-name="P6"><text:span text:style-name="T11">0</text:span></text:p>
          </draw:text-box>
        </draw:frame>
        <draw:frame draw:style-name="gr34" draw:text-style-name="P20" draw:layer="layout" svg:width="0.4cm" svg:height="0.242cm" svg:x="10.093cm" svg:y="2.304cm">
          <draw:text-box>
            <text:p text:style-name="P6"><text:span text:style-name="T10">h = </text:span></text:p>
          </draw:text-box>
        </draw:frame>
        <draw:frame draw:style-name="gr35" draw:text-style-name="P20" draw:layer="layout" svg:width="0.337cm" svg:height="0.272cm" svg:x="10.404cm" svg:y="2.311cm">
          <draw:text-box>
            <text:p text:style-name="P6"><text:span text:style-name="T11">0.5</text:span></text:p>
          </draw:text-box>
        </draw:frame>
        <draw:frame draw:style-name="gr34" draw:text-style-name="P20" draw:layer="layout" svg:width="0.4cm" svg:height="0.242cm" svg:x="10.093cm" svg:y="3.145cm">
          <draw:text-box>
            <text:p text:style-name="P6"><text:span text:style-name="T10">h = </text:span></text:p>
          </draw:text-box>
        </draw:frame>
        <draw:frame draw:style-name="gr36" draw:text-style-name="P20" draw:layer="layout" svg:width="0.337cm" svg:height="0.271cm" svg:x="10.404cm" svg:y="3.153cm">
          <draw:text-box>
            <text:p text:style-name="P6"><text:span text:style-name="T11">1.0</text:span></text:p>
          </draw:text-box>
        </draw:frame>
        <draw:frame draw:style-name="gr34" draw:text-style-name="P20" draw:layer="layout" svg:width="0.4cm" svg:height="0.242cm" svg:x="10.875cm" svg:y="1.469cm">
          <draw:text-box>
            <text:p text:style-name="P6"><text:span text:style-name="T10">h = </text:span></text:p>
          </draw:text-box>
        </draw:frame>
        <draw:frame draw:style-name="gr37" draw:text-style-name="P20" draw:layer="layout" svg:width="0.472cm" svg:height="0.272cm" svg:x="11.186cm" svg:y="1.484cm">
          <draw:text-box>
            <text:p text:style-name="P6"><text:span text:style-name="T11">0.25</text:span></text:p>
          </draw:text-box>
        </draw:frame>
        <draw:frame draw:style-name="gr34" draw:text-style-name="P20" draw:layer="layout" svg:width="0.4cm" svg:height="0.242cm" svg:x="10.884cm" svg:y="2.304cm">
          <draw:text-box>
            <text:p text:style-name="P6"><text:span text:style-name="T10">h = </text:span></text:p>
          </draw:text-box>
        </draw:frame>
        <draw:frame draw:style-name="gr37" draw:text-style-name="P20" draw:layer="layout" svg:width="0.472cm" svg:height="0.272cm" svg:x="11.194cm" svg:y="2.319cm">
          <draw:text-box>
            <text:p text:style-name="P6"><text:span text:style-name="T11">0.75</text:span></text:p>
          </draw:text-box>
        </draw:frame>
        <draw:frame draw:style-name="gr34" draw:text-style-name="P20" draw:layer="layout" svg:width="0.4cm" svg:height="0.242cm" svg:x="10.884cm" svg:y="3.145cm">
          <draw:text-box>
            <text:p text:style-name="P6"><text:span text:style-name="T10">h = </text:span></text:p>
          </draw:text-box>
        </draw:frame>
        <draw:frame draw:style-name="gr38" draw:text-style-name="P20" draw:layer="layout" svg:width="0.472cm" svg:height="0.271cm" svg:x="11.194cm" svg:y="3.161cm">
          <draw:text-box>
            <text:p text:style-name="P6"><text:span text:style-name="T11">1.25</text:span></text:p>
          </draw:text-box>
        </draw:frame>
        <draw:frame draw:style-name="gr39" draw:text-style-name="P21" draw:layer="layout" svg:width="0.973cm" svg:height="1.098cm" svg:x="8.448cm" svg:y="2.385cm">
          <draw:text-box>
            <text:p><text:span text:style-name="T12">SbS</text:span></text:p>
          </draw:text-box>
        </draw:frame>
        <draw:frame draw:style-name="gr39" draw:text-style-name="P22" draw:layer="layout" svg:width="1.096cm" svg:height="1.098cm" svg:x="7.533cm" svg:y="2.385cm">
          <draw:text-box>
            <text:p><text:span text:style-name="T13">CNN</text:span></text:p>
          </draw:text-box>
        </draw:frame>
        <draw:frame draw:style-name="gr40" draw:text-style-name="P23" draw:layer="layout" svg:width="2.957cm" svg:height="0.569cm" svg:x="7.391cm" svg:y="0.787cm">
          <draw:text-box>
            <text:p><text:span text:style-name="T5">Noise robustness </text:span></text:p>
          </draw:text-box>
        </draw:frame>
        <draw:frame draw:style-name="gr41" draw:text-style-name="P24" draw:layer="layout" svg:width="5.968cm" svg:height="1.015cm" svg:x="5.953cm" svg:y="5.853cm">
          <draw:image xlink:href="Pictures/10000201000007580000041DDC015388C4F08DD7.png" xlink:type="simple" xlink:show="embed" xlink:actuate="onLoad" loext:mime-type="image/png">
            <text:p/>
          </draw:image>
        </draw:frame>
        <draw:frame draw:style-name="gr42" draw:text-style-name="P23" draw:layer="layout" svg:width="2.5cm" svg:height="0.569cm" svg:x="7.55cm" svg:y="5.156cm">
          <draw:text-box>
            <text:p><text:span text:style-name="T5">Neuron update</text:span></text:p>
          </draw:text-box>
        </draw:frame>
        <draw:frame draw:style-name="gr43" draw:text-style-name="P24" draw:layer="layout" svg:width="2.406cm" svg:height="0.508cm" svg:x="8.435cm" svg:y="7.173cm">
          <draw:image xlink:href="Pictures/10000201000007580000041D8E2415279543409C.png" xlink:type="simple" xlink:show="embed" xlink:actuate="onLoad" loext:mime-type="image/png">
            <text:p/>
          </draw:image>
        </draw:frame>
        <draw:frame draw:style-name="gr44" draw:text-style-name="P25" draw:layer="layout" svg:width="2.523cm" svg:height="1.205cm" svg:x="6.016cm" svg:y="7.099cm">
          <draw:text-box>
            <text:p><text:span text:style-name="T6">Non-negativity</text:span></text:p>
          </draw:text-box>
        </draw:frame>
        <draw:frame draw:style-name="gr45" draw:text-style-name="P24" draw:layer="layout" svg:width="2.524cm" svg:height="0.508cm" svg:x="8.368cm" svg:y="7.782cm">
          <draw:image xlink:href="Pictures/10000201000007580000041D8E2415279543409C.png" xlink:type="simple" xlink:show="embed" xlink:actuate="onLoad" loext:mime-type="image/png">
            <text:p/>
          </draw:image>
        </draw:frame>
        <draw:frame draw:style-name="gr46" draw:text-style-name="P25" draw:layer="layout" svg:width="1.969cm" svg:height="0.887cm" svg:x="6.016cm" svg:y="7.7cm">
          <draw:text-box>
            <text:p><text:span text:style-name="T6">Normalized</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Helvetica" svg:font-family="Helvetica"/>
    <style:font-face style:name="Symbol" svg:font-family="Symbol"/>
    <style:font-face style:name="Arial" svg:font-family="Arial" style:font-pitch="variable"/>
    <style:font-face style:name="Helvetica1" svg:font-family="Helvetica" style:font-pitch="variable"/>
    <style:font-face style:name="Liberation Sans" svg:font-family="'Liberation Sans'" style:font-pitch="variable"/>
    <style:font-face style:name="Lohit Devanagari1" svg:font-family="'Lohit Devanagari'" style:font-pitch="variable"/>
    <style:font-face style:name="Symbol1" svg:font-family="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2.192cm" fo:page-height="8.38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6T18:38:21.013027540</meta:creation-date>
    <dc:date>2024-05-17T21:29:07.155199481</dc:date>
    <meta:editing-duration>PT3H23M18S</meta:editing-duration>
    <meta:editing-cycles>38</meta:editing-cycles>
    <meta:generator>LibreOffice/6.4.7.2$Linux_X86_64 LibreOffice_project/40$Build-2</meta:generator>
    <meta:document-statistic meta:object-count="699"/>
  </office:meta>
</office:document-meta>
</file>